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216.9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33.14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33pt"/>
    </style:style>
    <style:style style:name="co18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40.99pt"/>
    </style:style>
    <style:style style:name="co22" style:family="table-column">
      <style:table-column-properties fo:break-before="auto" style:column-width="47.99pt"/>
    </style:style>
    <style:style style:name="co23" style:family="table-column">
      <style:table-column-properties fo:break-before="auto" style:column-width="83pt"/>
    </style:style>
    <style:style style:name="co24" style:family="table-column">
      <style:table-column-properties fo:break-before="auto" style:column-width="74.01pt"/>
    </style:style>
    <style:style style:name="co25" style:family="table-column">
      <style:table-column-properties fo:break-before="auto" style:column-width="56.01pt"/>
    </style:style>
    <style:style style:name="co26" style:family="table-column">
      <style:table-column-properties fo:break-before="auto" style:column-width="69.99pt"/>
    </style:style>
    <style:style style:name="co27" style:family="table-column">
      <style:table-column-properties fo:break-before="auto" style:column-width="65pt"/>
    </style:style>
    <style:style style:name="co28" style:family="table-column">
      <style:table-column-properties fo:break-before="auto" style:column-width="51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0.01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63.5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6.51pt"/>
    </style:style>
    <style:style style:name="co35" style:family="table-column">
      <style:table-column-properties fo:break-before="auto" style:column-width="41.9pt"/>
    </style:style>
    <style:style style:name="co36" style:family="table-column">
      <style:table-column-properties fo:break-before="auto" style:column-width="85.15pt"/>
    </style:style>
    <style:style style:name="co37" style:family="table-column">
      <style:table-column-properties fo:break-before="auto" style:column-width="14.09pt"/>
    </style:style>
    <style:style style:name="co38" style:family="table-column">
      <style:table-column-properties fo:break-before="auto" style:column-width="95.95pt"/>
    </style:style>
    <style:style style:name="co39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1"/>
    </style:style>
    <style:style style:name="ce2" style:family="table-cell" style:parent-style-name="Default">
      <style:text-properties style:font-name="Liberation Sans Narrow1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normal" style:font-size-asian="10pt" style:font-size-complex="10pt"/>
    </style:style>
    <style:style style:name="ce10" style:family="table-cell" style:parent-style-name="Default">
      <style:text-properties style:font-name="Liberation Sans Narrow1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Liberation Sans Narrow1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nc2010_dtb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table:number-columns-repeated="2"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logK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p-a</text:p>
          </table:table-cell>
          <table:table-cell office:value-type="string" calcext:value-type="string">
            <text:p>b*1E3(*T)</text:p>
          </table:table-cell>
          <table:table-cell office:value-type="string" calcext:value-type="string">
            <text:p>c*1E-5(*T**-2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float" office:value="49.35" calcext:value-type="float">
            <text:p>49.35</text:p>
          </table:table-cell>
          <table:table-cell office:value-type="float" office:value="326.5" calcext:value-type="float">
            <text:p>326.5</text:p>
          </table:table-cell>
          <table:table-cell office:value-type="float" office:value="-6279460" calcext:value-type="float">
            <text:p>-6279460</text:p>
          </table:table-cell>
          <table:table-cell office:value-type="float" office:value="-6640000" calcext:value-type="float">
            <text:p>-6640000</text:p>
          </table:table-cell>
          <table:table-cell office:value-type="float" office:value="260.1" calcext:value-type="float">
            <text:p>260.1</text:p>
          </table:table-cell>
          <table:table-cell office:value-type="float" office:value="125.28" calcext:value-type="float">
            <text:p>125.28</text:p>
          </table:table-cell>
          <table:table-cell office:value-type="float" office:value="435.21" calcext:value-type="float">
            <text:p>435.21</text:p>
          </table:table-cell>
          <table:table-cell office:value-type="float" office:value="71.18" calcext:value-type="float">
            <text:p>71.18</text:p>
          </table:table-cell>
          <table:table-cell office:value-type="float" office:value="-114.3" calcext:value-type="float">
            <text:p>-114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Ca3Al2(SiO4)(OH)8</text:p>
          </table:table-cell>
          <table:table-cell office:value-type="float" office:value="71.16" calcext:value-type="float">
            <text:p>71.16</text:p>
          </table:table-cell>
          <table:table-cell office:value-type="float" office:value="415.07" calcext:value-type="float">
            <text:p>415.07</text:p>
          </table:table-cell>
          <table:table-cell office:value-type="float" office:value="-5433820" calcext:value-type="float">
            <text:p>-5433820</text:p>
          </table:table-cell>
          <table:table-cell office:value-type="float" office:value="-5907820" calcext:value-type="float">
            <text:p>-5907820</text:p>
          </table:table-cell>
          <table:table-cell office:value-type="float" office:value="364" calcext:value-type="float">
            <text:p>364</text:p>
          </table:table-cell>
          <table:table-cell office:value-type="float" office:value="141.51" calcext:value-type="float">
            <text:p>141.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Straetlingite</text:p>
          </table:table-cell>
          <table:table-cell office:value-type="string" calcext:value-type="string">
            <text:p>Ca2Al2SiO2(OH)10(H2O)5/2</text:p>
          </table:table-cell>
          <table:table-cell office:value-type="float" office:value="49.66" calcext:value-type="float">
            <text:p>49.66</text:p>
          </table:table-cell>
          <table:table-cell office:value-type="float" office:value="521.48" calcext:value-type="float">
            <text:p>521.48</text:p>
          </table:table-cell>
          <table:table-cell office:value-type="float" office:value="-5596580" calcext:value-type="float">
            <text:p>-5596580</text:p>
          </table:table-cell>
          <table:table-cell office:value-type="float" office:value="-6216780" calcext:value-type="float">
            <text:p>-6216780</text:p>
          </table:table-cell>
          <table:table-cell office:value-type="float" office:value="545.88" calcext:value-type="float">
            <text:p>545.88</text:p>
          </table:table-cell>
          <table:table-cell office:value-type="float" office:value="215.63" calcext:value-type="float">
            <text:p>215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56.97" calcext:value-type="float">
            <text:p>56.97</text:p>
          </table:table-cell>
          <table:table-cell office:value-type="float" office:value="2174.36" calcext:value-type="float">
            <text:p>2174.36</text:p>
          </table:table-cell>
          <table:table-cell office:value-type="float" office:value="-15210230" calcext:value-type="float">
            <text:p>-15210230</text:p>
          </table:table-cell>
          <table:table-cell office:value-type="float" office:value="-17544530" calcext:value-type="float">
            <text:p>-17544530</text:p>
          </table:table-cell>
          <table:table-cell office:value-type="float" office:value="1883.59" calcext:value-type="float">
            <text:p>1883.59</text:p>
          </table:table-cell>
          <table:table-cell office:value-type="float" office:value="710.32" calcext:value-type="float">
            <text:p>710.32</text:p>
          </table:table-cell>
          <table:table-cell office:value-type="float" office:value="1939.12" calcext:value-type="float">
            <text:p>1939.12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</text:p>
          </table:table-cell>
          <table:table-cell office:value-type="float" office:value="73.07" calcext:value-type="float">
            <text:p>73.07</text:p>
          </table:table-cell>
          <table:table-cell office:value-type="float" office:value="942.42" calcext:value-type="float">
            <text:p>942.42</text:p>
          </table:table-cell>
          <table:table-cell office:value-type="float" office:value="-7781900" calcext:value-type="float">
            <text:p>-7781900</text:p>
          </table:table-cell>
          <table:table-cell office:value-type="float" office:value="-8763680" calcext:value-type="float">
            <text:p>-8763680</text:p>
          </table:table-cell>
          <table:table-cell office:value-type="float" office:value="786.94" calcext:value-type="float">
            <text:p>786.94</text:p>
          </table:table-cell>
          <table:table-cell office:value-type="float" office:value="311.26" calcext:value-type="float">
            <text:p>311.26</text:p>
          </table:table-cell>
          <table:table-cell office:value-type="float" office:value="594.18" calcext:value-type="float">
            <text:p>594.18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grossular</text:p>
          </table:table-cell>
          <table:table-cell office:value-type="string" calcext:value-type="string">
            <text:p>Ca3Al2(OH)12</text:p>
          </table:table-cell>
          <table:table-cell office:value-type="float" office:value="80.32" calcext:value-type="float">
            <text:p>80.32</text:p>
          </table:table-cell>
          <table:table-cell office:value-type="float" office:value="459.35" calcext:value-type="float">
            <text:p>459.35</text:p>
          </table:table-cell>
          <table:table-cell office:value-type="float" office:value="-5020870" calcext:value-type="float">
            <text:p>-5020870</text:p>
          </table:table-cell>
          <table:table-cell office:value-type="float" office:value="-5551500" calcext:value-type="float">
            <text:p>-5551500</text:p>
          </table:table-cell>
          <table:table-cell office:value-type="float" office:value="416.61" calcext:value-type="float">
            <text:p>416.61</text:p>
          </table:table-cell>
          <table:table-cell office:value-type="float" office:value="149.52" calcext:value-type="float">
            <text:p>149.52</text:p>
          </table:table-cell>
          <table:table-cell office:value-type="float" office:value="292.09" calcext:value-type="float">
            <text:p>292.09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</text:p>
          </table:table-cell>
          <table:table-cell office:value-type="float" office:value="103.65" calcext:value-type="float">
            <text:p>103.65</text:p>
          </table:table-cell>
          <table:table-cell office:value-type="float" office:value="798.9" calcext:value-type="float">
            <text:p>798.9</text:p>
          </table:table-cell>
          <table:table-cell office:value-type="float" office:value="-7337630" calcext:value-type="float">
            <text:p>-7337630</text:p>
          </table:table-cell>
          <table:table-cell office:value-type="float" office:value="-8318000" calcext:value-type="float">
            <text:p>-8318000</text:p>
          </table:table-cell>
          <table:table-cell office:value-type="float" office:value="685.13" calcext:value-type="float">
            <text:p>685.13</text:p>
          </table:table-cell>
          <table:table-cell office:value-type="float" office:value="269.2" calcext:value-type="float">
            <text:p>26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(CaO)3(Al2O3)(CaCO3)(H2O)10(H2O)68/100</text:p>
          </table:table-cell>
          <table:table-cell office:value-type="float" office:value="80.55" calcext:value-type="float">
            <text:p>80.55</text:p>
          </table:table-cell>
          <table:table-cell office:value-type="float" office:value="730.82" calcext:value-type="float">
            <text:p>730.82</text:p>
          </table:table-cell>
          <table:table-cell office:value-type="float" office:value="-7269020" calcext:value-type="float">
            <text:p>-7269020</text:p>
          </table:table-cell>
          <table:table-cell office:value-type="float" office:value="-8175750" calcext:value-type="float">
            <text:p>-8175750</text:p>
          </table:table-cell>
          <table:table-cell office:value-type="float" office:value="601.89" calcext:value-type="float">
            <text:p>601.89</text:p>
          </table:table-cell>
          <table:table-cell office:value-type="float" office:value="261.96" calcext:value-type="float">
            <text:p>261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(CaO)6(Al2O3)2(CaCO3)Ca(OH)2(H2O)21</text:p>
          </table:table-cell>
          <table:table-cell office:value-type="float" office:value="183.66" calcext:value-type="float">
            <text:p>183.66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-14685620" calcext:value-type="float">
            <text:p>-14685620</text:p>
          </table:table-cell>
          <table:table-cell office:value-type="float" office:value="-16600310" calcext:value-type="float">
            <text:p>-16600310</text:p>
          </table:table-cell>
          <table:table-cell office:value-type="float" office:value="1269.09" calcext:value-type="float">
            <text:p>1269.09</text:p>
          </table:table-cell>
          <table:table-cell office:value-type="float" office:value="569.02" calcext:value-type="float">
            <text:p>569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FriedelSalt</text:p>
          </table:table-cell>
          <table:table-cell office:value-type="string" calcext:value-type="string">
            <text:p>(Ca2AlCl)2(OH)12(H2O)2</text:p>
          </table:table-cell>
          <table:table-cell office:value-type="float" office:value="74.93" calcext:value-type="float">
            <text:p>74.93</text:p>
          </table:table-cell>
          <table:table-cell office:value-type="float" office:value="692.86" calcext:value-type="float">
            <text:p>692.86</text:p>
          </table:table-cell>
          <table:table-cell office:value-type="float" office:value="-6815440" calcext:value-type="float">
            <text:p>-6815440</text:p>
          </table:table-cell>
          <table:table-cell office:value-type="float" office:value="-7670040" calcext:value-type="float">
            <text:p>-7670040</text:p>
          </table:table-cell>
          <table:table-cell office:value-type="float" office:value="527.7" calcext:value-type="float">
            <text:p>527.7</text:p>
          </table:table-cell>
          <table:table-cell office:value-type="float" office:value="276.24" calcext:value-type="float">
            <text:p>276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talcite</text:p>
          </table:table-cell>
          <table:table-cell office:value-type="string" calcext:value-type="string">
            <text:p>Mg4Al2(OH)14(H2O)3</text:p>
          </table:table-cell>
          <table:table-cell office:value-type="float" office:value="73.74" calcext:value-type="float">
            <text:p>73.74</text:p>
          </table:table-cell>
          <table:table-cell office:value-type="float" office:value="556.15" calcext:value-type="float">
            <text:p>556.15</text:p>
          </table:table-cell>
          <table:table-cell office:value-type="float" office:value="-6407210" calcext:value-type="float">
            <text:p>-6407210</text:p>
          </table:table-cell>
          <table:table-cell office:value-type="float" office:value="-7219640" calcext:value-type="float">
            <text:p>-7219640</text:p>
          </table:table-cell>
          <table:table-cell office:value-type="float" office:value="512.96" calcext:value-type="float">
            <text:p>512.96</text:p>
          </table:table-cell>
          <table:table-cell office:value-type="float" office:value="227.36" calcext:value-type="float">
            <text:p>227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talcite–CO3</text:p>
          </table:table-cell>
          <table:table-cell office:value-type="string" calcext:value-type="string">
            <text:p>Mg4Al2(OH)12(CO3)(H2O)2</text:p>
          </table:table-cell>
          <table:table-cell office:value-type="float" office:value="61.19" calcext:value-type="float">
            <text:p>61.19</text:p>
          </table:table-cell>
          <table:table-cell office:value-type="float" office:value="604.15" calcext:value-type="float">
            <text:p>604.15</text:p>
          </table:table-cell>
          <table:table-cell office:value-type="float" office:value="-6295370" calcext:value-type="float">
            <text:p>-6295370</text:p>
          </table:table-cell>
          <table:table-cell office:value-type="float" office:value="-7078830" calcext:value-type="float">
            <text:p>-7078830</text:p>
          </table:table-cell>
          <table:table-cell office:value-type="float" office:value="552.07" calcext:value-type="float">
            <text:p>552.07</text:p>
          </table:table-cell>
          <table:table-cell office:value-type="float" office:value="231.46" calcext:value-type="float">
            <text:p>231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17.1" calcext:value-type="float">
            <text:p>17.1</text:p>
          </table:table-cell>
          <table:table-cell office:value-type="float" office:value="77.27" calcext:value-type="float">
            <text:p>77.27</text:p>
          </table:table-cell>
          <table:table-cell office:value-type="float" office:value="-832050" calcext:value-type="float">
            <text:p>-832050</text:p>
          </table:table-cell>
          <table:table-cell office:value-type="float" office:value="-924500" calcext:value-type="float">
            <text:p>-924500</text:p>
          </table:table-cell>
          <table:table-cell office:value-type="float" office:value="58.42" calcext:value-type="float">
            <text:p>58.42</text:p>
          </table:table-cell>
          <table:table-cell office:value-type="float" office:value="24.63" calcext:value-type="float">
            <text:p>24.63</text:p>
          </table:table-cell>
          <table:table-cell office:value-type="float" office:value="102.2" calcext:value-type="float">
            <text:p>102.2</text:p>
          </table:table-cell>
          <table:table-cell office:value-type="float" office:value="15.11" calcext:value-type="float">
            <text:p>15.11</text:p>
          </table:table-cell>
          <table:table-cell office:value-type="float" office:value="-26.17" calcext:value-type="float">
            <text:p>-26.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</text:p>
          </table:table-cell>
          <table:table-cell office:value-type="float" office:value="95.12" calcext:value-type="float">
            <text:p>95.12</text:p>
          </table:table-cell>
          <table:table-cell office:value-type="float" office:value="787.08" calcext:value-type="float">
            <text:p>787.08</text:p>
          </table:table-cell>
          <table:table-cell office:value-type="float" office:value="-6443630" calcext:value-type="float">
            <text:p>-6443630</text:p>
          </table:table-cell>
          <table:table-cell office:value-type="float" office:value="-7417400" calcext:value-type="float">
            <text:p>-7417400</text:p>
          </table:table-cell>
          <table:table-cell office:value-type="float" office:value="705.35" calcext:value-type="float">
            <text:p>705.35</text:p>
          </table:table-cell>
          <table:table-cell office:value-type="float" office:value="274.4" calcext:value-type="float">
            <text:p>27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Ca3Fe2(OH)12</text:p>
          </table:table-cell>
          <table:table-cell office:value-type="float" office:value="72.37" calcext:value-type="float">
            <text:p>72.37</text:p>
          </table:table-cell>
          <table:table-cell office:value-type="float" office:value="484.15" calcext:value-type="float">
            <text:p>484.15</text:p>
          </table:table-cell>
          <table:table-cell office:value-type="float" office:value="-4123569" calcext:value-type="float">
            <text:p>-4123569</text:p>
          </table:table-cell>
          <table:table-cell office:value-type="float" office:value="-4647590" calcext:value-type="float">
            <text:p>-4647590</text:p>
          </table:table-cell>
          <table:table-cell office:value-type="float" office:value="436.84" calcext:value-type="float">
            <text:p>436.84</text:p>
          </table:table-cell>
          <table:table-cell office:value-type="float" office:value="154.5" calcext:value-type="float">
            <text:p>1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</text:p>
          </table:table-cell>
          <table:table-cell office:value-type="float" office:value="54.55" calcext:value-type="float">
            <text:p>54.55</text:p>
          </table:table-cell>
          <table:table-cell office:value-type="float" office:value="2214.54" calcext:value-type="float">
            <text:p>2214.54</text:p>
          </table:table-cell>
          <table:table-cell office:value-type="float" office:value="-14281380" calcext:value-type="float">
            <text:p>-14281380</text:p>
          </table:table-cell>
          <table:table-cell office:value-type="float" office:value="-16601220" calcext:value-type="float">
            <text:p>-16601220</text:p>
          </table:table-cell>
          <table:table-cell office:value-type="float" office:value="1930.11" calcext:value-type="float">
            <text:p>1930.11</text:p>
          </table:table-cell>
          <table:table-cell office:value-type="float" office:value="711.8" calcext:value-type="float">
            <text:p>71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(H2O)6</text:p>
          </table:table-cell>
          <table:table-cell office:value-type="float" office:value="66.05" calcext:value-type="float">
            <text:p>66.05</text:p>
          </table:table-cell>
          <table:table-cell office:value-type="float" office:value="982.61" calcext:value-type="float">
            <text:p>982.61</text:p>
          </table:table-cell>
          <table:table-cell office:value-type="float" office:value="-6879310" calcext:value-type="float">
            <text:p>-6879310</text:p>
          </table:table-cell>
          <table:table-cell office:value-type="float" office:value="-7846680" calcext:value-type="float">
            <text:p>-7846680</text:p>
          </table:table-cell>
          <table:table-cell office:value-type="float" office:value="833.3" calcext:value-type="float">
            <text:p>833.3</text:p>
          </table:table-cell>
          <table:table-cell office:value-type="float" office:value="316.06" calcext:value-type="float">
            <text:p>31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(CaSO4)(CaCO3)(H2O)15</text:p>
          </table:table-cell>
          <table:table-cell office:value-type="float" office:value="10.3" calcext:value-type="float">
            <text:p>10.3</text:p>
          </table:table-cell>
          <table:table-cell office:value-type="float" office:value="930" calcext:value-type="float">
            <text:p>930</text:p>
          </table:table-cell>
          <table:table-cell office:value-type="float" office:value="-7559670" calcext:value-type="float">
            <text:p>-7559670</text:p>
          </table:table-cell>
          <table:table-cell office:value-type="float" office:value="-8682040" calcext:value-type="float">
            <text:p>-8682040</text:p>
          </table:table-cell>
          <table:table-cell office:value-type="float" office:value="941.5" calcext:value-type="float">
            <text:p>941.5</text:p>
          </table:table-cell>
          <table:table-cell office:value-type="float" office:value="329.4" calcext:value-type="float">
            <text:p>329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oK(298)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ΔG°Pr,Tr</text:p>
          </table:table-cell>
          <table:table-cell office:value-type="string" calcext:value-type="string">
            <text:p>ΔfH°Pr,Tr</text:p>
          </table:table-cell>
          <table:table-cell office:value-type="string" calcext:value-type="string">
            <text:p>S°Pr,T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* 103</text:p>
          </table:table-cell>
          <table:table-cell office:value-type="string" calcext:value-type="string">
            <text:p>c * 10-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J mol-1 K-1</text:p>
          </table:table-cell>
          <table:table-cell table:number-columns-repeated="2" office:value-type="string" calcext:value-type="string">
            <text:p>kJ mol-1</text:p>
          </table:table-cell>
          <table:table-cell office:value-type="string" calcext:value-type="string">
            <text:p>J mol-1</text:p>
          </table:table-cell>
          <table:table-cell office:value-type="string" calcext:value-type="string">
            <text:p>cm3 mol-1</text:p>
          </table:table-cell>
          <table:table-cell office:value-type="string" calcext:value-type="string">
            <text:p>J mol-1</text:p>
          </table:table-cell>
          <table:table-cell office:value-type="string" calcext:value-type="string">
            <text:p>J mol-1 K-2</text:p>
          </table:table-cell>
          <table:table-cell office:value-type="string" calcext:value-type="string">
            <text:p>J mol-1 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float" office:value="49.35" calcext:value-type="float">
            <text:p>49.35</text:p>
          </table:table-cell>
          <table:table-cell office:value-type="float" office:value="326.5" calcext:value-type="float">
            <text:p>326.5</text:p>
          </table:table-cell>
          <table:table-cell office:value-type="float" office:value="-6279.46" calcext:value-type="float">
            <text:p>-6279.46</text:p>
          </table:table-cell>
          <table:table-cell office:value-type="float" office:value="-6640" calcext:value-type="float">
            <text:p>-6640</text:p>
          </table:table-cell>
          <table:table-cell office:value-type="float" office:value="260.1" calcext:value-type="float">
            <text:p>260.1</text:p>
          </table:table-cell>
          <table:table-cell office:value-type="float" office:value="125.28" calcext:value-type="float">
            <text:p>125.28</text:p>
          </table:table-cell>
          <table:table-cell office:value-type="float" office:value="435.21" calcext:value-type="float">
            <text:p>435.21</text:p>
          </table:table-cell>
          <table:table-cell office:value-type="float" office:value="71.18" calcext:value-type="float">
            <text:p>71.18</text:p>
          </table:table-cell>
          <table:table-cell office:value-type="float" office:value="-114.3" calcext:value-type="float">
            <text:p>-114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toite</text:p>
          </table:table-cell>
          <table:table-cell office:value-type="string" calcext:value-type="string">
            <text:p>Ca3Al2(SiO4)(OH)8</text:p>
          </table:table-cell>
          <table:table-cell office:value-type="float" office:value="71.16" calcext:value-type="float">
            <text:p>71.16</text:p>
          </table:table-cell>
          <table:table-cell office:value-type="float" office:value="415.07" calcext:value-type="float">
            <text:p>415.07</text:p>
          </table:table-cell>
          <table:table-cell office:value-type="float" office:value="-5433.82" calcext:value-type="float">
            <text:p>-5433.82</text:p>
          </table:table-cell>
          <table:table-cell office:value-type="float" office:value="-5907.82" calcext:value-type="float">
            <text:p>-5907.82</text:p>
          </table:table-cell>
          <table:table-cell office:value-type="float" office:value="364" calcext:value-type="float">
            <text:p>364</text:p>
          </table:table-cell>
          <table:table-cell office:value-type="float" office:value="141.51" calcext:value-type="float">
            <text:p>141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aetlingite</text:p>
          </table:table-cell>
          <table:table-cell office:value-type="string" calcext:value-type="string">
            <text:p>Ca2Al2SiO2(OH)10(H2O)(5/2)</text:p>
          </table:table-cell>
          <table:table-cell office:value-type="float" office:value="49.66" calcext:value-type="float">
            <text:p>49.66</text:p>
          </table:table-cell>
          <table:table-cell office:value-type="float" office:value="521.48" calcext:value-type="float">
            <text:p>521.48</text:p>
          </table:table-cell>
          <table:table-cell office:value-type="float" office:value="-5596.58" calcext:value-type="float">
            <text:p>-5596.58</text:p>
          </table:table-cell>
          <table:table-cell office:value-type="float" office:value="-6216.78" calcext:value-type="float">
            <text:p>-6216.78</text:p>
          </table:table-cell>
          <table:table-cell office:value-type="float" office:value="545.88" calcext:value-type="float">
            <text:p>545.88</text:p>
          </table:table-cell>
          <table:table-cell office:value-type="float" office:value="215.63" calcext:value-type="float">
            <text:p>215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56.97" calcext:value-type="float">
            <text:p>56.97</text:p>
          </table:table-cell>
          <table:table-cell office:value-type="float" office:value="2174.36" calcext:value-type="float">
            <text:p>2174.36</text:p>
          </table:table-cell>
          <table:table-cell office:value-type="float" office:value="-15210.23" calcext:value-type="float">
            <text:p>-15210.23</text:p>
          </table:table-cell>
          <table:table-cell office:value-type="float" office:value="-17544.53" calcext:value-type="float">
            <text:p>-17544.53</text:p>
          </table:table-cell>
          <table:table-cell office:value-type="float" office:value="1883.59" calcext:value-type="float">
            <text:p>1883.59</text:p>
          </table:table-cell>
          <table:table-cell office:value-type="float" office:value="710.32" calcext:value-type="float">
            <text:p>710.32</text:p>
          </table:table-cell>
          <table:table-cell office:value-type="float" office:value="1939.12" calcext:value-type="float">
            <text:p>1939.1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</text:p>
          </table:table-cell>
          <table:table-cell office:value-type="float" office:value="73.07" calcext:value-type="float">
            <text:p>73.07</text:p>
          </table:table-cell>
          <table:table-cell office:value-type="float" office:value="942.42" calcext:value-type="float">
            <text:p>942.42</text:p>
          </table:table-cell>
          <table:table-cell office:value-type="float" office:value="-7781.9" calcext:value-type="float">
            <text:p>-7781.9</text:p>
          </table:table-cell>
          <table:table-cell office:value-type="float" office:value="-8763.68" calcext:value-type="float">
            <text:p>-8763.68</text:p>
          </table:table-cell>
          <table:table-cell office:value-type="float" office:value="786.94" calcext:value-type="float">
            <text:p>786.94</text:p>
          </table:table-cell>
          <table:table-cell office:value-type="float" office:value="311.26" calcext:value-type="float">
            <text:p>311.26</text:p>
          </table:table-cell>
          <table:table-cell office:value-type="float" office:value="594.18" calcext:value-type="float">
            <text:p>594.18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ydrogrossular</text:p>
          </table:table-cell>
          <table:table-cell office:value-type="string" calcext:value-type="string">
            <text:p>Ca3Al2(OH)12</text:p>
          </table:table-cell>
          <table:table-cell office:value-type="float" office:value="80.32" calcext:value-type="float">
            <text:p>80.32</text:p>
          </table:table-cell>
          <table:table-cell office:value-type="float" office:value="459.35" calcext:value-type="float">
            <text:p>459.35</text:p>
          </table:table-cell>
          <table:table-cell office:value-type="float" office:value="-5020.87" calcext:value-type="float">
            <text:p>-5020.87</text:p>
          </table:table-cell>
          <table:table-cell office:value-type="float" office:value="-5551.5" calcext:value-type="float">
            <text:p>-5551.5</text:p>
          </table:table-cell>
          <table:table-cell office:value-type="float" office:value="416.61" calcext:value-type="float">
            <text:p>416.61</text:p>
          </table:table-cell>
          <table:table-cell office:value-type="float" office:value="149.52" calcext:value-type="float">
            <text:p>149.52</text:p>
          </table:table-cell>
          <table:table-cell office:value-type="float" office:value="292.09" calcext:value-type="float">
            <text:p>292.09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4AH13</text:p>
          </table:table-cell>
          <table:table-cell office:value-type="string" calcext:value-type="string">
            <text:p>Ca4Al2(OH)14(H2O)6</text:p>
          </table:table-cell>
          <table:table-cell office:value-type="float" office:value="103.65" calcext:value-type="float">
            <text:p>103.65</text:p>
          </table:table-cell>
          <table:table-cell office:value-type="float" office:value="798.9" calcext:value-type="float">
            <text:p>798.9</text:p>
          </table:table-cell>
          <table:table-cell office:value-type="float" office:value="-7337.63" calcext:value-type="float">
            <text:p>-7337.63</text:p>
          </table:table-cell>
          <table:table-cell office:value-type="float" office:value="-8318" calcext:value-type="float">
            <text:p>-8318</text:p>
          </table:table-cell>
          <table:table-cell office:value-type="float" office:value="685.13" calcext:value-type="float">
            <text:p>685.13</text:p>
          </table:table-cell>
          <table:table-cell office:value-type="float" office:value="269.2" calcext:value-type="float">
            <text:p>26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nocarboaluminate</text:p>
          </table:table-cell>
          <table:table-cell office:value-type="string" calcext:value-type="string">
            <text:p>3CaO·Al2O3·CaCO3·10.68H2O </text:p>
          </table:table-cell>
          <table:table-cell office:value-type="float" office:value="80.55" calcext:value-type="float">
            <text:p>80.55</text:p>
          </table:table-cell>
          <table:table-cell office:value-type="float" office:value="730.82" calcext:value-type="float">
            <text:p>730.82</text:p>
          </table:table-cell>
          <table:table-cell office:value-type="float" office:value="-7269.02" calcext:value-type="float">
            <text:p>-7269.02</text:p>
          </table:table-cell>
          <table:table-cell office:value-type="float" office:value="-8175.75" calcext:value-type="float">
            <text:p>-8175.75</text:p>
          </table:table-cell>
          <table:table-cell office:value-type="float" office:value="601.89" calcext:value-type="float">
            <text:p>601.89</text:p>
          </table:table-cell>
          <table:table-cell office:value-type="float" office:value="261.96" calcext:value-type="float">
            <text:p>261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micarboaluminate</text:p>
          </table:table-cell>
          <table:table-cell office:value-type="string" calcext:value-type="string">
            <text:p>(CaO)6(Al2O3)2(CaCO3)Ca(OH)2(H2O )21</text:p>
          </table:table-cell>
          <table:table-cell office:value-type="float" office:value="183.66" calcext:value-type="float">
            <text:p>183.66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-14685.62" calcext:value-type="float">
            <text:p>-14685.62</text:p>
          </table:table-cell>
          <table:table-cell office:value-type="float" office:value="-16600.31" calcext:value-type="float">
            <text:p>-16600.31</text:p>
          </table:table-cell>
          <table:table-cell office:value-type="float" office:value="1269.09" calcext:value-type="float">
            <text:p>1269.09</text:p>
          </table:table-cell>
          <table:table-cell office:value-type="float" office:value="569.02" calcext:value-type="float">
            <text:p>569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iedel's salt</text:p>
          </table:table-cell>
          <table:table-cell office:value-type="string" calcext:value-type="string">
            <text:p>2Ca2Al(OH)6Cl(H2O)2</text:p>
          </table:table-cell>
          <table:table-cell office:value-type="float" office:value="74.93" calcext:value-type="float">
            <text:p>74.93</text:p>
          </table:table-cell>
          <table:table-cell office:value-type="float" office:value="692.86" calcext:value-type="float">
            <text:p>692.86</text:p>
          </table:table-cell>
          <table:table-cell office:value-type="float" office:value="-6815.44" calcext:value-type="float">
            <text:p>-6815.44</text:p>
          </table:table-cell>
          <table:table-cell office:value-type="float" office:value="-7670.04" calcext:value-type="float">
            <text:p>-7670.04</text:p>
          </table:table-cell>
          <table:table-cell office:value-type="float" office:value="527.7" calcext:value-type="float">
            <text:p>527.7</text:p>
          </table:table-cell>
          <table:table-cell office:value-type="float" office:value="276.24" calcext:value-type="float">
            <text:p>276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ydrotalcite</text:p>
          </table:table-cell>
          <table:table-cell office:value-type="string" calcext:value-type="string">
            <text:p>Mg4Al2(OH)14(H2O)3</text:p>
          </table:table-cell>
          <table:table-cell office:value-type="float" office:value="73.74" calcext:value-type="float">
            <text:p>73.74</text:p>
          </table:table-cell>
          <table:table-cell office:value-type="float" office:value="556.15" calcext:value-type="float">
            <text:p>556.15</text:p>
          </table:table-cell>
          <table:table-cell office:value-type="float" office:value="-6407.21" calcext:value-type="float">
            <text:p>-6407.21</text:p>
          </table:table-cell>
          <table:table-cell office:value-type="float" office:value="-7219.64" calcext:value-type="float">
            <text:p>-7219.64</text:p>
          </table:table-cell>
          <table:table-cell office:value-type="float" office:value="512.96" calcext:value-type="float">
            <text:p>512.96</text:p>
          </table:table-cell>
          <table:table-cell office:value-type="float" office:value="227.36" calcext:value-type="float">
            <text:p>227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ydrotalcite–CO3</text:p>
          </table:table-cell>
          <table:table-cell office:value-type="string" calcext:value-type="string">
            <text:p>Mg4Al2(OH)12(CO3)(H2O)2</text:p>
          </table:table-cell>
          <table:table-cell office:value-type="float" office:value="61.19" calcext:value-type="float">
            <text:p>61.19</text:p>
          </table:table-cell>
          <table:table-cell office:value-type="float" office:value="604.15" calcext:value-type="float">
            <text:p>604.15</text:p>
          </table:table-cell>
          <table:table-cell office:value-type="float" office:value="-6295.37" calcext:value-type="float">
            <text:p>-6295.37</text:p>
          </table:table-cell>
          <table:table-cell office:value-type="float" office:value="-7078.83" calcext:value-type="float">
            <text:p>-7078.83</text:p>
          </table:table-cell>
          <table:table-cell office:value-type="float" office:value="552.07" calcext:value-type="float">
            <text:p>552.07</text:p>
          </table:table-cell>
          <table:table-cell office:value-type="float" office:value="231.46" calcext:value-type="float">
            <text:p>231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17.1" calcext:value-type="float">
            <text:p>17.1</text:p>
          </table:table-cell>
          <table:table-cell office:value-type="float" office:value="77.27" calcext:value-type="float">
            <text:p>77.27</text:p>
          </table:table-cell>
          <table:table-cell office:value-type="float" office:value="-832.05" calcext:value-type="float">
            <text:p>-832.05</text:p>
          </table:table-cell>
          <table:table-cell office:value-type="float" office:value="-924.5" calcext:value-type="float">
            <text:p>-924.5</text:p>
          </table:table-cell>
          <table:table-cell office:value-type="float" office:value="58.42" calcext:value-type="float">
            <text:p>58.42</text:p>
          </table:table-cell>
          <table:table-cell office:value-type="float" office:value="24.63" calcext:value-type="float">
            <text:p>24.63</text:p>
          </table:table-cell>
          <table:table-cell office:value-type="float" office:value="102.2" calcext:value-type="float">
            <text:p>102.2</text:p>
          </table:table-cell>
          <table:table-cell office:value-type="float" office:value="15.11" calcext:value-type="float">
            <text:p>15.11</text:p>
          </table:table-cell>
          <table:table-cell office:value-type="float" office:value="-26.17" calcext:value-type="float">
            <text:p>-26.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FH13</text:p>
          </table:table-cell>
          <table:table-cell office:value-type="string" calcext:value-type="string">
            <text:p>Ca4Fe2(OH)14(H2O)6</text:p>
          </table:table-cell>
          <table:table-cell office:value-type="float" office:value="95.12" calcext:value-type="float">
            <text:p>95.12</text:p>
          </table:table-cell>
          <table:table-cell office:value-type="float" office:value="787.08" calcext:value-type="float">
            <text:p>787.08</text:p>
          </table:table-cell>
          <table:table-cell office:value-type="float" office:value="-6443.63" calcext:value-type="float">
            <text:p>-6443.63</text:p>
          </table:table-cell>
          <table:table-cell office:value-type="float" office:value="-7417.4" calcext:value-type="float">
            <text:p>-7417.4</text:p>
          </table:table-cell>
          <table:table-cell office:value-type="float" office:value="705.35" calcext:value-type="float">
            <text:p>705.35</text:p>
          </table:table-cell>
          <table:table-cell office:value-type="float" office:value="274.4" calcext:value-type="float">
            <text:p>274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3FH6</text:p>
          </table:table-cell>
          <table:table-cell office:value-type="string" calcext:value-type="string">
            <text:p>Ca3Fe2(OH)12</text:p>
          </table:table-cell>
          <table:table-cell office:value-type="float" office:value="72.37" calcext:value-type="float">
            <text:p>72.37</text:p>
          </table:table-cell>
          <table:table-cell office:value-type="float" office:value="484.15" calcext:value-type="float">
            <text:p>484.15</text:p>
          </table:table-cell>
          <table:table-cell office:value-type="float" office:value="-4123.57" calcext:value-type="float">
            <text:p>-4123.57</text:p>
          </table:table-cell>
          <table:table-cell office:value-type="float" office:value="-4647.59" calcext:value-type="float">
            <text:p>-4647.59</text:p>
          </table:table-cell>
          <table:table-cell office:value-type="float" office:value="436.84" calcext:value-type="float">
            <text:p>436.84</text:p>
          </table:table-cell>
          <table:table-cell office:value-type="float" office:value="154.5" calcext:value-type="float">
            <text:p>154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</text:p>
          </table:table-cell>
          <table:table-cell office:value-type="float" office:value="54.55" calcext:value-type="float">
            <text:p>54.55</text:p>
          </table:table-cell>
          <table:table-cell office:value-type="float" office:value="2214.54" calcext:value-type="float">
            <text:p>2214.54</text:p>
          </table:table-cell>
          <table:table-cell office:value-type="float" office:value="-14281.38" calcext:value-type="float">
            <text:p>-14281.38</text:p>
          </table:table-cell>
          <table:table-cell office:value-type="float" office:value="-16601.22" calcext:value-type="float">
            <text:p>-16601.22</text:p>
          </table:table-cell>
          <table:table-cell office:value-type="float" office:value="1930.11" calcext:value-type="float">
            <text:p>1930.11</text:p>
          </table:table-cell>
          <table:table-cell office:value-type="float" office:value="711.8" calcext:value-type="float">
            <text:p>711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·6H2O</text:p>
          </table:table-cell>
          <table:table-cell office:value-type="float" office:value="66.05" calcext:value-type="float">
            <text:p>66.05</text:p>
          </table:table-cell>
          <table:table-cell office:value-type="float" office:value="982.61" calcext:value-type="float">
            <text:p>982.61</text:p>
          </table:table-cell>
          <table:table-cell office:value-type="float" office:value="-6879.31" calcext:value-type="float">
            <text:p>-6879.31</text:p>
          </table:table-cell>
          <table:table-cell office:value-type="float" office:value="-7846.68" calcext:value-type="float">
            <text:p>-7846.68</text:p>
          </table:table-cell>
          <table:table-cell office:value-type="float" office:value="833.3" calcext:value-type="float">
            <text:p>833.3</text:p>
          </table:table-cell>
          <table:table-cell office:value-type="float" office:value="316.06" calcext:value-type="float">
            <text:p>316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aumasite</text:p>
          </table:table-cell>
          <table:table-cell office:value-type="string" calcext:value-type="string">
            <text:p>CaSiO3·CaSO4·CaCO3(H2O)15</text:p>
          </table:table-cell>
          <table:table-cell office:value-type="float" office:value="10.3" calcext:value-type="float">
            <text:p>10.3</text:p>
          </table:table-cell>
          <table:table-cell office:value-type="float" office:value="930" calcext:value-type="float">
            <text:p>930</text:p>
          </table:table-cell>
          <table:table-cell office:value-type="float" office:value="-7559.67" calcext:value-type="float">
            <text:p>-7559.67</text:p>
          </table:table-cell>
          <table:table-cell office:value-type="float" office:value="-8682.04" calcext:value-type="float">
            <text:p>-8682.04</text:p>
          </table:table-cell>
          <table:table-cell office:value-type="float" office:value="941.5" calcext:value-type="float">
            <text:p>941.5</text:p>
          </table:table-cell>
          <table:table-cell office:value-type="float" office:value="329.4" calcext:value-type="float">
            <text:p>329.4</text:p>
          </table:table-cell>
          <table:table-cell table:number-columns-repeated="3"/>
        </table:table-row>
      </table:table>
      <table:table table:name="Blanc2010_T1" table:style-name="ta1">
        <table:table-column table:style-name="co1" table:number-columns-repeated="7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able 1. Thermodynamic database for aqueous complexes and eleme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LogK(298)()</text:p>
          </table:table-cell>
          <table:table-cell table:style-name="ce2" office:value-type="string" calcext:value-type="string">
            <text:p>ΔfG°Pr,Tr</text:p>
          </table:table-cell>
          <table:table-cell table:style-name="ce2" office:value-type="string" calcext:value-type="string">
            <text:p>ΔfH°Pr,Tr</text:p>
          </table:table-cell>
          <table:table-cell table:style-name="ce2" office:value-type="string" calcext:value-type="string">
            <text:p>S°Pr,Tr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Cp(298)</text:p>
          </table:table-cell>
          <table:table-cell table:style-name="ce2" office:value-type="string" calcext:value-type="string">
            <text:p>Cp(T) function calculation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J mol-1</text:p>
          </table:table-cell>
          <table:table-cell office:value-type="string" calcext:value-type="string">
            <text:p>J mol-1 K-1</text:p>
          </table:table-cell>
          <table:table-cell/>
          <table:table-cell office:value-type="string" calcext:value-type="string">
            <text:p>J mol-1 K-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stem H2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float" office:value="-237.14" calcext:value-type="float">
            <text:p>-237.14</text:p>
          </table:table-cell>
          <table:table-cell office:value-type="float" office:value="-285.83" calcext:value-type="float">
            <text:p>-285.83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[9], [26]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State equation published by IAPW [26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2,aq</text:p>
          </table:table-cell>
          <table:table-cell office:value-type="float" office:value="-85.99" calcext:value-type="float">
            <text:p>-85.99</text:p>
          </table:table-cell>
          <table:table-cell office:value-type="float" office:value="16.53" calcext:value-type="float">
            <text:p>16.53</text:p>
          </table:table-cell>
          <table:table-cell office:value-type="float" office:value="-12.13" calcext:value-type="float">
            <text:p>-12.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19]</text:p>
          </table:table-cell>
          <table:table-cell office:value-type="float" office:value="234.3" calcext:value-type="float">
            <text:p>234.3</text:p>
          </table:table-cell>
          <table:table-cell office:value-type="string" calcext:value-type="string">
            <text:p>HKF coefficients from [1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,aq</text:p>
          </table:table-cell>
          <table:table-cell office:value-type="float" office:value="-3.08" calcext:value-type="float">
            <text:p>-3.08</text:p>
          </table:table-cell>
          <table:table-cell office:value-type="float" office:value="17.56" calcext:value-type="float">
            <text:p>17.56</text:p>
          </table:table-cell>
          <table:table-cell office:value-type="float" office:value="-4.2" calcext:value-type="float">
            <text:p>-4.2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[24]</text:p>
          </table:table-cell>
          <table:table-cell office:value-type="float" office:value="166.94" calcext:value-type="float">
            <text:p>166.94</text:p>
          </table:table-cell>
          <table:table-cell office:value-type="string" calcext:value-type="string">
            <text:p>HKF coefficients from [1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vention, [9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convention, [1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−</text:p>
          </table:table-cell>
          <table:table-cell office:value-type="float" office:value="-14" calcext:value-type="float">
            <text:p>-14</text:p>
          </table:table-cell>
          <table:table-cell office:value-type="float" office:value="-157.22" calcext:value-type="float">
            <text:p>-157.22</text:p>
          </table:table-cell>
          <table:table-cell office:value-type="float" office:value="-230.02" calcext:value-type="float">
            <text:p>-230.02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[9]</text:p>
          </table:table-cell>
          <table:table-cell office:value-type="float" office:value="-137.19" calcext:value-type="float">
            <text:p>-137.19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−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string" calcext:value-type="string">
            <text:p>Convention,[9]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By convention, [9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lica complex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4SiO4,aq</text:p>
          </table:table-cell>
          <table:table-cell office:value-type="string" calcext:value-type="string">
            <text:p>(*)</text:p>
          </table:table-cell>
          <table:table-cell office:value-type="float" office:value="-1309.23" calcext:value-type="float">
            <text:p>-1309.23</text:p>
          </table:table-cell>
          <table:table-cell office:value-type="float" office:value="-1461.19" calcext:value-type="float">
            <text:p>-1461.19</text:p>
          </table:table-cell>
          <table:table-cell office:value-type="float" office:value="180.77" calcext:value-type="float">
            <text:p>180.77</text:p>
          </table:table-cell>
          <table:table-cell office:value-type="string" calcext:value-type="string">
            <text:p>See text</text:p>
          </table:table-cell>
          <table:table-cell office:value-type="float" office:value="198.86" calcext:value-type="float">
            <text:p>198.86</text:p>
          </table:table-cell>
          <table:table-cell office:value-type="string" calcext:value-type="string">
            <text:p>See tex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H3SiO4+ 2</text:p>
          </table:table-cell>
          <table:table-cell office:value-type="float" office:value="-2.38" calcext:value-type="float">
            <text:p>-2.38</text:p>
          </table:table-cell>
          <table:table-cell office:value-type="float" office:value="-1783.28" calcext:value-type="float">
            <text:p>-1783.28</text:p>
          </table:table-cell>
          <table:table-cell office:value-type="float" office:value="-1922.21" calcext:value-type="float">
            <text:p>-1922.21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[21]</text:p>
          </table:table-cell>
          <table:table-cell office:value-type="float" office:value="-300.83" calcext:value-type="float">
            <text:p>-300.83</text:p>
          </table:table-cell>
          <table:table-cell office:value-type="string" calcext:value-type="string">
            <text:p>HKF coefficients from [21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SiO4-2</text:p>
          </table:table-cell>
          <table:table-cell office:value-type="float" office:value="-23.14" calcext:value-type="float">
            <text:p>-23.14</text:p>
          </table:table-cell>
          <table:table-cell office:value-type="float" office:value="-1177.14" calcext:value-type="float">
            <text:p>-1177.14</text:p>
          </table:table-cell>
          <table:table-cell office:value-type="float" office:value="-1386.72" calcext:value-type="float">
            <text:p>-1386.72</text:p>
          </table:table-cell>
          <table:table-cell office:value-type="float" office:value="-12.58" calcext:value-type="float">
            <text:p>-12.58</text:p>
          </table:table-cell>
          <table:table-cell office:value-type="string" calcext:value-type="string">
            <text:p>[25]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[2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(H3SiO4)+</text:p>
          </table:table-cell>
          <table:table-cell office:value-type="float" office:value="-8.83" calcext:value-type="float">
            <text:p>-8.83</text:p>
          </table:table-cell>
          <table:table-cell office:value-type="float" office:value="-1811.63" calcext:value-type="float">
            <text:p>-1811.63</text:p>
          </table:table-cell>
          <table:table-cell office:value-type="float" office:value="-1972.56" calcext:value-type="float">
            <text:p>-1972.56</text:p>
          </table:table-cell>
          <table:table-cell office:value-type="float" office:value="61.62" calcext:value-type="float">
            <text:p>61.62</text:p>
          </table:table-cell>
          <table:table-cell office:value-type="string" calcext:value-type="string">
            <text:p>[23]</text:p>
          </table:table-cell>
          <table:table-cell office:value-type="float" office:value="212.88" calcext:value-type="float">
            <text:p>212.88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(H3SiO4)+</text:p>
          </table:table-cell>
          <table:table-cell office:value-type="float" office:value="-8.58" calcext:value-type="float">
            <text:p>-8.58</text:p>
          </table:table-cell>
          <table:table-cell office:value-type="float" office:value="-1715.63" calcext:value-type="float">
            <text:p>-1715.63</text:p>
          </table:table-cell>
          <table:table-cell office:value-type="float" office:value="-1901.08" calcext:value-type="float">
            <text:p>-1901.08</text:p>
          </table:table-cell>
          <table:table-cell office:value-type="float" office:value="-29.55" calcext:value-type="float">
            <text:p>-29.55</text:p>
          </table:table-cell>
          <table:table-cell office:value-type="string" calcext:value-type="string">
            <text:p>[23]</text:p>
          </table:table-cell>
          <table:table-cell office:value-type="float" office:value="233.59" calcext:value-type="float">
            <text:p>233.59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(SiO4)−</text:p>
          </table:table-cell>
          <table:table-cell office:value-type="float" office:value="-9.84" calcext:value-type="float">
            <text:p>-9.84</text:p>
          </table:table-cell>
          <table:table-cell office:value-type="float" office:value="-1253.06" calcext:value-type="float">
            <text:p>-1253.06</text:p>
          </table:table-cell>
          <table:table-cell office:value-type="float" office:value="-1431.83" calcext:value-type="float">
            <text:p>-1431.83</text:p>
          </table:table-cell>
          <table:table-cell office:value-type="float" office:value="90.87" calcext:value-type="float">
            <text:p>90.87</text:p>
          </table:table-cell>
          <table:table-cell office:value-type="string" calcext:value-type="string">
            <text:p>[23]</text:p>
          </table:table-cell>
          <table:table-cell office:value-type="float" office:value="-12.51" calcext:value-type="float">
            <text:p>-12.51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H3SiO4,aq</text:p>
          </table:table-cell>
          <table:table-cell office:value-type="float" office:value="-8.01" calcext:value-type="float">
            <text:p>-8.01</text:p>
          </table:table-cell>
          <table:table-cell office:value-type="float" office:value="-1525.46" calcext:value-type="float">
            <text:p>-1525.46</text:p>
          </table:table-cell>
          <table:table-cell office:value-type="float" office:value="-1693.81" calcext:value-type="float">
            <text:p>-1693.81</text:p>
          </table:table-cell>
          <table:table-cell office:value-type="float" office:value="111.79" calcext:value-type="float">
            <text:p>111.79</text:p>
          </table:table-cell>
          <table:table-cell office:value-type="string" calcext:value-type="string">
            <text:p>[23]</text:p>
          </table:table-cell>
          <table:table-cell office:value-type="float" office:value="178.32" calcext:value-type="float">
            <text:p>178.32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 complex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+++</text:p>
          </table:table-cell>
          <table:table-cell office:value-type="string" calcext:value-type="string">
            <text:p>(*)</text:p>
          </table:table-cell>
          <table:table-cell office:value-type="float" office:value="-487.64" calcext:value-type="float">
            <text:p>-487.64</text:p>
          </table:table-cell>
          <table:table-cell office:value-type="float" office:value="-538.4" calcext:value-type="float">
            <text:p>-538.4</text:p>
          </table:table-cell>
          <table:table-cell office:value-type="float" office:value="-337.97" calcext:value-type="float">
            <text:p>-337.97</text:p>
          </table:table-cell>
          <table:table-cell office:value-type="string" calcext:value-type="string">
            <text:p>[27]</text:p>
          </table:table-cell>
          <table:table-cell office:value-type="float" office:value="-103.22" calcext:value-type="float">
            <text:p>-103.22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(OH)4−</text:p>
          </table:table-cell>
          <table:table-cell office:value-type="float" office:value="-22.87" calcext:value-type="float">
            <text:p>-22.87</text:p>
          </table:table-cell>
          <table:table-cell office:value-type="float" office:value="-1305.64" calcext:value-type="float">
            <text:p>-1305.64</text:p>
          </table:table-cell>
          <table:table-cell office:value-type="float" office:value="-1500.84" calcext:value-type="float">
            <text:p>-1500.84</text:p>
          </table:table-cell>
          <table:table-cell office:value-type="float" office:value="110.61" calcext:value-type="float">
            <text:p>110.61</text:p>
          </table:table-cell>
          <table:table-cell office:value-type="string" calcext:value-type="string">
            <text:p>[27]</text:p>
          </table:table-cell>
          <table:table-cell office:value-type="float" office:value="85.68" calcext:value-type="float">
            <text:p>85.68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(OH)4</text:p>
          </table:table-cell>
          <table:table-cell office:value-type="float" office:value="-24.22" calcext:value-type="float">
            <text:p>-24.22</text:p>
          </table:table-cell>
          <table:table-cell office:value-type="float" office:value="-1580.45" calcext:value-type="float">
            <text:p>-1580.45</text:p>
          </table:table-cell>
          <table:table-cell office:value-type="float" office:value="-1722.19" calcext:value-type="float">
            <text:p>-1722.19</text:p>
          </table:table-cell>
          <table:table-cell office:value-type="float" office:value="289.27" calcext:value-type="float">
            <text:p>289.27</text:p>
          </table:table-cell>
          <table:table-cell office:value-type="string" calcext:value-type="string">
            <text:p>[28]</text:p>
          </table:table-cell>
          <table:table-cell office:value-type="float" office:value="237.93" calcext:value-type="float">
            <text:p>237.93</text:p>
          </table:table-cell>
          <table:table-cell office:value-type="string" calcext:value-type="string">
            <text:p>HKF coefficients from [2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Al(OH)4</text:p>
          </table:table-cell>
          <table:table-cell office:value-type="float" office:value="-23.63" calcext:value-type="float">
            <text:p>-23.63</text:p>
          </table:table-cell>
          <table:table-cell office:value-type="float" office:value="-1563.28" calcext:value-type="float">
            <text:p>-1563.28</text:p>
          </table:table-cell>
          <table:table-cell office:value-type="float" office:value="-1731.71" calcext:value-type="float">
            <text:p>-1731.71</text:p>
          </table:table-cell>
          <table:table-cell office:value-type="float" office:value="186.34" calcext:value-type="float">
            <text:p>186.34</text:p>
          </table:table-cell>
          <table:table-cell office:value-type="string" calcext:value-type="string">
            <text:p>[27]</text:p>
          </table:table-cell>
          <table:table-cell office:value-type="float" office:value="291.08" calcext:value-type="float">
            <text:p>291.08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+ 2</text:p>
          </table:table-cell>
          <table:table-cell office:value-type="string" calcext:value-type="string">
            <text:p>(*)</text:p>
          </table:table-cell>
          <table:table-cell office:value-type="float" office:value="-552.81" calcext:value-type="float">
            <text:p>-552.81</text:p>
          </table:table-cell>
          <table:table-cell office:value-type="float" office:value="-543" calcext:value-type="float">
            <text:p>-543</text:p>
          </table:table-cell>
          <table:table-cell office:value-type="float" office:value="-56.2" calcext:value-type="float">
            <text:p>-56.2</text:p>
          </table:table-cell>
          <table:table-cell office:value-type="string" calcext:value-type="string">
            <text:p>[9]</text:p>
          </table:table-cell>
          <table:table-cell office:value-type="float" office:value="-31.51" calcext:value-type="float">
            <text:p>-31.51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0.29" calcext:value-type="float">
            <text:p>-0.29</text:p>
          </table:table-cell>
          <table:table-cell office:value-type="float" office:value="-682.37" calcext:value-type="float">
            <text:p>-682.37</text:p>
          </table:table-cell>
          <table:table-cell office:value-type="float" office:value="-702.93" calcext:value-type="float">
            <text:p>-702.93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[23]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O3</text:p>
          </table:table-cell>
          <table:table-cell office:value-type="float" office:value="-7.11" calcext:value-type="float">
            <text:p>-7.11</text:p>
          </table:table-cell>
          <table:table-cell office:value-type="float" office:value="-1099.09" calcext:value-type="float">
            <text:p>-1099.09</text:p>
          </table:table-cell>
          <table:table-cell office:value-type="float" office:value="-1203.4" calcext:value-type="float">
            <text:p>-1203.4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[23]</text:p>
          </table:table-cell>
          <table:table-cell office:value-type="float" office:value="-123.85" calcext:value-type="float">
            <text:p>-123.85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OH+</text:p>
          </table:table-cell>
          <table:table-cell office:value-type="float" office:value="-12.78" calcext:value-type="float">
            <text:p>-12.78</text:p>
          </table:table-cell>
          <table:table-cell office:value-type="float" office:value="-717" calcext:value-type="float">
            <text:p>-717</text:p>
          </table:table-cell>
          <table:table-cell office:value-type="float" office:value="-751.62" calcext:value-type="float">
            <text:p>-751.62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[30]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O4</text:p>
          </table:table-cell>
          <table:table-cell office:value-type="float" office:value="2.31" calcext:value-type="float">
            <text:p>2.31</text:p>
          </table:table-cell>
          <table:table-cell office:value-type="float" office:value="-1310" calcext:value-type="float">
            <text:p>-1310</text:p>
          </table:table-cell>
          <table:table-cell office:value-type="float" office:value="-1448.05" calcext:value-type="float">
            <text:p>-1448.05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[31]</text:p>
          </table:table-cell>
          <table:table-cell office:value-type="float" office:value="-104.6" calcext:value-type="float">
            <text:p>-104.6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−</text:p>
          </table:table-cell>
          <table:table-cell office:value-type="string" calcext:value-type="string">
            <text:p>(*)</text:p>
          </table:table-cell>
          <table:table-cell office:value-type="float" office:value="-131.22" calcext:value-type="float">
            <text:p>-131.22</text:p>
          </table:table-cell>
          <table:table-cell office:value-type="float" office:value="-167.08" calcext:value-type="float">
            <text:p>-167.08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[9]</text:p>
          </table:table-cell>
          <table:table-cell office:value-type="float" office:value="-122.12" calcext:value-type="float">
            <text:p>-122.12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3-2</text:p>
          </table:table-cell>
          <table:table-cell office:value-type="float" office:value="-10.33" calcext:value-type="float">
            <text:p>-10.33</text:p>
          </table:table-cell>
          <table:table-cell office:value-type="float" office:value="-527.9" calcext:value-type="float">
            <text:p>-527.9</text:p>
          </table:table-cell>
          <table:table-cell office:value-type="float" office:value="-675.23" calcext:value-type="float">
            <text:p>-675.2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[9]</text:p>
          </table:table-cell>
          <table:table-cell office:value-type="float" office:value="-288.29" calcext:value-type="float">
            <text:p>-288.29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O3−</text:p>
          </table:table-cell>
          <table:table-cell office:value-type="string" calcext:value-type="string">
            <text:p>(*)</text:p>
          </table:table-cell>
          <table:table-cell office:value-type="float" office:value="-586.85" calcext:value-type="float">
            <text:p>-586.85</text:p>
          </table:table-cell>
          <table:table-cell office:value-type="float" office:value="-689.93" calcext:value-type="float">
            <text:p>-689.93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[9]</text:p>
          </table:table-cell>
          <table:table-cell office:value-type="float" office:value="-35.09" calcext:value-type="float">
            <text:p>-35.09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++</text:p>
          </table:table-cell>
          <table:table-cell office:value-type="string" calcext:value-type="string">
            <text:p>(*)</text:p>
          </table:table-cell>
          <table:table-cell office:value-type="float" office:value="90.53" calcext:value-type="float">
            <text:p>90.53</text:p>
          </table:table-cell>
          <table:table-cell office:value-type="float" office:value="-90" calcext:value-type="float">
            <text:p>-90</text:p>
          </table:table-cell>
          <table:table-cell office:value-type="float" office:value="-101.58" calcext:value-type="float">
            <text:p>-101.58</text:p>
          </table:table-cell>
          <table:table-cell office:value-type="string" calcext:value-type="string">
            <text:p>[29]</text:p>
          </table:table-cell>
          <table:table-cell office:value-type="float" office:value="-33.05" calcext:value-type="float">
            <text:p>-33.05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+++</text:p>
          </table:table-cell>
          <table:table-cell office:value-type="float" office:value="8.49" calcext:value-type="float">
            <text:p>8.49</text:p>
          </table:table-cell>
          <table:table-cell office:value-type="float" office:value="-162.8" calcext:value-type="float">
            <text:p>-162.8</text:p>
          </table:table-cell>
          <table:table-cell office:value-type="float" office:value="-49" calcext:value-type="float">
            <text:p>-49</text:p>
          </table:table-cell>
          <table:table-cell office:value-type="float" office:value="-278.44" calcext:value-type="float">
            <text:p>-278.44</text:p>
          </table:table-cell>
          <table:table-cell office:value-type="string" calcext:value-type="string">
            <text:p>[29]</text:p>
          </table:table-cell>
          <table:table-cell office:value-type="float" office:value="-77.42" calcext:value-type="float">
            <text:p>-77.42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(OH)4−</text:p>
          </table:table-cell>
          <table:table-cell office:value-type="float" office:value="-21.6" calcext:value-type="float">
            <text:p>-21.6</text:p>
          </table:table-cell>
          <table:table-cell office:value-type="float" office:value="-841.55" calcext:value-type="float">
            <text:p>-841.55</text:p>
          </table:table-cell>
          <table:table-cell office:value-type="float" office:value="-1053.03" calcext:value-type="float">
            <text:p>-1053.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9]</text:p>
          </table:table-cell>
          <table:table-cell office:value-type="float" office:value="-496" calcext:value-type="float">
            <text:p>-496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+</text:p>
          </table:table-cell>
          <table:table-cell office:value-type="string" calcext:value-type="string">
            <text:p>(*)</text:p>
          </table:table-cell>
          <table:table-cell office:value-type="float" office:value="-282.51" calcext:value-type="float">
            <text:p>-282.51</text:p>
          </table:table-cell>
          <table:table-cell office:value-type="float" office:value="-252.14" calcext:value-type="float">
            <text:p>-252.14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[9]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-0.5" calcext:value-type="float">
            <text:p>-0.5</text:p>
          </table:table-cell>
          <table:table-cell office:value-type="float" office:value="-410.87" calcext:value-type="float">
            <text:p>-410.87</text:p>
          </table:table-cell>
          <table:table-cell office:value-type="float" office:value="-415.04" calcext:value-type="float">
            <text:p>-415.04</text:p>
          </table:table-cell>
          <table:table-cell office:value-type="float" office:value="162.26" calcext:value-type="float">
            <text:p>162.26</text:p>
          </table:table-cell>
          <table:table-cell office:value-type="string" calcext:value-type="string">
            <text:p>[33]</text:p>
          </table:table-cell>
          <table:table-cell office:value-type="float" office:value="-34.73" calcext:value-type="float">
            <text:p>-34.73</text:p>
          </table:table-cell>
          <table:table-cell office:value-type="string" calcext:value-type="string">
            <text:p>HKF coefficients from [3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-14.46" calcext:value-type="float">
            <text:p>-14.46</text:p>
          </table:table-cell>
          <table:table-cell office:value-type="float" office:value="-437.11" calcext:value-type="float">
            <text:p>-437.11</text:p>
          </table:table-cell>
          <table:table-cell office:value-type="float" office:value="-471.53" calcext:value-type="float">
            <text:p>-471.53</text:p>
          </table:table-cell>
          <table:table-cell office:value-type="float" office:value="117.15" calcext:value-type="float">
            <text:p>117.15</text:p>
          </table:table-cell>
          <table:table-cell office:value-type="string" calcext:value-type="string">
            <text:p>[34]</text:p>
          </table:table-cell>
          <table:table-cell office:value-type="float" office:value="-85.77" calcext:value-type="float">
            <text:p>-85.77</text:p>
          </table:table-cell>
          <table:table-cell office:value-type="string" calcext:value-type="string">
            <text:p>HKF coefficients from [3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O4−</text:p>
          </table:table-cell>
          <table:table-cell office:value-type="float" office:value="0.88" calcext:value-type="float">
            <text:p>0.88</text:p>
          </table:table-cell>
          <table:table-cell office:value-type="float" office:value="-1031.54" calcext:value-type="float">
            <text:p>-1031.54</text:p>
          </table:table-cell>
          <table:table-cell office:value-type="float" office:value="-1158.53" calcext:value-type="float">
            <text:p>-1158.53</text:p>
          </table:table-cell>
          <table:table-cell office:value-type="float" office:value="146.44" calcext:value-type="float">
            <text:p>146.44</text:p>
          </table:table-cell>
          <table:table-cell office:value-type="string" calcext:value-type="string">
            <text:p>[23]</text:p>
          </table:table-cell>
          <table:table-cell office:value-type="float" office:value="-45.6" calcext:value-type="float">
            <text:p>-45.6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+ 2</text:p>
          </table:table-cell>
          <table:table-cell office:value-type="string" calcext:value-type="string">
            <text:p>(*)</text:p>
          </table:table-cell>
          <table:table-cell office:value-type="float" office:value="-455.38" calcext:value-type="float">
            <text:p>-455.38</text:p>
          </table:table-cell>
          <table:table-cell office:value-type="float" office:value="-467" calcext:value-type="float">
            <text:p>-467</text:p>
          </table:table-cell>
          <table:table-cell office:value-type="float" office:value="-137" calcext:value-type="float">
            <text:p>-137</text:p>
          </table:table-cell>
          <table:table-cell office:value-type="string" calcext:value-type="string">
            <text:p>[9]</text:p>
          </table:table-cell>
          <table:table-cell office:value-type="float" office:value="-22.34" calcext:value-type="float">
            <text:p>-22.34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CO3</text:p>
          </table:table-cell>
          <table:table-cell office:value-type="float" office:value="2.98" calcext:value-type="float">
            <text:p>2.98</text:p>
          </table:table-cell>
          <table:table-cell office:value-type="float" office:value="-1000.29" calcext:value-type="float">
            <text:p>-1000.29</text:p>
          </table:table-cell>
          <table:table-cell office:value-type="float" office:value="-1133.43" calcext:value-type="float">
            <text:p>-1133.43</text:p>
          </table:table-cell>
          <table:table-cell office:value-type="float" office:value="-100.42" calcext:value-type="float">
            <text:p>-100.42</text:p>
          </table:table-cell>
          <table:table-cell office:value-type="string" calcext:value-type="string">
            <text:p>[23]</text:p>
          </table:table-cell>
          <table:table-cell office:value-type="float" office:value="-114.64" calcext:value-type="float">
            <text:p>-114.64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OH+</text:p>
          </table:table-cell>
          <table:table-cell office:value-type="float" office:value="-11.68" calcext:value-type="float">
            <text:p>-11.68</text:p>
          </table:table-cell>
          <table:table-cell office:value-type="float" office:value="-625.85" calcext:value-type="float">
            <text:p>-625.85</text:p>
          </table:table-cell>
          <table:table-cell office:value-type="float" office:value="-690" calcext:value-type="float">
            <text:p>-690</text:p>
          </table:table-cell>
          <table:table-cell office:value-type="float" office:value="-79.91" calcext:value-type="float">
            <text:p>-79.91</text:p>
          </table:table-cell>
          <table:table-cell office:value-type="string" calcext:value-type="string">
            <text:p>[29]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+</text:p>
          </table:table-cell>
          <table:table-cell office:value-type="string" calcext:value-type="string">
            <text:p>(*)</text:p>
          </table:table-cell>
          <table:table-cell office:value-type="float" office:value="-261.95" calcext:value-type="float">
            <text:p>-261.95</text:p>
          </table:table-cell>
          <table:table-cell office:value-type="float" office:value="-240.34" calcext:value-type="float">
            <text:p>-240.34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[9]</text:p>
          </table:table-cell>
          <table:table-cell office:value-type="float" office:value="37.91" calcext:value-type="float">
            <text:p>37.91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0.5" calcext:value-type="float">
            <text:p>-0.5</text:p>
          </table:table-cell>
          <table:table-cell office:value-type="float" office:value="-390.32" calcext:value-type="float">
            <text:p>-390.32</text:p>
          </table:table-cell>
          <table:table-cell office:value-type="float" office:value="-405.42" calcext:value-type="float">
            <text:p>-405.42</text:p>
          </table:table-cell>
          <table:table-cell office:value-type="float" office:value="112.19" calcext:value-type="float">
            <text:p>112.19</text:p>
          </table:table-cell>
          <table:table-cell office:value-type="string" calcext:value-type="string">
            <text:p>[33]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O3−</text:p>
          </table:table-cell>
          <table:table-cell office:value-type="float" office:value="1.27" calcext:value-type="float">
            <text:p>1.27</text:p>
          </table:table-cell>
          <table:table-cell office:value-type="float" office:value="-797.1" calcext:value-type="float">
            <text:p>-797.1</text:p>
          </table:table-cell>
          <table:table-cell office:value-type="float" office:value="-878.19" calcext:value-type="float">
            <text:p>-878.19</text:p>
          </table:table-cell>
          <table:table-cell office:value-type="float" office:value="158.12" calcext:value-type="float">
            <text:p>158.12</text:p>
          </table:table-cell>
          <table:table-cell office:value-type="string" calcext:value-type="string">
            <text:p>[35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OH</text:p>
          </table:table-cell>
          <table:table-cell office:value-type="float" office:value="-14.75" calcext:value-type="float">
            <text:p>-14.75</text:p>
          </table:table-cell>
          <table:table-cell office:value-type="float" office:value="-414.9" calcext:value-type="float">
            <text:p>-414.9</text:p>
          </table:table-cell>
          <table:table-cell office:value-type="float" office:value="-472.78" calcext:value-type="float">
            <text:p>-472.78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[27] V.A. Pokrovskii and H.C. Helgeson, Thermodynamic properties of aqueous species and the solubilities of minerals at high pressures and temperatures: the system Al2O3–H2O–NaCl, Am. J. Sci. 295 (1995), pp. 1255–1342. Full Text via CrossRef | View Record in Scopus | Cited By in Scopus (91)[27]</text:p>
          </table:table-cell>
          <table:table-cell office:value-type="float" office:value="-13.39" calcext:value-type="float">
            <text:p>-13.39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SO4−</text:p>
          </table:table-cell>
          <table:table-cell office:value-type="float" office:value="0.94" calcext:value-type="float">
            <text:p>0.94</text:p>
          </table:table-cell>
          <table:table-cell office:value-type="float" office:value="-1011.32" calcext:value-type="float">
            <text:p>-1011.32</text:p>
          </table:table-cell>
          <table:table-cell office:value-type="float" office:value="-1152.49" calcext:value-type="float">
            <text:p>-1152.49</text:p>
          </table:table-cell>
          <table:table-cell office:value-type="float" office:value="85.52" calcext:value-type="float">
            <text:p>85.52</text:p>
          </table:table-cell>
          <table:table-cell office:value-type="string" calcext:value-type="string">
            <text:p>[36]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HKF coefficients from [36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4-2</text:p>
          </table:table-cell>
          <table:table-cell office:value-type="string" calcext:value-type="string">
            <text:p>(*)</text:p>
          </table:table-cell>
          <table:table-cell office:value-type="float" office:value="-744" calcext:value-type="float">
            <text:p>-744</text:p>
          </table:table-cell>
          <table:table-cell office:value-type="float" office:value="-909.34" calcext:value-type="float">
            <text:p>-909.34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[9]</text:p>
          </table:table-cell>
          <table:table-cell office:value-type="float" office:value="-267.05" calcext:value-type="float">
            <text:p>-267.05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ments in their reference state, at 25 °C and 1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2,g</text:p>
          </table:table-cell>
          <table:table-cell office:value-type="float" office:value="-83.09" calcext:value-type="float">
            <text:p>-8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15" calcext:value-type="float">
            <text:p>205.15</text:p>
          </table:table-cell>
          <table:table-cell office:value-type="string" calcext:value-type="string">
            <text:p>[9]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,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68" calcext:value-type="float">
            <text:p>130.68</text:p>
          </table:table-cell>
          <table:table-cell office:value-type="string" calcext:value-type="string">
            <text:p>[9]</text:p>
          </table:table-cell>
          <table:table-cell office:value-type="float" office:value="28.84" calcext:value-type="float">
            <text:p>28.84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,cr</text:p>
          </table:table-cell>
          <table:table-cell office:value-type="float" office:value="-85.43" calcext:value-type="float">
            <text:p>-8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[9]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,cr</text:p>
          </table:table-cell>
          <table:table-cell office:value-type="float" office:value="-63.19" calcext:value-type="float">
            <text:p>-6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[9]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,cr</text:p>
          </table:table-cell>
          <table:table-cell office:value-type="float" office:value="-96.85" calcext:value-type="float">
            <text:p>-9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9" calcext:value-type="float">
            <text:p>41.59</text:p>
          </table:table-cell>
          <table:table-cell office:value-type="string" calcext:value-type="string">
            <text:p>[9]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,cr</text:p>
          </table:table-cell>
          <table:table-cell office:value-type="float" office:value="70.99" calcext:value-type="float">
            <text:p>7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8" calcext:value-type="float">
            <text:p>64.68</text:p>
          </table:table-cell>
          <table:table-cell office:value-type="string" calcext:value-type="string">
            <text:p>[9]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,cr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[9]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,cr</text:p>
          </table:table-cell>
          <table:table-cell office:value-type="float" office:value="122.77" calcext:value-type="float">
            <text:p>12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7" calcext:value-type="float">
            <text:p>32.67</text:p>
          </table:table-cell>
          <table:table-cell office:value-type="string" calcext:value-type="string">
            <text:p>[9]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,cr</text:p>
          </table:table-cell>
          <table:table-cell office:value-type="float" office:value="58.85" calcext:value-type="float">
            <text:p>5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string" calcext:value-type="string">
            <text:p>[18]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alculated from [18] d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,cr</text:p>
          </table:table-cell>
          <table:table-cell office:value-type="float" office:value="64.16" calcext:value-type="float">
            <text:p>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[9]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2,g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08" calcext:value-type="float">
            <text:p>223.08</text:p>
          </table:table-cell>
          <table:table-cell office:value-type="string" calcext:value-type="string">
            <text:p>[9]</text:p>
          </table:table-cell>
          <table:table-cell office:value-type="float" office:value="33.95" calcext:value-type="float">
            <text:p>33.95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,cr</text:p>
          </table:table-cell>
          <table:table-cell office:value-type="float" office:value="93.15" calcext:value-type="float">
            <text:p>9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5" calcext:value-type="float">
            <text:p>32.05</text:p>
          </table:table-cell>
          <table:table-cell office:value-type="string" calcext:value-type="string">
            <text:p>[9]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c2010_T2" table:style-name="ta1">
        <table:table-column table:style-name="co6" table:default-cell-style-name="Default"/>
        <table:table-column table:style-name="co1" table:default-cell-style-name="ce12"/>
        <table:table-column table:style-name="co7" table:default-cell-style-name="ce12"/>
        <table:table-column table:style-name="co1" table:number-columns-repeated="1021" table:default-cell-style-name="ce12"/>
        <table:table-row table:style-name="ro1">
          <table:table-cell/>
          <table:table-cell table:style-name="ce9" office:value-type="string" calcext:value-type="string">
            <text:p>table 2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eaction</text:p>
          </table:table-cell>
          <table:table-cell table:style-name="ce9" office:value-type="string" calcext:value-type="string">
            <text:p>LoK(298)</text:p>
          </table:table-cell>
          <table:table-cell table:style-name="ce9" office:value-type="string" calcext:value-type="string">
            <text:p>ΔG°Pr,Tr</text:p>
          </table:table-cell>
          <table:table-cell table:style-name="ce9" office:value-type="string" calcext:value-type="string">
            <text:p>ΔfH°Pr,Tr</text:p>
          </table:table-cell>
          <table:table-cell table:style-name="ce9" office:value-type="string" calcext:value-type="string">
            <text:p>S°Pr,Tr</text:p>
          </table:table-cell>
          <table:table-cell table:style-name="ce9" office:value-type="string" calcext:value-type="string">
            <text:p>Cp(298)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 * 1.e3</text:p>
          </table:table-cell>
          <table:table-cell table:style-name="ce9" office:value-type="string" calcext:value-type="string">
            <text:p>c * 1.e-5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/>
          <table:table-cell table:style-name="ce10"/>
          <table:table-cell table:style-name="ce9" table:number-columns-repeated="2"/>
          <table:table-cell table:number-columns-repeated="2" table:style-name="ce9" office:value-type="string" calcext:value-type="string">
            <text:p>kJ mol-1</text:p>
          </table:table-cell>
          <table:table-cell table:style-name="ce9" office:value-type="string" calcext:value-type="string">
            <text:p>J mol-1</text:p>
          </table:table-cell>
          <table:table-cell table:style-name="ce9" office:value-type="string" calcext:value-type="string">
            <text:p>J mol-1 K-1</text:p>
          </table:table-cell>
          <table:table-cell table:style-name="ce9" office:value-type="string" calcext:value-type="string">
            <text:p>cm3 mol-1</text:p>
          </table:table-cell>
          <table:table-cell table:style-name="ce9" office:value-type="string" calcext:value-type="string">
            <text:p>J mol-1</text:p>
          </table:table-cell>
          <table:table-cell table:style-name="ce9" office:value-type="string" calcext:value-type="string">
            <text:p>J mol-1 K-2</text:p>
          </table:table-cell>
          <table:table-cell table:style-name="ce9" office:value-type="string" calcext:value-type="string">
            <text:p>J mol-1 K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/>
          <table:table-cell table:style-name="ce10"/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CaO–Al2O3–SiO2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1</text:p>
          </table:table-cell>
          <table:table-cell table:style-name="ce9" office:value-type="string" calcext:value-type="string">
            <text:p>Grossular</text:p>
          </table:table-cell>
          <table:table-cell table:style-name="ce9" office:value-type="string" calcext:value-type="string">
            <text:p>Ca3Al2Si3O12 + 12H+ = 2Al+++ + 3Ca++ + 3H4SiO4</text:p>
          </table:table-cell>
          <table:table-cell table:style-name="ce9" office:value-type="float" office:value="49.35" calcext:value-type="float">
            <text:p>49.35</text:p>
          </table:table-cell>
          <table:table-cell table:style-name="ce9" office:value-type="float" office:value="-6279.46" calcext:value-type="float">
            <text:p>-6279.46</text:p>
          </table:table-cell>
          <table:table-cell table:style-name="ce9" office:value-type="float" office:value="-6640" calcext:value-type="float">
            <text:p>-6640</text:p>
          </table:table-cell>
          <table:table-cell table:style-name="ce9" office:value-type="float" office:value="260.1" calcext:value-type="float">
            <text:p>260.1</text:p>
          </table:table-cell>
          <table:table-cell table:style-name="ce9" office:value-type="float" office:value="326.5" calcext:value-type="float">
            <text:p>326.5</text:p>
          </table:table-cell>
          <table:table-cell table:style-name="ce9" office:value-type="float" office:value="125.28" calcext:value-type="float">
            <text:p>125.28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71.18" calcext:value-type="float">
            <text:p>71.18</text:p>
          </table:table-cell>
          <table:table-cell table:style-name="ce9" office:value-type="float" office:value="-114.3" calcext:value-type="float">
            <text:p>-114.3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 office:value-type="string" calcext:value-type="string">
            <text:p>_0002</text:p>
          </table:table-cell>
          <table:table-cell table:style-name="ce9" office:value-type="string" calcext:value-type="string">
            <text:p>Katoite</text:p>
          </table:table-cell>
          <table:table-cell table:style-name="ce9" office:value-type="string" calcext:value-type="string">
            <text:p>Ca3Al2(SiO4)(OH)8 + 12H+ = 2Al+++ + 3Ca++ + 8H2O + H4SiO4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-5433.82" calcext:value-type="float">
            <text:p>-5433.82</text:p>
          </table:table-cell>
          <table:table-cell table:style-name="ce9" office:value-type="float" office:value="-5907.82" calcext:value-type="float">
            <text:p>-5907.82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15.07" calcext:value-type="float">
            <text:p>415.07</text:p>
          </table:table-cell>
          <table:table-cell table:style-name="ce9" office:value-type="float" office:value="141.51" calcext:value-type="float">
            <text:p>141.51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3</text:p>
          </table:table-cell>
          <table:table-cell table:style-name="ce9" office:value-type="string" calcext:value-type="string">
            <text:p>Straetlingite</text:p>
          </table:table-cell>
          <table:table-cell table:style-name="ce9" office:value-type="string" calcext:value-type="string">
            <text:p>Ca2Al2SiO2(OH)10·2.5H2O + 10H+ = 2Al+++ + 2Ca++ + 10.5H2O + H4SiO4</text:p>
          </table:table-cell>
          <table:table-cell table:style-name="ce9" office:value-type="float" office:value="49.66" calcext:value-type="float">
            <text:p>49.66</text:p>
          </table:table-cell>
          <table:table-cell table:style-name="ce9" office:value-type="float" office:value="-5596.58" calcext:value-type="float">
            <text:p>-5596.58</text:p>
          </table:table-cell>
          <table:table-cell table:style-name="ce9" office:value-type="float" office:value="-6216.78" calcext:value-type="float">
            <text:p>-6216.78</text:p>
          </table:table-cell>
          <table:table-cell table:style-name="ce9" office:value-type="float" office:value="545.88" calcext:value-type="float">
            <text:p>545.88</text:p>
          </table:table-cell>
          <table:table-cell table:style-name="ce9" office:value-type="float" office:value="521.48" calcext:value-type="float">
            <text:p>521.48</text:p>
          </table:table-cell>
          <table:table-cell table:style-name="ce9" office:value-type="float" office:value="215.63" calcext:value-type="float">
            <text:p>215.63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CaO–Al2O3–SO3–CO2–Cl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4</text:p>
          </table:table-cell>
          <table:table-cell table:style-name="ce9" office:value-type="string" calcext:value-type="string">
            <text:p>Ettringite</text:p>
          </table:table-cell>
          <table:table-cell table:style-name="ce9" office:value-type="string" calcext:value-type="string">
            <text:p>Ca6Al2(SO4)3(OH)12·26H2O + 12H+ = 2Al+++ + 6Ca++ + 38H2O + 3SO4−−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-15210.23" calcext:value-type="float">
            <text:p>-15210.23</text:p>
          </table:table-cell>
          <table:table-cell table:style-name="ce9" office:value-type="float" office:value="-17544.53" calcext:value-type="float">
            <text:p>-17544.53</text:p>
          </table:table-cell>
          <table:table-cell table:style-name="ce9" office:value-type="float" office:value="1883.59" calcext:value-type="float">
            <text:p>1883.59</text:p>
          </table:table-cell>
          <table:table-cell table:style-name="ce9" office:value-type="float" office:value="2174.36" calcext:value-type="float">
            <text:p>2174.36</text:p>
          </table:table-cell>
          <table:table-cell table:style-name="ce9" office:value-type="float" office:value="710.32" calcext:value-type="float">
            <text:p>710.32</text:p>
          </table:table-cell>
          <table:table-cell table:style-name="ce9" office:value-type="float" office:value="1939.12" calcext:value-type="float">
            <text:p>1939.12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5</text:p>
          </table:table-cell>
          <table:table-cell table:style-name="ce9" office:value-type="string" calcext:value-type="string">
            <text:p>Monosulfoaluminate</text:p>
          </table:table-cell>
          <table:table-cell table:style-name="ce9" office:value-type="string" calcext:value-type="string">
            <text:p>Ca4Al2(SO4)(OH)12·6H2O + 12H+ = 2Al+++ + 4Ca++ + 18H2O + SO4−−</text:p>
          </table:table-cell>
          <table:table-cell table:style-name="ce9" office:value-type="float" office:value="73.07" calcext:value-type="float">
            <text:p>73.07</text:p>
          </table:table-cell>
          <table:table-cell table:style-name="ce9" office:value-type="float" office:value="-7781.9" calcext:value-type="float">
            <text:p>-7781.9</text:p>
          </table:table-cell>
          <table:table-cell table:style-name="ce9" office:value-type="float" office:value="-8763.68" calcext:value-type="float">
            <text:p>-8763.68</text:p>
          </table:table-cell>
          <table:table-cell table:style-name="ce9" office:value-type="float" office:value="786.94" calcext:value-type="float">
            <text:p>786.94</text:p>
          </table:table-cell>
          <table:table-cell table:style-name="ce9" office:value-type="float" office:value="942.42" calcext:value-type="float">
            <text:p>942.42</text:p>
          </table:table-cell>
          <table:table-cell table:style-name="ce9" office:value-type="float" office:value="311.26" calcext:value-type="float">
            <text:p>311.26</text:p>
          </table:table-cell>
          <table:table-cell table:style-name="ce9" office:value-type="float" office:value="594.18" calcext:value-type="float">
            <text:p>594.18</text:p>
          </table:table-cell>
          <table:table-cell table:style-name="ce9" office:value-type="float" office:value="1168" calcext:value-type="float">
            <text:p>1168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6</text:p>
          </table:table-cell>
          <table:table-cell table:style-name="ce9" office:value-type="string" calcext:value-type="string">
            <text:p>Hydrogrossular</text:p>
          </table:table-cell>
          <table:table-cell table:style-name="ce9" office:value-type="string" calcext:value-type="string">
            <text:p>Ca3Al2(OH)12 + 12H+ = 2Al+++ + 3Ca++ + 12H2O</text:p>
          </table:table-cell>
          <table:table-cell table:style-name="ce9" office:value-type="float" office:value="80.32" calcext:value-type="float">
            <text:p>80.32</text:p>
          </table:table-cell>
          <table:table-cell table:style-name="ce9" office:value-type="float" office:value="-5020.87" calcext:value-type="float">
            <text:p>-5020.87</text:p>
          </table:table-cell>
          <table:table-cell table:style-name="ce9" office:value-type="float" office:value="-5551.5" calcext:value-type="float">
            <text:p>-5551.5</text:p>
          </table:table-cell>
          <table:table-cell table:style-name="ce9" office:value-type="float" office:value="416.61" calcext:value-type="float">
            <text:p>416.61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149.52" calcext:value-type="float">
            <text:p>149.52</text:p>
          </table:table-cell>
          <table:table-cell table:style-name="ce9" office:value-type="float" office:value="292.09" calcext:value-type="float">
            <text:p>292.09</text:p>
          </table:table-cell>
          <table:table-cell table:style-name="ce9" office:value-type="float" office:value="561" calcext:value-type="float">
            <text:p>561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7</text:p>
          </table:table-cell>
          <table:table-cell table:style-name="ce9" office:value-type="string" calcext:value-type="string">
            <text:p>C4AH13</text:p>
          </table:table-cell>
          <table:table-cell table:style-name="ce9" office:value-type="string" calcext:value-type="string">
            <text:p>Ca4Al2(OH)14·6H2O + 14H+ = 2Al+++ + 4Ca++ + 20H2O</text:p>
          </table:table-cell>
          <table:table-cell table:style-name="ce9" office:value-type="float" office:value="103.65" calcext:value-type="float">
            <text:p>103.65</text:p>
          </table:table-cell>
          <table:table-cell table:style-name="ce9" office:value-type="float" office:value="-7337.63" calcext:value-type="float">
            <text:p>-7337.63</text:p>
          </table:table-cell>
          <table:table-cell table:style-name="ce9" office:value-type="float" office:value="-8318" calcext:value-type="float">
            <text:p>-8318</text:p>
          </table:table-cell>
          <table:table-cell table:style-name="ce9" office:value-type="float" office:value="685.13" calcext:value-type="float">
            <text:p>685.13</text:p>
          </table:table-cell>
          <table:table-cell table:style-name="ce9" office:value-type="float" office:value="798.9" calcext:value-type="float">
            <text:p>798.9</text:p>
          </table:table-cell>
          <table:table-cell table:style-name="ce9" office:value-type="float" office:value="269.2" calcext:value-type="float">
            <text:p>269.2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8</text:p>
          </table:table-cell>
          <table:table-cell table:style-name="ce9" office:value-type="string" calcext:value-type="string">
            <text:p>Monocarboaluminate</text:p>
          </table:table-cell>
          <table:table-cell table:style-name="ce9" office:value-type="string" calcext:value-type="string">
            <text:p>3CaO·Al2O3·CaCO3·10.68H2O + 13H+ = 2Al+++ + HCO3-+ 4Ca++ + 16.68H2O</text:p>
          </table:table-cell>
          <table:table-cell table:style-name="ce9" office:value-type="float" office:value="80.55" calcext:value-type="float">
            <text:p>80.55</text:p>
          </table:table-cell>
          <table:table-cell table:style-name="ce9" office:value-type="float" office:value="-7269.02" calcext:value-type="float">
            <text:p>-7269.02</text:p>
          </table:table-cell>
          <table:table-cell table:style-name="ce9" office:value-type="float" office:value="-8175.75" calcext:value-type="float">
            <text:p>-8175.75</text:p>
          </table:table-cell>
          <table:table-cell table:style-name="ce9" office:value-type="float" office:value="601.89" calcext:value-type="float">
            <text:p>601.89</text:p>
          </table:table-cell>
          <table:table-cell table:style-name="ce9" office:value-type="float" office:value="730.82" calcext:value-type="float">
            <text:p>730.82</text:p>
          </table:table-cell>
          <table:table-cell table:style-name="ce9" office:value-type="float" office:value="261.96" calcext:value-type="float">
            <text:p>261.9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9</text:p>
          </table:table-cell>
          <table:table-cell table:style-name="ce9" office:value-type="string" calcext:value-type="string">
            <text:p>Hemicarboaluminate</text:p>
          </table:table-cell>
          <table:table-cell table:style-name="ce9" office:value-type="string" calcext:value-type="string">
            <text:p>6CaO·2Al2O3·CaCO3·Ca(OH)2·21H2O + 27H+ = 4Al+++ + HCO3-+ 8Ca++ + 37H2O</text:p>
          </table:table-cell>
          <table:table-cell table:style-name="ce9" office:value-type="float" office:value="183.66" calcext:value-type="float">
            <text:p>183.66</text:p>
          </table:table-cell>
          <table:table-cell table:style-name="ce9" office:value-type="float" office:value="-14685.62" calcext:value-type="float">
            <text:p>-14685.62</text:p>
          </table:table-cell>
          <table:table-cell table:style-name="ce9" office:value-type="float" office:value="-16600.31" calcext:value-type="float">
            <text:p>-16600.31</text:p>
          </table:table-cell>
          <table:table-cell table:style-name="ce9" office:value-type="float" office:value="1269.09" calcext:value-type="float">
            <text:p>1269.09</text:p>
          </table:table-cell>
          <table:table-cell table:style-name="ce9" office:value-type="float" office:value="1531.53" calcext:value-type="float">
            <text:p>1531.53</text:p>
          </table:table-cell>
          <table:table-cell table:style-name="ce9" office:value-type="float" office:value="569.02" calcext:value-type="float">
            <text:p>569.02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0</text:p>
          </table:table-cell>
          <table:table-cell table:style-name="ce9" office:value-type="string" calcext:value-type="string">
            <text:p>Friedel's salt</text:p>
          </table:table-cell>
          <table:table-cell table:style-name="ce9" office:value-type="string" calcext:value-type="string">
            <text:p>2Ca2Al(OH)6Cl·2H2O + 12H+ = 2Al+++ + 4Ca++ + 2Cl-+ 16H2O</text:p>
          </table:table-cell>
          <table:table-cell table:style-name="ce9" office:value-type="float" office:value="74.93" calcext:value-type="float">
            <text:p>74.93</text:p>
          </table:table-cell>
          <table:table-cell table:style-name="ce9" office:value-type="float" office:value="-6815.44" calcext:value-type="float">
            <text:p>-6815.44</text:p>
          </table:table-cell>
          <table:table-cell table:style-name="ce9" office:value-type="float" office:value="-7670.04" calcext:value-type="float">
            <text:p>-7670.04</text:p>
          </table:table-cell>
          <table:table-cell table:style-name="ce9" office:value-type="float" office:value="527.7" calcext:value-type="float">
            <text:p>527.7</text:p>
          </table:table-cell>
          <table:table-cell table:style-name="ce9" office:value-type="float" office:value="692.86" calcext:value-type="float">
            <text:p>692.86</text:p>
          </table:table-cell>
          <table:table-cell table:style-name="ce9" office:value-type="float" office:value="276.24" calcext:value-type="float">
            <text:p>276.2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Mg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1</text:p>
          </table:table-cell>
          <table:table-cell table:style-name="ce9" office:value-type="string" calcext:value-type="string">
            <text:p>Hydrotalcite</text:p>
          </table:table-cell>
          <table:table-cell table:style-name="ce9" office:value-type="string" calcext:value-type="string">
            <text:p>Mg4Al2(OH)14·3H2O + 14H+ = 2Al+++ + 4Mg++ + 17H2O</text:p>
          </table:table-cell>
          <table:table-cell table:style-name="ce9" office:value-type="float" office:value="73.74" calcext:value-type="float">
            <text:p>73.74</text:p>
          </table:table-cell>
          <table:table-cell table:style-name="ce9" office:value-type="float" office:value="-6407.21" calcext:value-type="float">
            <text:p>-6407.21</text:p>
          </table:table-cell>
          <table:table-cell table:style-name="ce9" office:value-type="float" office:value="-7219.64" calcext:value-type="float">
            <text:p>-7219.64</text:p>
          </table:table-cell>
          <table:table-cell table:style-name="ce9" office:value-type="float" office:value="512.96" calcext:value-type="float">
            <text:p>512.96</text:p>
          </table:table-cell>
          <table:table-cell table:style-name="ce9" office:value-type="float" office:value="556.15" calcext:value-type="float">
            <text:p>556.15</text:p>
          </table:table-cell>
          <table:table-cell table:style-name="ce9" office:value-type="float" office:value="227.36" calcext:value-type="float">
            <text:p>227.3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4</text:p>
          </table:table-cell>
          <table:table-cell table:style-name="ce9" office:value-type="string" calcext:value-type="string">
            <text:p>Hydrotalcite–CO3</text:p>
          </table:table-cell>
          <table:table-cell table:style-name="ce9" office:value-type="string" calcext:value-type="string">
            <text:p>Mg4Al2(OH)12(CO3)·2H2O + 13H+ = 2Al+++ + HCO3-+ 4Mg++ + 14H2O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-6295.37" calcext:value-type="float">
            <text:p>-6295.37</text:p>
          </table:table-cell>
          <table:table-cell table:style-name="ce9" office:value-type="float" office:value="-7078.83" calcext:value-type="float">
            <text:p>-7078.83</text:p>
          </table:table-cell>
          <table:table-cell table:style-name="ce9" office:value-type="float" office:value="552.07" calcext:value-type="float">
            <text:p>552.07</text:p>
          </table:table-cell>
          <table:table-cell table:style-name="ce9" office:value-type="float" office:value="604.15" calcext:value-type="float">
            <text:p>604.15</text:p>
          </table:table-cell>
          <table:table-cell table:style-name="ce9" office:value-type="float" office:value="231.46" calcext:value-type="float">
            <text:p>231.4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5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Mg(OH)2 + 2H+ = Mg++ + 2H2O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-832.05" calcext:value-type="float">
            <text:p>-832.05</text:p>
          </table:table-cell>
          <table:table-cell table:style-name="ce9" office:value-type="float" office:value="-924.5" calcext:value-type="float">
            <text:p>-924.5</text:p>
          </table:table-cell>
          <table:table-cell table:style-name="ce9" office:value-type="float" office:value="58.42" calcext:value-type="float">
            <text:p>58.42</text:p>
          </table:table-cell>
          <table:table-cell table:style-name="ce9" office:value-type="float" office:value="77.27" calcext:value-type="float">
            <text:p>77.27</text:p>
          </table:table-cell>
          <table:table-cell table:style-name="ce9" office:value-type="float" office:value="24.63" calcext:value-type="float">
            <text:p>24.63</text:p>
          </table:table-cell>
          <table:table-cell table:style-name="ce9" office:value-type="float" office:value="102.2" calcext:value-type="float">
            <text:p>102.2</text:p>
          </table:table-cell>
          <table:table-cell table:style-name="ce9" office:value-type="float" office:value="15.11" calcext:value-type="float">
            <text:p>15.11</text:p>
          </table:table-cell>
          <table:table-cell table:style-name="ce9" office:value-type="float" office:value="-26.17" calcext:value-type="float">
            <text:p>-26.17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Fe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6</text:p>
          </table:table-cell>
          <table:table-cell table:style-name="ce9" office:value-type="string" calcext:value-type="string">
            <text:p>C4FH13</text:p>
          </table:table-cell>
          <table:table-cell table:style-name="ce9" office:value-type="string" calcext:value-type="string">
            <text:p>Ca4Fe2(OH)14·6H2O + 14H+ = 2Fe+++ + 4Ca++ + 20H2O</text:p>
          </table:table-cell>
          <table:table-cell table:style-name="ce9" office:value-type="float" office:value="95.12" calcext:value-type="float">
            <text:p>95.12</text:p>
          </table:table-cell>
          <table:table-cell table:style-name="ce9" office:value-type="float" office:value="-6443.63" calcext:value-type="float">
            <text:p>-6443.63</text:p>
          </table:table-cell>
          <table:table-cell table:style-name="ce9" office:value-type="float" office:value="-7417.4" calcext:value-type="float">
            <text:p>-7417.4</text:p>
          </table:table-cell>
          <table:table-cell table:style-name="ce9" office:value-type="float" office:value="705.35" calcext:value-type="float">
            <text:p>705.35</text:p>
          </table:table-cell>
          <table:table-cell table:style-name="ce9" office:value-type="float" office:value="787.08" calcext:value-type="float">
            <text:p>787.08</text:p>
          </table:table-cell>
          <table:table-cell table:style-name="ce9" office:value-type="float" office:value="274.4" calcext:value-type="float">
            <text:p>274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7</text:p>
          </table:table-cell>
          <table:table-cell table:style-name="ce9" office:value-type="string" calcext:value-type="string">
            <text:p>C3FH6</text:p>
          </table:table-cell>
          <table:table-cell table:style-name="ce9" office:value-type="string" calcext:value-type="string">
            <text:p>Ca3Fe2(OH)12 + 12H+ = 2Al+++ + 3Ca++ + 12H2O</text:p>
          </table:table-cell>
          <table:table-cell table:style-name="ce9" office:value-type="float" office:value="72.37" calcext:value-type="float">
            <text:p>72.37</text:p>
          </table:table-cell>
          <table:table-cell table:style-name="ce9" office:value-type="float" office:value="-4123.57" calcext:value-type="float">
            <text:p>-4123.57</text:p>
          </table:table-cell>
          <table:table-cell table:style-name="ce9" office:value-type="float" office:value="-4647.59" calcext:value-type="float">
            <text:p>-4647.59</text:p>
          </table:table-cell>
          <table:table-cell table:style-name="ce9" office:value-type="float" office:value="436.84" calcext:value-type="float">
            <text:p>436.84</text:p>
          </table:table-cell>
          <table:table-cell table:style-name="ce9" office:value-type="float" office:value="484.15" calcext:value-type="float">
            <text:p>484.15</text:p>
          </table:table-cell>
          <table:table-cell table:style-name="ce9" office:value-type="float" office:value="154.5" calcext:value-type="float">
            <text:p>154.5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8</text:p>
          </table:table-cell>
          <table:table-cell table:style-name="ce9" office:value-type="string" calcext:value-type="string">
            <text:p>Ettringite-Fe</text:p>
          </table:table-cell>
          <table:table-cell table:style-name="ce9" office:value-type="string" calcext:value-type="string">
            <text:p>Ca6Fe2(SO4)3(OH)12·26H2O + 12H+ = 2Fe+++ + 6Ca++ + 38H2O + 3SO4−−</text:p>
          </table:table-cell>
          <table:table-cell table:style-name="ce9" office:value-type="float" office:value="54.55" calcext:value-type="float">
            <text:p>54.55</text:p>
          </table:table-cell>
          <table:table-cell table:style-name="ce9" office:value-type="float" office:value="-14281.38" calcext:value-type="float">
            <text:p>-14281.38</text:p>
          </table:table-cell>
          <table:table-cell table:style-name="ce9" office:value-type="float" office:value="-16601.22" calcext:value-type="float">
            <text:p>-16601.22</text:p>
          </table:table-cell>
          <table:table-cell table:style-name="ce9" office:value-type="float" office:value="1930.11" calcext:value-type="float">
            <text:p>1930.11</text:p>
          </table:table-cell>
          <table:table-cell table:style-name="ce9" office:value-type="float" office:value="2214.54" calcext:value-type="float">
            <text:p>2214.54</text:p>
          </table:table-cell>
          <table:table-cell table:style-name="ce9" office:value-type="float" office:value="711.8" calcext:value-type="float">
            <text:p>711.8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9</text:p>
          </table:table-cell>
          <table:table-cell table:style-name="ce9" office:value-type="string" calcext:value-type="string">
            <text:p>Monosulfate-Fe</text:p>
          </table:table-cell>
          <table:table-cell table:style-name="ce9" office:value-type="string" calcext:value-type="string">
            <text:p>Ca4Fe2(SO4)(OH)12·6H2O + 12H+ = 2Fe+++ + 4Ca++ + 18H2O + SO4−−</text:p>
          </table:table-cell>
          <table:table-cell table:style-name="ce9" office:value-type="float" office:value="66.05" calcext:value-type="float">
            <text:p>66.05</text:p>
          </table:table-cell>
          <table:table-cell table:style-name="ce9" office:value-type="float" office:value="-6879.31" calcext:value-type="float">
            <text:p>-6879.31</text:p>
          </table:table-cell>
          <table:table-cell table:style-name="ce9" office:value-type="float" office:value="-7846.68" calcext:value-type="float">
            <text:p>-7846.68</text:p>
          </table:table-cell>
          <table:table-cell table:style-name="ce9" office:value-type="float" office:value="833.3" calcext:value-type="float">
            <text:p>833.3</text:p>
          </table:table-cell>
          <table:table-cell table:style-name="ce9" office:value-type="float" office:value="982.61" calcext:value-type="float">
            <text:p>982.61</text:p>
          </table:table-cell>
          <table:table-cell table:style-name="ce9" office:value-type="float" office:value="316.06" calcext:value-type="float">
            <text:p>316.0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0020</text:p>
          </table:table-cell>
          <table:table-cell table:style-name="ce9" office:value-type="string" calcext:value-type="string">
            <text:p>Thaumasite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21</text:p>
          </table:table-cell>
          <table:table-cell table:style-name="ce9" office:value-type="string" calcext:value-type="string">
            <text:p>Thaumasite</text:p>
          </table:table-cell>
          <table:table-cell table:style-name="ce9" office:value-type="string" calcext:value-type="string">
            <text:p>CaSiO3·CaSO4·CaCO3·15H2O + 3H+ = 3Ca++ + H4SiO4 + SO4−-+ HCO3-+ 14H2O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-7559.67" calcext:value-type="float">
            <text:p>-7559.67</text:p>
          </table:table-cell>
          <table:table-cell table:style-name="ce9" office:value-type="float" office:value="-8682.04" calcext:value-type="float">
            <text:p>-8682.04</text:p>
          </table:table-cell>
          <table:table-cell table:style-name="ce9" office:value-type="float" office:value="941.5" calcext:value-type="float">
            <text:p>941.5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329.4" calcext:value-type="float">
            <text:p>329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/>
          <table:table-cell table:style-name="ce9" table:number-columns-repeated="256"/>
          <table:table-cell table:number-columns-repeated="767"/>
        </table:table-row>
        <table:table-row table:style-name="ro1">
          <table:table-cell/>
          <table:table-cell table:style-name="ce11" office:value-type="string" calcext:value-type="string">
            <text:p>table 2, modif'd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/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CaO–Al2O3–SiO2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1</text:p>
          </table:table-cell>
          <table:table-cell table:style-name="ce9" office:value-type="string" calcext:value-type="string">
            <text:p>Grossular</text:p>
          </table:table-cell>
          <table:table-cell table:style-name="ce9" office:value-type="string" calcext:value-type="string">
            <text:p>Ca3Al2Si3O12</text:p>
          </table:table-cell>
          <table:table-cell table:style-name="ce9" office:value-type="float" office:value="49.35" calcext:value-type="float">
            <text:p>49.35</text:p>
          </table:table-cell>
          <table:table-cell table:style-name="ce9" office:value-type="float" office:value="-6279.46" calcext:value-type="float">
            <text:p>-6279.46</text:p>
          </table:table-cell>
          <table:table-cell table:style-name="ce9" office:value-type="float" office:value="-6640" calcext:value-type="float">
            <text:p>-6640</text:p>
          </table:table-cell>
          <table:table-cell table:style-name="ce9" office:value-type="float" office:value="260.1" calcext:value-type="float">
            <text:p>260.1</text:p>
          </table:table-cell>
          <table:table-cell table:style-name="ce9" office:value-type="float" office:value="326.5" calcext:value-type="float">
            <text:p>326.5</text:p>
          </table:table-cell>
          <table:table-cell table:style-name="ce9" office:value-type="float" office:value="125.28" calcext:value-type="float">
            <text:p>125.28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71.18" calcext:value-type="float">
            <text:p>71.18</text:p>
          </table:table-cell>
          <table:table-cell table:style-name="ce9" office:value-type="float" office:value="-114.3" calcext:value-type="float">
            <text:p>-114.3</text:p>
          </table:table-cell>
          <table:table-cell table:style-name="ce9"/>
          <table:table-cell table:style-name="Default" office:value-type="string" calcext:value-type="string">
            <text:p>Grossular</text:p>
          </table:table-cell>
          <table:table-cell table:style-name="Default" office:value-type="string" calcext:value-type="string">
            <text:p>Ca3Al2Si3O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2</text:p>
          </table:table-cell>
          <table:table-cell table:style-name="ce9" office:value-type="string" calcext:value-type="string">
            <text:p>Katoite</text:p>
          </table:table-cell>
          <table:table-cell table:style-name="ce9" office:value-type="string" calcext:value-type="string">
            <text:p>Ca3Al2(SiO4)(OH)8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-5433.82" calcext:value-type="float">
            <text:p>-5433.82</text:p>
          </table:table-cell>
          <table:table-cell table:style-name="ce9" office:value-type="float" office:value="-5907.82" calcext:value-type="float">
            <text:p>-5907.82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15.07" calcext:value-type="float">
            <text:p>415.07</text:p>
          </table:table-cell>
          <table:table-cell table:style-name="ce9" office:value-type="float" office:value="141.51" calcext:value-type="float">
            <text:p>141.51</text:p>
          </table:table-cell>
          <table:table-cell table:style-name="ce9" table:number-columns-repeated="4"/>
          <table:table-cell table:style-name="Default" office:value-type="string" calcext:value-type="string">
            <text:p>Katoite</text:p>
          </table:table-cell>
          <table:table-cell table:style-name="Default" office:value-type="string" calcext:value-type="string">
            <text:p>Ca3Al2(SiO4)(OH)8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3</text:p>
          </table:table-cell>
          <table:table-cell table:style-name="ce9" office:value-type="string" calcext:value-type="string">
            <text:p>Straetlingite</text:p>
          </table:table-cell>
          <table:table-cell table:style-name="ce9" office:value-type="string" calcext:value-type="string">
            <text:p>Ca2Al2SiO2(OH)10·2.5H2O</text:p>
          </table:table-cell>
          <table:table-cell table:style-name="ce9" office:value-type="float" office:value="49.66" calcext:value-type="float">
            <text:p>49.66</text:p>
          </table:table-cell>
          <table:table-cell table:style-name="ce9" office:value-type="float" office:value="-5596.58" calcext:value-type="float">
            <text:p>-5596.58</text:p>
          </table:table-cell>
          <table:table-cell table:style-name="ce9" office:value-type="float" office:value="-6216.78" calcext:value-type="float">
            <text:p>-6216.78</text:p>
          </table:table-cell>
          <table:table-cell table:style-name="ce9" office:value-type="float" office:value="545.88" calcext:value-type="float">
            <text:p>545.88</text:p>
          </table:table-cell>
          <table:table-cell table:style-name="ce9" office:value-type="float" office:value="521.48" calcext:value-type="float">
            <text:p>521.48</text:p>
          </table:table-cell>
          <table:table-cell table:style-name="ce9" office:value-type="float" office:value="215.63" calcext:value-type="float">
            <text:p>215.63</text:p>
          </table:table-cell>
          <table:table-cell table:style-name="ce9" table:number-columns-repeated="4"/>
          <table:table-cell table:style-name="Default" office:value-type="string" calcext:value-type="string">
            <text:p>Straetlingite</text:p>
          </table:table-cell>
          <table:table-cell table:style-name="Default" office:value-type="string" calcext:value-type="string">
            <text:p>Ca2Al2SiO2(OH)10(H2O)(5/2)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12"/>
          <table:table-cell table:style-name="Default" office:value-type="string" calcext:value-type="string">
            <text:p>Ettringite</text:p>
          </table:table-cell>
          <table:table-cell table:style-name="Default" office:value-type="string" calcext:value-type="string">
            <text:p>Ca6Al2(SO4)3(OH)12(H2O)2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CaO–Al2O3–SO3–CO2–Cl–H2O system</text:p>
          </table:table-cell>
          <table:table-cell table:style-name="ce9" table:number-columns-repeated="11"/>
          <table:table-cell table:style-name="Default" office:value-type="string" calcext:value-type="string">
            <text:p>Monosulfoaluminate</text:p>
          </table:table-cell>
          <table:table-cell table:style-name="Default" office:value-type="string" calcext:value-type="string">
            <text:p>Ca4Al2(SO4)(OH)12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4</text:p>
          </table:table-cell>
          <table:table-cell table:style-name="ce9" office:value-type="string" calcext:value-type="string">
            <text:p>Ettringite</text:p>
          </table:table-cell>
          <table:table-cell table:style-name="Default" office:value-type="string" calcext:value-type="string">
            <text:p>Ca6Al2(SO4)3(OH)12(H2O)26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-15210.23" calcext:value-type="float">
            <text:p>-15210.23</text:p>
          </table:table-cell>
          <table:table-cell table:style-name="ce9" office:value-type="float" office:value="-17544.53" calcext:value-type="float">
            <text:p>-17544.53</text:p>
          </table:table-cell>
          <table:table-cell table:style-name="ce9" office:value-type="float" office:value="1883.59" calcext:value-type="float">
            <text:p>1883.59</text:p>
          </table:table-cell>
          <table:table-cell table:style-name="ce9" office:value-type="float" office:value="2174.36" calcext:value-type="float">
            <text:p>2174.36</text:p>
          </table:table-cell>
          <table:table-cell table:style-name="ce9" office:value-type="float" office:value="710.32" calcext:value-type="float">
            <text:p>710.32</text:p>
          </table:table-cell>
          <table:table-cell table:style-name="ce9" office:value-type="float" office:value="1939.12" calcext:value-type="float">
            <text:p>1939.12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2"/>
          <table:table-cell table:style-name="Default" office:value-type="string" calcext:value-type="string">
            <text:p>Hydrogrossular</text:p>
          </table:table-cell>
          <table:table-cell table:style-name="Default" office:value-type="string" calcext:value-type="string">
            <text:p>Ca3Al2(OH)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5</text:p>
          </table:table-cell>
          <table:table-cell table:style-name="ce9" office:value-type="string" calcext:value-type="string">
            <text:p>Monosulfoaluminate</text:p>
          </table:table-cell>
          <table:table-cell table:style-name="Default" office:value-type="string" calcext:value-type="string">
            <text:p>Ca4Al2(SO4)(OH)12(H2O)6</text:p>
          </table:table-cell>
          <table:table-cell table:style-name="ce9" office:value-type="float" office:value="73.07" calcext:value-type="float">
            <text:p>73.07</text:p>
          </table:table-cell>
          <table:table-cell table:style-name="ce9" office:value-type="float" office:value="-7781.9" calcext:value-type="float">
            <text:p>-7781.9</text:p>
          </table:table-cell>
          <table:table-cell table:style-name="ce9" office:value-type="float" office:value="-8763.68" calcext:value-type="float">
            <text:p>-8763.68</text:p>
          </table:table-cell>
          <table:table-cell table:style-name="ce9" office:value-type="float" office:value="786.94" calcext:value-type="float">
            <text:p>786.94</text:p>
          </table:table-cell>
          <table:table-cell table:style-name="ce9" office:value-type="float" office:value="942.42" calcext:value-type="float">
            <text:p>942.42</text:p>
          </table:table-cell>
          <table:table-cell table:style-name="ce9" office:value-type="float" office:value="311.26" calcext:value-type="float">
            <text:p>311.26</text:p>
          </table:table-cell>
          <table:table-cell table:style-name="ce9" office:value-type="float" office:value="594.18" calcext:value-type="float">
            <text:p>594.18</text:p>
          </table:table-cell>
          <table:table-cell table:style-name="ce9" office:value-type="float" office:value="1168" calcext:value-type="float">
            <text:p>1168</text:p>
          </table:table-cell>
          <table:table-cell table:style-name="ce9" table:number-columns-repeated="2"/>
          <table:table-cell table:style-name="Default" office:value-type="string" calcext:value-type="string">
            <text:p>C4AH13</text:p>
          </table:table-cell>
          <table:table-cell table:style-name="Default" office:value-type="string" calcext:value-type="string">
            <text:p>Ca4Al2(OH)14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6</text:p>
          </table:table-cell>
          <table:table-cell table:style-name="ce9" office:value-type="string" calcext:value-type="string">
            <text:p>Hydrogrossular</text:p>
          </table:table-cell>
          <table:table-cell table:style-name="ce9" office:value-type="string" calcext:value-type="string">
            <text:p>Ca3Al2(OH)12</text:p>
          </table:table-cell>
          <table:table-cell table:style-name="ce9" office:value-type="float" office:value="80.32" calcext:value-type="float">
            <text:p>80.32</text:p>
          </table:table-cell>
          <table:table-cell table:style-name="ce9" office:value-type="float" office:value="-5020.87" calcext:value-type="float">
            <text:p>-5020.87</text:p>
          </table:table-cell>
          <table:table-cell table:style-name="ce9" office:value-type="float" office:value="-5551.5" calcext:value-type="float">
            <text:p>-5551.5</text:p>
          </table:table-cell>
          <table:table-cell table:style-name="ce9" office:value-type="float" office:value="416.61" calcext:value-type="float">
            <text:p>416.61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149.52" calcext:value-type="float">
            <text:p>149.52</text:p>
          </table:table-cell>
          <table:table-cell table:style-name="ce9" office:value-type="float" office:value="292.09" calcext:value-type="float">
            <text:p>292.09</text:p>
          </table:table-cell>
          <table:table-cell table:style-name="ce9" office:value-type="float" office:value="561" calcext:value-type="float">
            <text:p>561</text:p>
          </table:table-cell>
          <table:table-cell table:style-name="ce9" table:number-columns-repeated="2"/>
          <table:table-cell table:style-name="Default" office:value-type="string" calcext:value-type="string">
            <text:p>Monocarboaluminate</text:p>
          </table:table-cell>
          <table:table-cell table:style-name="Default" office:value-type="string" calcext:value-type="string">
            <text:p>(CaO)3(Al2O3)(CaCO3)(H2O)10(H2O)68/100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7</text:p>
          </table:table-cell>
          <table:table-cell table:style-name="ce9" office:value-type="string" calcext:value-type="string">
            <text:p>C4AH13</text:p>
          </table:table-cell>
          <table:table-cell table:style-name="Default" office:value-type="string" calcext:value-type="string">
            <text:p>Ca4Al2(OH)14(H2O)6</text:p>
          </table:table-cell>
          <table:table-cell table:style-name="ce9" office:value-type="float" office:value="103.65" calcext:value-type="float">
            <text:p>103.65</text:p>
          </table:table-cell>
          <table:table-cell table:style-name="ce9" office:value-type="float" office:value="-7337.63" calcext:value-type="float">
            <text:p>-7337.63</text:p>
          </table:table-cell>
          <table:table-cell table:style-name="ce9" office:value-type="float" office:value="-8318" calcext:value-type="float">
            <text:p>-8318</text:p>
          </table:table-cell>
          <table:table-cell table:style-name="ce9" office:value-type="float" office:value="685.13" calcext:value-type="float">
            <text:p>685.13</text:p>
          </table:table-cell>
          <table:table-cell table:style-name="ce9" office:value-type="float" office:value="798.9" calcext:value-type="float">
            <text:p>798.9</text:p>
          </table:table-cell>
          <table:table-cell table:style-name="ce9" office:value-type="float" office:value="269.2" calcext:value-type="float">
            <text:p>269.2</text:p>
          </table:table-cell>
          <table:table-cell table:style-name="ce9" table:number-columns-repeated="4"/>
          <table:table-cell table:style-name="Default" office:value-type="string" calcext:value-type="string">
            <text:p>Hemicarboaluminate</text:p>
          </table:table-cell>
          <table:table-cell table:style-name="Default" office:value-type="string" calcext:value-type="string">
            <text:p>(CaO)6(Al2O3)2(CaCO3)Ca(OH)2(H2O)21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8</text:p>
          </table:table-cell>
          <table:table-cell table:style-name="ce9" office:value-type="string" calcext:value-type="string">
            <text:p>Monocarboaluminate</text:p>
          </table:table-cell>
          <table:table-cell table:style-name="ce9" office:value-type="string" calcext:value-type="string">
            <text:p>3CaO·Al2O3·CaCO3·10.68H2O </text:p>
          </table:table-cell>
          <table:table-cell table:style-name="ce9" office:value-type="float" office:value="80.55" calcext:value-type="float">
            <text:p>80.55</text:p>
          </table:table-cell>
          <table:table-cell table:style-name="ce9" office:value-type="float" office:value="-7269.02" calcext:value-type="float">
            <text:p>-7269.02</text:p>
          </table:table-cell>
          <table:table-cell table:style-name="ce9" office:value-type="float" office:value="-8175.75" calcext:value-type="float">
            <text:p>-8175.75</text:p>
          </table:table-cell>
          <table:table-cell table:style-name="ce9" office:value-type="float" office:value="601.89" calcext:value-type="float">
            <text:p>601.89</text:p>
          </table:table-cell>
          <table:table-cell table:style-name="ce9" office:value-type="float" office:value="730.82" calcext:value-type="float">
            <text:p>730.82</text:p>
          </table:table-cell>
          <table:table-cell table:style-name="ce9" office:value-type="float" office:value="261.96" calcext:value-type="float">
            <text:p>261.96</text:p>
          </table:table-cell>
          <table:table-cell table:style-name="ce9" table:number-columns-repeated="4"/>
          <table:table-cell table:style-name="Default" office:value-type="string" calcext:value-type="string">
            <text:p>FriedelSalt</text:p>
          </table:table-cell>
          <table:table-cell table:style-name="Default" office:value-type="string" calcext:value-type="string">
            <text:p>(Ca2AlCl)2(OH)12(H2O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9</text:p>
          </table:table-cell>
          <table:table-cell table:style-name="ce9" office:value-type="string" calcext:value-type="string">
            <text:p>Hemicarboaluminate</text:p>
          </table:table-cell>
          <table:table-cell table:style-name="Default" office:value-type="string" calcext:value-type="string">
            <text:p>(CaO)6(Al2O3)2(CaCO3)Ca(OH)2(H2O)21</text:p>
          </table:table-cell>
          <table:table-cell table:style-name="ce9" office:value-type="float" office:value="183.66" calcext:value-type="float">
            <text:p>183.66</text:p>
          </table:table-cell>
          <table:table-cell table:style-name="ce9" office:value-type="float" office:value="-14685.62" calcext:value-type="float">
            <text:p>-14685.62</text:p>
          </table:table-cell>
          <table:table-cell table:style-name="ce9" office:value-type="float" office:value="-16600.31" calcext:value-type="float">
            <text:p>-16600.31</text:p>
          </table:table-cell>
          <table:table-cell table:style-name="ce9" office:value-type="float" office:value="1269.09" calcext:value-type="float">
            <text:p>1269.09</text:p>
          </table:table-cell>
          <table:table-cell table:style-name="ce9" office:value-type="float" office:value="1531.53" calcext:value-type="float">
            <text:p>1531.53</text:p>
          </table:table-cell>
          <table:table-cell table:style-name="ce9" office:value-type="float" office:value="569.02" calcext:value-type="float">
            <text:p>569.02</text:p>
          </table:table-cell>
          <table:table-cell table:style-name="ce9" table:number-columns-repeated="4"/>
          <table:table-cell table:style-name="Default" office:value-type="string" calcext:value-type="string">
            <text:p>Hydrotalcite</text:p>
          </table:table-cell>
          <table:table-cell table:style-name="Default" office:value-type="string" calcext:value-type="string">
            <text:p>Mg4Al2(OH)14(H2O)3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0</text:p>
          </table:table-cell>
          <table:table-cell table:style-name="ce9" office:value-type="string" calcext:value-type="string">
            <text:p>Friedel's salt</text:p>
          </table:table-cell>
          <table:table-cell table:style-name="ce9" office:value-type="string" calcext:value-type="string">
            <text:p>2Ca2Al(OH)6Cl·2H2O</text:p>
          </table:table-cell>
          <table:table-cell table:style-name="ce9" office:value-type="float" office:value="74.93" calcext:value-type="float">
            <text:p>74.93</text:p>
          </table:table-cell>
          <table:table-cell table:style-name="ce9" office:value-type="float" office:value="-6815.44" calcext:value-type="float">
            <text:p>-6815.44</text:p>
          </table:table-cell>
          <table:table-cell table:style-name="ce9" office:value-type="float" office:value="-7670.04" calcext:value-type="float">
            <text:p>-7670.04</text:p>
          </table:table-cell>
          <table:table-cell table:style-name="ce9" office:value-type="float" office:value="527.7" calcext:value-type="float">
            <text:p>527.7</text:p>
          </table:table-cell>
          <table:table-cell table:style-name="ce9" office:value-type="float" office:value="692.86" calcext:value-type="float">
            <text:p>692.86</text:p>
          </table:table-cell>
          <table:table-cell table:style-name="ce9" office:value-type="float" office:value="276.24" calcext:value-type="float">
            <text:p>276.24</text:p>
          </table:table-cell>
          <table:table-cell table:style-name="ce9" table:number-columns-repeated="4"/>
          <table:table-cell table:style-name="Default" office:value-type="string" calcext:value-type="string">
            <text:p>Hydrotalcite–CO3</text:p>
          </table:table-cell>
          <table:table-cell table:style-name="Default" office:value-type="string" calcext:value-type="string">
            <text:p>Mg4Al2(OH)12(CO3)(H2O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12"/>
          <table:table-cell table:style-name="Default" office:value-type="string" calcext:value-type="string">
            <text:p>Brucite</text:p>
          </table:table-cell>
          <table:table-cell table:style-name="Default" office:value-type="string" calcext:value-type="string">
            <text:p>Mg(OH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Mg bearing phases</text:p>
          </table:table-cell>
          <table:table-cell table:style-name="ce9" table:number-columns-repeated="11"/>
          <table:table-cell table:style-name="Default" office:value-type="string" calcext:value-type="string">
            <text:p>C4FH13</text:p>
          </table:table-cell>
          <table:table-cell table:style-name="Default" office:value-type="string" calcext:value-type="string">
            <text:p>Ca4Fe2(OH)14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1</text:p>
          </table:table-cell>
          <table:table-cell table:style-name="ce9" office:value-type="string" calcext:value-type="string">
            <text:p>Hydrotalcite</text:p>
          </table:table-cell>
          <table:table-cell table:style-name="Default" office:value-type="string" calcext:value-type="string">
            <text:p>Mg4Al2(OH)14(H2O)3</text:p>
          </table:table-cell>
          <table:table-cell table:style-name="ce9" office:value-type="float" office:value="73.74" calcext:value-type="float">
            <text:p>73.74</text:p>
          </table:table-cell>
          <table:table-cell table:style-name="ce9" office:value-type="float" office:value="-6407.21" calcext:value-type="float">
            <text:p>-6407.21</text:p>
          </table:table-cell>
          <table:table-cell table:style-name="ce9" office:value-type="float" office:value="-7219.64" calcext:value-type="float">
            <text:p>-7219.64</text:p>
          </table:table-cell>
          <table:table-cell table:style-name="ce9" office:value-type="float" office:value="512.96" calcext:value-type="float">
            <text:p>512.96</text:p>
          </table:table-cell>
          <table:table-cell table:style-name="ce9" office:value-type="float" office:value="556.15" calcext:value-type="float">
            <text:p>556.15</text:p>
          </table:table-cell>
          <table:table-cell table:style-name="ce9" office:value-type="float" office:value="227.36" calcext:value-type="float">
            <text:p>227.36</text:p>
          </table:table-cell>
          <table:table-cell table:style-name="ce9" table:number-columns-repeated="4"/>
          <table:table-cell table:style-name="Default" office:value-type="string" calcext:value-type="string">
            <text:p>C3FH6</text:p>
          </table:table-cell>
          <table:table-cell table:style-name="Default" office:value-type="string" calcext:value-type="string">
            <text:p>Ca3Fe2(OH)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4</text:p>
          </table:table-cell>
          <table:table-cell table:style-name="ce9" office:value-type="string" calcext:value-type="string">
            <text:p>Hydrotalcite–CO3</text:p>
          </table:table-cell>
          <table:table-cell table:style-name="Default" office:value-type="string" calcext:value-type="string">
            <text:p>Mg4Al2(OH)12(CO3)(H2O)2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-6295.37" calcext:value-type="float">
            <text:p>-6295.37</text:p>
          </table:table-cell>
          <table:table-cell table:style-name="ce9" office:value-type="float" office:value="-7078.83" calcext:value-type="float">
            <text:p>-7078.83</text:p>
          </table:table-cell>
          <table:table-cell table:style-name="ce9" office:value-type="float" office:value="552.07" calcext:value-type="float">
            <text:p>552.07</text:p>
          </table:table-cell>
          <table:table-cell table:style-name="ce9" office:value-type="float" office:value="604.15" calcext:value-type="float">
            <text:p>604.15</text:p>
          </table:table-cell>
          <table:table-cell table:style-name="ce9" office:value-type="float" office:value="231.46" calcext:value-type="float">
            <text:p>231.46</text:p>
          </table:table-cell>
          <table:table-cell table:style-name="ce9" table:number-columns-repeated="4"/>
          <table:table-cell table:style-name="Default" office:value-type="string" calcext:value-type="string">
            <text:p>Ettringite-Fe</text:p>
          </table:table-cell>
          <table:table-cell table:style-name="Default" office:value-type="string" calcext:value-type="string">
            <text:p>Ca6Fe2(SO4)3(OH)12(H2O)2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5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Mg(OH)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-832.05" calcext:value-type="float">
            <text:p>-832.05</text:p>
          </table:table-cell>
          <table:table-cell table:style-name="ce9" office:value-type="float" office:value="-924.5" calcext:value-type="float">
            <text:p>-924.5</text:p>
          </table:table-cell>
          <table:table-cell table:style-name="ce9" office:value-type="float" office:value="58.42" calcext:value-type="float">
            <text:p>58.42</text:p>
          </table:table-cell>
          <table:table-cell table:style-name="ce9" office:value-type="float" office:value="77.27" calcext:value-type="float">
            <text:p>77.27</text:p>
          </table:table-cell>
          <table:table-cell table:style-name="ce9" office:value-type="float" office:value="24.63" calcext:value-type="float">
            <text:p>24.63</text:p>
          </table:table-cell>
          <table:table-cell table:style-name="ce9" office:value-type="float" office:value="102.2" calcext:value-type="float">
            <text:p>102.2</text:p>
          </table:table-cell>
          <table:table-cell table:style-name="ce9" office:value-type="float" office:value="15.11" calcext:value-type="float">
            <text:p>15.11</text:p>
          </table:table-cell>
          <table:table-cell table:style-name="ce9" office:value-type="float" office:value="-26.17" calcext:value-type="float">
            <text:p>-26.17</text:p>
          </table:table-cell>
          <table:table-cell table:style-name="ce9"/>
          <table:table-cell table:style-name="Default" office:value-type="string" calcext:value-type="string">
            <text:p>Monosulfate-Fe</text:p>
          </table:table-cell>
          <table:table-cell table:style-name="Default" office:value-type="string" calcext:value-type="string">
            <text:p>Ca4Fe2(SO4)(OH)12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"/>
          <table:table-cell table:style-name="ce10"/>
          <table:table-cell table:style-name="ce9" table:number-columns-repeated="9"/>
          <table:table-cell table:style-name="Default" office:value-type="string" calcext:value-type="string">
            <text:p>Thaumasite</text:p>
          </table:table-cell>
          <table:table-cell table:style-name="Default" office:value-type="string" calcext:value-type="string">
            <text:p>(CaSiO3)(CaSO4)(CaCO3)(H2O)15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Fe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6</text:p>
          </table:table-cell>
          <table:table-cell table:style-name="ce9" office:value-type="string" calcext:value-type="string">
            <text:p>C4FH13</text:p>
          </table:table-cell>
          <table:table-cell table:style-name="ce9" office:value-type="string" calcext:value-type="string">
            <text:p>Ca4Fe2(OH)14·6H2O</text:p>
          </table:table-cell>
          <table:table-cell table:style-name="ce9" office:value-type="float" office:value="95.12" calcext:value-type="float">
            <text:p>95.12</text:p>
          </table:table-cell>
          <table:table-cell table:style-name="ce9" office:value-type="float" office:value="-6443.63" calcext:value-type="float">
            <text:p>-6443.63</text:p>
          </table:table-cell>
          <table:table-cell table:style-name="ce9" office:value-type="float" office:value="-7417.4" calcext:value-type="float">
            <text:p>-7417.4</text:p>
          </table:table-cell>
          <table:table-cell table:style-name="ce9" office:value-type="float" office:value="705.35" calcext:value-type="float">
            <text:p>705.35</text:p>
          </table:table-cell>
          <table:table-cell table:style-name="ce9" office:value-type="float" office:value="787.08" calcext:value-type="float">
            <text:p>787.08</text:p>
          </table:table-cell>
          <table:table-cell table:style-name="ce9" office:value-type="float" office:value="274.4" calcext:value-type="float">
            <text:p>274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7</text:p>
          </table:table-cell>
          <table:table-cell table:style-name="ce9" office:value-type="string" calcext:value-type="string">
            <text:p>C3FH6</text:p>
          </table:table-cell>
          <table:table-cell table:style-name="ce9" office:value-type="string" calcext:value-type="string">
            <text:p>Ca3Fe2(OH)12</text:p>
          </table:table-cell>
          <table:table-cell table:style-name="ce9" office:value-type="float" office:value="72.37" calcext:value-type="float">
            <text:p>72.37</text:p>
          </table:table-cell>
          <table:table-cell table:style-name="ce9" office:value-type="float" office:value="-4123.57" calcext:value-type="float">
            <text:p>-4123.57</text:p>
          </table:table-cell>
          <table:table-cell table:style-name="ce9" office:value-type="float" office:value="-4647.59" calcext:value-type="float">
            <text:p>-4647.59</text:p>
          </table:table-cell>
          <table:table-cell table:style-name="ce9" office:value-type="float" office:value="436.84" calcext:value-type="float">
            <text:p>436.84</text:p>
          </table:table-cell>
          <table:table-cell table:style-name="ce9" office:value-type="float" office:value="484.15" calcext:value-type="float">
            <text:p>484.15</text:p>
          </table:table-cell>
          <table:table-cell table:style-name="ce9" office:value-type="float" office:value="154.5" calcext:value-type="float">
            <text:p>154.5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8</text:p>
          </table:table-cell>
          <table:table-cell table:style-name="ce9" office:value-type="string" calcext:value-type="string">
            <text:p>Ettringite-Fe</text:p>
          </table:table-cell>
          <table:table-cell table:style-name="ce9" office:value-type="string" calcext:value-type="string">
            <text:p>Ca6Fe2(SO4)3(OH)12·26H2O</text:p>
          </table:table-cell>
          <table:table-cell table:style-name="ce9" office:value-type="float" office:value="54.55" calcext:value-type="float">
            <text:p>54.55</text:p>
          </table:table-cell>
          <table:table-cell table:style-name="ce9" office:value-type="float" office:value="-14281.38" calcext:value-type="float">
            <text:p>-14281.38</text:p>
          </table:table-cell>
          <table:table-cell table:style-name="ce9" office:value-type="float" office:value="-16601.22" calcext:value-type="float">
            <text:p>-16601.22</text:p>
          </table:table-cell>
          <table:table-cell table:style-name="ce9" office:value-type="float" office:value="1930.11" calcext:value-type="float">
            <text:p>1930.11</text:p>
          </table:table-cell>
          <table:table-cell table:style-name="ce9" office:value-type="float" office:value="2214.54" calcext:value-type="float">
            <text:p>2214.54</text:p>
          </table:table-cell>
          <table:table-cell table:style-name="ce9" office:value-type="float" office:value="711.8" calcext:value-type="float">
            <text:p>711.8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9</text:p>
          </table:table-cell>
          <table:table-cell table:style-name="ce9" office:value-type="string" calcext:value-type="string">
            <text:p>Monosulfate-Fe</text:p>
          </table:table-cell>
          <table:table-cell table:style-name="ce9" office:value-type="string" calcext:value-type="string">
            <text:p>Ca4Fe2(SO4)(OH)12·6H2O</text:p>
          </table:table-cell>
          <table:table-cell table:style-name="ce9" office:value-type="float" office:value="66.05" calcext:value-type="float">
            <text:p>66.05</text:p>
          </table:table-cell>
          <table:table-cell table:style-name="ce9" office:value-type="float" office:value="-6879.31" calcext:value-type="float">
            <text:p>-6879.31</text:p>
          </table:table-cell>
          <table:table-cell table:style-name="ce9" office:value-type="float" office:value="-7846.68" calcext:value-type="float">
            <text:p>-7846.68</text:p>
          </table:table-cell>
          <table:table-cell table:style-name="ce9" office:value-type="float" office:value="833.3" calcext:value-type="float">
            <text:p>833.3</text:p>
          </table:table-cell>
          <table:table-cell table:style-name="ce9" office:value-type="float" office:value="982.61" calcext:value-type="float">
            <text:p>982.61</text:p>
          </table:table-cell>
          <table:table-cell table:style-name="ce9" office:value-type="float" office:value="316.06" calcext:value-type="float">
            <text:p>316.0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0020</text:p>
          </table:table-cell>
          <table:table-cell table:style-name="ce11" office:value-type="string" calcext:value-type="string">
            <text:p>Thaumasite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21</text:p>
          </table:table-cell>
          <table:table-cell table:style-name="ce9" office:value-type="string" calcext:value-type="string">
            <text:p>Thaumasite</text:p>
          </table:table-cell>
          <table:table-cell table:style-name="ce9" office:value-type="string" calcext:value-type="string">
            <text:p>CaSiO3·CaSO4·CaCO3·15H2O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-7559.67" calcext:value-type="float">
            <text:p>-7559.67</text:p>
          </table:table-cell>
          <table:table-cell table:style-name="ce9" office:value-type="float" office:value="-8682.04" calcext:value-type="float">
            <text:p>-8682.04</text:p>
          </table:table-cell>
          <table:table-cell table:style-name="ce9" office:value-type="float" office:value="941.5" calcext:value-type="float">
            <text:p>941.5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329.4" calcext:value-type="float">
            <text:p>329.4</text:p>
          </table:table-cell>
          <table:table-cell table:style-name="ce9" table:number-columns-repeated="248"/>
          <table:table-cell table:number-columns-repeated="767"/>
        </table:table-row>
        <table:table-row table:style-name="ro1" table:number-rows-repeated="65469">
          <table:table-cell/>
          <table:table-cell table:style-name="ce9" table:number-columns-repeated="256"/>
          <table:table-cell table:number-columns-repeated="767"/>
        </table:table-row>
        <table:table-row table:style-name="ro1" table:number-rows-repeated="9830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henbach_2008_dtb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2" table:number-columns-repeated="4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10"/>
          <table:table-cell office:value-type="string" calcext:value-type="string">
            <text:p>test Cp function (JM)</text:p>
          </table:table-cell>
          <table:table-cell table:number-columns-repeated="3"/>
          <table:table-cell office:value-type="string" calcext:value-type="string">
            <text:p>A0+A1*T+A2/T**2+A3/SQRT(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le 4. Standard thermodynamic properties at 25 °C: Thermodynamic data for cements “cemdata2007”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.K2]+273.15" office:value-type="float" office:value="298.15" calcext:value-type="float">
            <text:p>298.15</text:p>
          </table:table-cell>
          <table:table-cell table:formula="of:=[.L2]+273.15" office:value-type="float" office:value="323.15" calcext:value-type="float">
            <text:p>323.15</text:p>
          </table:table-cell>
          <table:table-cell table:formula="of:=[.M2]+273.15" office:value-type="float" office:value="348.15" calcext:value-type="float">
            <text:p>348.15</text:p>
          </table:table-cell>
          <table:table-cell table:formula="of:=[.N2]+273.15" office:value-type="float" office:value="373.15" calcext:value-type="float">
            <text:p>37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g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p_298</text:p>
          </table:table-cell>
          <table:table-cell table:number-columns-repeated="3"/>
          <table:table-cell table:number-columns-repeated="4" office:value-type="string" calcext:value-type="string">
            <text:p>Cp/Cp_25C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joule</text:p>
          </table:table-cell>
          <table:table-cell office:value-type="string" calcext:value-type="string">
            <text:p>cm3/mol</text:p>
          </table:table-cell>
          <table:table-cell table:number-columns-repeated="4" office:value-type="string" calcext:value-type="string">
            <text:p>J/K/m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tringite-Al</text:p>
          </table:table-cell>
          <table:table-cell office:value-type="float" office:value="-44.9" calcext:value-type="float">
            <text:p>-44.9</text:p>
          </table:table-cell>
          <table:table-cell office:value-type="float" office:value="-15205940" calcext:value-type="float">
            <text:p>-15205940</text:p>
          </table:table-cell>
          <table:table-cell office:value-type="float" office:value="-17535000" calcext:value-type="float">
            <text:p>-17535000</text:p>
          </table:table-cell>
          <table:table-cell office:value-type="float" office:value="1900" calcext:value-type="float">
            <text:p>1900</text:p>
          </table:table-cell>
          <table:table-cell office:value-type="float" office:value="707" calcext:value-type="float">
            <text:p>707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7]+[.$H7]*[.K$3]+[.$I7]/[.K$3]^2+[.$J7]/SQRT([.K$3]);2)" office:value-type="float" office:value="2174.24" calcext:value-type="float">
            <text:p>2174.24</text:p>
          </table:table-cell>
          <table:table-cell table:formula="of:=ROUND([.$G7]+[.$H7]*[.L$3]+[.$I7]/[.L$3]^2+[.$J7]/SQRT([.L$3]);2)" office:value-type="float" office:value="2193.97" calcext:value-type="float">
            <text:p>2193.97</text:p>
          </table:table-cell>
          <table:table-cell table:formula="of:=ROUND([.$G7]+[.$H7]*[.M$3]+[.$I7]/[.M$3]^2+[.$J7]/SQRT([.M$3]);2)" office:value-type="float" office:value="2213.69" calcext:value-type="float">
            <text:p>2213.69</text:p>
          </table:table-cell>
          <table:table-cell table:formula="of:=ROUND([.$G7]+[.$H7]*[.N$3]+[.$I7]/[.N$3]^2+[.$J7]/SQRT([.N$3]);2)" office:value-type="float" office:value="2233.42" calcext:value-type="float">
            <text:p>2233.42</text:p>
          </table:table-cell>
          <table:table-cell table:formula="of:=ROUND([.K7]/[.$K7];3)" office:value-type="float" office:value="1" calcext:value-type="float">
            <text:p>1</text:p>
          </table:table-cell>
          <table:table-cell table:formula="of:=ROUND([.L7]/[.$K7];3)" office:value-type="float" office:value="1.009" calcext:value-type="float">
            <text:p>1.009</text:p>
          </table:table-cell>
          <table:table-cell table:formula="of:=ROUND([.M7]/[.$K7];3)" office:value-type="float" office:value="1.018" calcext:value-type="float">
            <text:p>1.018</text:p>
          </table:table-cell>
          <table:table-cell table:formula="of:=ROUND([.N7]/[.$K7];3)" office:value-type="float" office:value="1.027" calcext:value-type="float">
            <text:p>1.0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" calcext:value-type="float">
            <text:p>-46.5</text:p>
          </table:table-cell>
          <table:table-cell office:value-type="float" office:value="-14565640" calcext:value-type="float">
            <text:p>-14565640</text:p>
          </table:table-cell>
          <table:table-cell office:value-type="float" office:value="-16792000" calcext:value-type="float">
            <text:p>-16792000</text:p>
          </table:table-cell>
          <table:table-cell office:value-type="float" office:value="1858" calcext:value-type="float">
            <text:p>1858</text:p>
          </table:table-cell>
          <table:table-cell office:value-type="float" office:value="650" calcext:value-type="float">
            <text:p>650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office:value-type="float" office:value="0" calcext:value-type="float">
            <text:p>0</text:p>
          </table:table-cell>
          <table:table-cell table:formula="of:=ROUND([.$G8]+[.$H8]*[.K$3]+[.$I8]/[.K$3]^2+[.$J8]/SQRT([.K$3]);2)" office:value-type="float" office:value="2121.15" calcext:value-type="float">
            <text:p>2121.15</text:p>
          </table:table-cell>
          <table:table-cell table:formula="of:=ROUND([.$G8]+[.$H8]*[.L$3]+[.$I8]/[.L$3]^2+[.$J8]/SQRT([.L$3]);2)" office:value-type="float" office:value="2148.14" calcext:value-type="float">
            <text:p>2148.14</text:p>
          </table:table-cell>
          <table:table-cell table:formula="of:=ROUND([.$G8]+[.$H8]*[.M$3]+[.$I8]/[.M$3]^2+[.$J8]/SQRT([.M$3]);2)" office:value-type="float" office:value="2172.43" calcext:value-type="float">
            <text:p>2172.43</text:p>
          </table:table-cell>
          <table:table-cell table:formula="of:=ROUND([.$G8]+[.$H8]*[.N$3]+[.$I8]/[.N$3]^2+[.$J8]/SQRT([.N$3]);2)" office:value-type="float" office:value="2194.72" calcext:value-type="float">
            <text:p>2194.72</text:p>
          </table:table-cell>
          <table:table-cell table:formula="of:=ROUND([.K8]/[.$K8];3)" office:value-type="float" office:value="1" calcext:value-type="float">
            <text:p>1</text:p>
          </table:table-cell>
          <table:table-cell table:formula="of:=ROUND([.L8]/[.$K8];3)" office:value-type="float" office:value="1.013" calcext:value-type="float">
            <text:p>1.013</text:p>
          </table:table-cell>
          <table:table-cell table:formula="of:=ROUND([.M8]/[.$K8];3)" office:value-type="float" office:value="1.024" calcext:value-type="float">
            <text:p>1.024</text:p>
          </table:table-cell>
          <table:table-cell table:formula="of:=ROUND([.N8]/[.$K8];3)" office:value-type="float" office:value="1.035" calcext:value-type="float">
            <text:p>1.0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ttringite-Fe</text:p>
          </table:table-cell>
          <table:table-cell office:value-type="float" office:value="-44" calcext:value-type="float">
            <text:p>-44</text:p>
          </table:table-cell>
          <table:table-cell office:value-type="float" office:value="-14282360" calcext:value-type="float">
            <text:p>-14282360</text:p>
          </table:table-cell>
          <table:table-cell office:value-type="float" office:value="-16600000" calcext:value-type="float">
            <text:p>-16600000</text:p>
          </table:table-cell>
          <table:table-cell office:value-type="float" office:value="1937" calcext:value-type="float">
            <text:p>1937</text:p>
          </table:table-cell>
          <table:table-cell office:value-type="float" office:value="717" calcext:value-type="float">
            <text:p>717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9]+[.$H9]*[.K$3]+[.$I9]/[.K$3]^2+[.$J9]/SQRT([.K$3]);2)" office:value-type="float" office:value="2199.64" calcext:value-type="float">
            <text:p>2199.64</text:p>
          </table:table-cell>
          <table:table-cell table:formula="of:=ROUND([.$G9]+[.$H9]*[.L$3]+[.$I9]/[.L$3]^2+[.$J9]/SQRT([.L$3]);2)" office:value-type="float" office:value="2217.64" calcext:value-type="float">
            <text:p>2217.64</text:p>
          </table:table-cell>
          <table:table-cell table:formula="of:=ROUND([.$G9]+[.$H9]*[.M$3]+[.$I9]/[.M$3]^2+[.$J9]/SQRT([.M$3]);2)" office:value-type="float" office:value="2236.33" calcext:value-type="float">
            <text:p>2236.33</text:p>
          </table:table-cell>
          <table:table-cell table:formula="of:=ROUND([.$G9]+[.$H9]*[.N$3]+[.$I9]/[.N$3]^2+[.$J9]/SQRT([.N$3]);2)" office:value-type="float" office:value="2255.55" calcext:value-type="float">
            <text:p>2255.55</text:p>
          </table:table-cell>
          <table:table-cell table:formula="of:=ROUND([.K9]/[.$K9];3)" office:value-type="float" office:value="1" calcext:value-type="float">
            <text:p>1</text:p>
          </table:table-cell>
          <table:table-cell table:formula="of:=ROUND([.L9]/[.$K9];3)" office:value-type="float" office:value="1.008" calcext:value-type="float">
            <text:p>1.008</text:p>
          </table:table-cell>
          <table:table-cell table:formula="of:=ROUND([.M9]/[.$K9];3)" office:value-type="float" office:value="1.017" calcext:value-type="float">
            <text:p>1.017</text:p>
          </table:table-cell>
          <table:table-cell table:formula="of:=ROUND([.N9]/[.$K9];3)" office:value-type="float" office:value="1.025" calcext:value-type="float">
            <text:p>1.0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H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5010090" calcext:value-type="float">
            <text:p>-5010090</text:p>
          </table:table-cell>
          <table:table-cell office:value-type="float" office:value="-5540000" calcext:value-type="float">
            <text:p>-554000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10]+[.$H10]*[.K$3]+[.$I10]/[.K$3]^2+[.$J10]/SQRT([.K$3]);2)" office:value-type="float" office:value="459.26" calcext:value-type="float">
            <text:p>459.26</text:p>
          </table:table-cell>
          <table:table-cell table:formula="of:=ROUND([.$G10]+[.$H10]*[.L$3]+[.$I10]/[.L$3]^2+[.$J10]/SQRT([.L$3]);2)" office:value-type="float" office:value="473.29" calcext:value-type="float">
            <text:p>473.29</text:p>
          </table:table-cell>
          <table:table-cell table:formula="of:=ROUND([.$G10]+[.$H10]*[.M$3]+[.$I10]/[.M$3]^2+[.$J10]/SQRT([.M$3]);2)" office:value-type="float" office:value="487.31" calcext:value-type="float">
            <text:p>487.31</text:p>
          </table:table-cell>
          <table:table-cell table:formula="of:=ROUND([.$G10]+[.$H10]*[.N$3]+[.$I10]/[.N$3]^2+[.$J10]/SQRT([.N$3]);2)" office:value-type="float" office:value="501.34" calcext:value-type="float">
            <text:p>501.34</text:p>
          </table:table-cell>
          <table:table-cell table:formula="of:=ROUND([.K10]/[.$K10];3)" office:value-type="float" office:value="1" calcext:value-type="float">
            <text:p>1</text:p>
          </table:table-cell>
          <table:table-cell table:formula="of:=ROUND([.L10]/[.$K10];3)" office:value-type="float" office:value="1.031" calcext:value-type="float">
            <text:p>1.031</text:p>
          </table:table-cell>
          <table:table-cell table:formula="of:=ROUND([.M10]/[.$K10];3)" office:value-type="float" office:value="1.061" calcext:value-type="float">
            <text:p>1.061</text:p>
          </table:table-cell>
          <table:table-cell table:formula="of:=ROUND([.N10]/[.$K10];3)" office:value-type="float" office:value="1.092" calcext:value-type="float">
            <text:p>1.0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S0.8H4.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5368010" calcext:value-type="float">
            <text:p>-5368010</text:p>
          </table:table-cell>
          <table:table-cell office:value-type="float" office:value="-5855000" calcext:value-type="float">
            <text:p>-5855000</text:p>
          </table:table-cell>
          <table:table-cell office:value-type="float" office:value="369" calcext:value-type="float">
            <text:p>369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table:formula="of:=ROUND([.$G11]+[.$H11]*[.K$3]+[.$I11]/[.K$3]^2+[.$J11]/SQRT([.K$3]);2)" office:value-type="float" office:value="423.46" calcext:value-type="float">
            <text:p>423.46</text:p>
          </table:table-cell>
          <table:table-cell table:formula="of:=ROUND([.$G11]+[.$H11]*[.L$3]+[.$I11]/[.L$3]^2+[.$J11]/SQRT([.L$3]);2)" office:value-type="float" office:value="436.64" calcext:value-type="float">
            <text:p>436.64</text:p>
          </table:table-cell>
          <table:table-cell table:formula="of:=ROUND([.$G11]+[.$H11]*[.M$3]+[.$I11]/[.M$3]^2+[.$J11]/SQRT([.M$3]);2)" office:value-type="float" office:value="449.8" calcext:value-type="float">
            <text:p>449.8</text:p>
          </table:table-cell>
          <table:table-cell table:formula="of:=ROUND([.$G11]+[.$H11]*[.N$3]+[.$I11]/[.N$3]^2+[.$J11]/SQRT([.N$3]);2)" office:value-type="float" office:value="462.98" calcext:value-type="float">
            <text:p>462.98</text:p>
          </table:table-cell>
          <table:table-cell table:formula="of:=ROUND([.K11]/[.$K11];3)" office:value-type="float" office:value="1" calcext:value-type="float">
            <text:p>1</text:p>
          </table:table-cell>
          <table:table-cell table:formula="of:=ROUND([.L11]/[.$K11];3)" office:value-type="float" office:value="1.031" calcext:value-type="float">
            <text:p>1.031</text:p>
          </table:table-cell>
          <table:table-cell table:formula="of:=ROUND([.M11]/[.$K11];3)" office:value-type="float" office:value="1.062" calcext:value-type="float">
            <text:p>1.062</text:p>
          </table:table-cell>
          <table:table-cell table:formula="of:=ROUND([.N11]/[.$K11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FH6</text:p>
          </table:table-cell>
          <table:table-cell office:value-type="float" office:value="-25.16" calcext:value-type="float">
            <text:p>-25.16</text:p>
          </table:table-cell>
          <table:table-cell office:value-type="float" office:value="-4116290" calcext:value-type="float">
            <text:p>-4116290</text:p>
          </table:table-cell>
          <table:table-cell office:value-type="float" office:value="-4640000" calcext:value-type="float">
            <text:p>-4640000</text:p>
          </table:table-cell>
          <table:table-cell office:value-type="float" office:value="439" calcext:value-type="float">
            <text:p>439</text:p>
          </table:table-cell>
          <table:table-cell office:value-type="float" office:value="155" calcext:value-type="float">
            <text:p>155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12]+[.$H12]*[.K$3]+[.$I12]/[.K$3]^2+[.$J12]/SQRT([.K$3]);2)" office:value-type="float" office:value="484.66" calcext:value-type="float">
            <text:p>484.66</text:p>
          </table:table-cell>
          <table:table-cell table:formula="of:=ROUND([.$G12]+[.$H12]*[.L$3]+[.$I12]/[.L$3]^2+[.$J12]/SQRT([.L$3]);2)" office:value-type="float" office:value="496.96" calcext:value-type="float">
            <text:p>496.96</text:p>
          </table:table-cell>
          <table:table-cell table:formula="of:=ROUND([.$G12]+[.$H12]*[.M$3]+[.$I12]/[.M$3]^2+[.$J12]/SQRT([.M$3]);2)" office:value-type="float" office:value="509.96" calcext:value-type="float">
            <text:p>509.96</text:p>
          </table:table-cell>
          <table:table-cell table:formula="of:=ROUND([.$G12]+[.$H12]*[.N$3]+[.$I12]/[.N$3]^2+[.$J12]/SQRT([.N$3]);2)" office:value-type="float" office:value="523.47" calcext:value-type="float">
            <text:p>523.47</text:p>
          </table:table-cell>
          <table:table-cell table:formula="of:=ROUND([.K12]/[.$K12];3)" office:value-type="float" office:value="1" calcext:value-type="float">
            <text:p>1</text:p>
          </table:table-cell>
          <table:table-cell table:formula="of:=ROUND([.L12]/[.$K12];3)" office:value-type="float" office:value="1.025" calcext:value-type="float">
            <text:p>1.025</text:p>
          </table:table-cell>
          <table:table-cell table:formula="of:=ROUND([.M12]/[.$K12];3)" office:value-type="float" office:value="1.052" calcext:value-type="float">
            <text:p>1.052</text:p>
          </table:table-cell>
          <table:table-cell table:formula="of:=ROUND([.N12]/[.$K12];3)" office:value-type="float" office:value="1.08" calcext:value-type="float">
            <text:p>1.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" calcext:value-type="float">
            <text:p>-25.4</text:p>
          </table:table-cell>
          <table:table-cell office:value-type="float" office:value="-7326560" calcext:value-type="float">
            <text:p>-7326560</text:p>
          </table:table-cell>
          <table:table-cell office:value-type="float" office:value="-8302000" calcext:value-type="float">
            <text:p>-8302000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formula="of:=ROUND([.$G13]+[.$H13]*[.K$3]+[.$I13]/[.K$3]^2+[.$J13]/SQRT([.K$3]);2)" office:value-type="float" office:value="930.5" calcext:value-type="float">
            <text:p>930.5</text:p>
          </table:table-cell>
          <table:table-cell table:formula="of:=ROUND([.$G13]+[.$H13]*[.L$3]+[.$I13]/[.L$3]^2+[.$J13]/SQRT([.L$3]);2)" office:value-type="float" office:value="960.33" calcext:value-type="float">
            <text:p>960.33</text:p>
          </table:table-cell>
          <table:table-cell table:formula="of:=ROUND([.$G13]+[.$H13]*[.M$3]+[.$I13]/[.M$3]^2+[.$J13]/SQRT([.M$3]);2)" office:value-type="float" office:value="989.76" calcext:value-type="float">
            <text:p>989.76</text:p>
          </table:table-cell>
          <table:table-cell table:formula="of:=ROUND([.$G13]+[.$H13]*[.N$3]+[.$I13]/[.N$3]^2+[.$J13]/SQRT([.N$3]);2)" office:value-type="float" office:value="1018.86" calcext:value-type="float">
            <text:p>1018.86</text:p>
          </table:table-cell>
          <table:table-cell table:formula="of:=ROUND([.K13]/[.$K13];3)" office:value-type="float" office:value="1" calcext:value-type="float">
            <text:p>1</text:p>
          </table:table-cell>
          <table:table-cell table:formula="of:=ROUND([.L13]/[.$K13];3)" office:value-type="float" office:value="1.032" calcext:value-type="float">
            <text:p>1.032</text:p>
          </table:table-cell>
          <table:table-cell table:formula="of:=ROUND([.M13]/[.$K13];3)" office:value-type="float" office:value="1.064" calcext:value-type="float">
            <text:p>1.064</text:p>
          </table:table-cell>
          <table:table-cell table:formula="of:=ROUND([.N13]/[.$K13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" calcext:value-type="float">
            <text:p>-13.56</text:p>
          </table:table-cell>
          <table:table-cell office:value-type="float" office:value="-4812760" calcext:value-type="float">
            <text:p>-4812760</text:p>
          </table:table-cell>
          <table:table-cell office:value-type="float" office:value="-5433000" calcext:value-type="float">
            <text:p>-5433000</text:p>
          </table:table-cell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formula="of:=ROUND([.$G14]+[.$H14]*[.K$3]+[.$I14]/[.K$3]^2+[.$J14]/SQRT([.K$3]);2)" office:value-type="float" office:value="558.55" calcext:value-type="float">
            <text:p>558.55</text:p>
          </table:table-cell>
          <table:table-cell table:formula="of:=ROUND([.$G14]+[.$H14]*[.L$3]+[.$I14]/[.L$3]^2+[.$J14]/SQRT([.L$3]);2)" office:value-type="float" office:value="578.23" calcext:value-type="float">
            <text:p>578.23</text:p>
          </table:table-cell>
          <table:table-cell table:formula="of:=ROUND([.$G14]+[.$H14]*[.M$3]+[.$I14]/[.M$3]^2+[.$J14]/SQRT([.M$3]);2)" office:value-type="float" office:value="597.7" calcext:value-type="float">
            <text:p>597.7</text:p>
          </table:table-cell>
          <table:table-cell table:formula="of:=ROUND([.$G14]+[.$H14]*[.N$3]+[.$I14]/[.N$3]^2+[.$J14]/SQRT([.N$3]);2)" office:value-type="float" office:value="617.01" calcext:value-type="float">
            <text:p>617.01</text:p>
          </table:table-cell>
          <table:table-cell table:formula="of:=ROUND([.K14]/[.$K14];3)" office:value-type="float" office:value="1" calcext:value-type="float">
            <text:p>1</text:p>
          </table:table-cell>
          <table:table-cell table:formula="of:=ROUND([.L14]/[.$K14];3)" office:value-type="float" office:value="1.035" calcext:value-type="float">
            <text:p>1.035</text:p>
          </table:table-cell>
          <table:table-cell table:formula="of:=ROUND([.M14]/[.$K14];3)" office:value-type="float" office:value="1.07" calcext:value-type="float">
            <text:p>1.07</text:p>
          </table:table-cell>
          <table:table-cell table:formula="of:=ROUND([.N14]/[.$K14];3)" office:value-type="float" office:value="1.105" calcext:value-type="float">
            <text:p>1.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S¯H12</text:p>
          </table:table-cell>
          <table:table-cell office:value-type="float" office:value="-29.26" calcext:value-type="float">
            <text:p>-29.26</text:p>
          </table:table-cell>
          <table:table-cell office:value-type="float" office:value="-7778500" calcext:value-type="float">
            <text:p>-7778500</text:p>
          </table:table-cell>
          <table:table-cell office:value-type="float" office:value="-8750000" calcext:value-type="float">
            <text:p>-8750000</text:p>
          </table:table-cell>
          <table:table-cell office:value-type="float" office:value="821" calcext:value-type="float">
            <text:p>821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15]+[.$H15]*[.K$3]+[.$I15]/[.K$3]^2+[.$J15]/SQRT([.K$3]);2)" office:value-type="float" office:value="942.24" calcext:value-type="float">
            <text:p>942.24</text:p>
          </table:table-cell>
          <table:table-cell table:formula="of:=ROUND([.$G15]+[.$H15]*[.L$3]+[.$I15]/[.L$3]^2+[.$J15]/SQRT([.L$3]);2)" office:value-type="float" office:value="971.44" calcext:value-type="float">
            <text:p>971.44</text:p>
          </table:table-cell>
          <table:table-cell table:formula="of:=ROUND([.$G15]+[.$H15]*[.M$3]+[.$I15]/[.M$3]^2+[.$J15]/SQRT([.M$3]);2)" office:value-type="float" office:value="1000.64" calcext:value-type="float">
            <text:p>1000.64</text:p>
          </table:table-cell>
          <table:table-cell table:formula="of:=ROUND([.$G15]+[.$H15]*[.N$3]+[.$I15]/[.N$3]^2+[.$J15]/SQRT([.N$3]);2)" office:value-type="float" office:value="1029.84" calcext:value-type="float">
            <text:p>1029.84</text:p>
          </table:table-cell>
          <table:table-cell table:formula="of:=ROUND([.K15]/[.$K15];3)" office:value-type="float" office:value="1" calcext:value-type="float">
            <text:p>1</text:p>
          </table:table-cell>
          <table:table-cell table:formula="of:=ROUND([.L15]/[.$K15];3)" office:value-type="float" office:value="1.031" calcext:value-type="float">
            <text:p>1.031</text:p>
          </table:table-cell>
          <table:table-cell table:formula="of:=ROUND([.M15]/[.$K15];3)" office:value-type="float" office:value="1.062" calcext:value-type="float">
            <text:p>1.062</text:p>
          </table:table-cell>
          <table:table-cell table:formula="of:=ROUND([.N15]/[.$K15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C¯H11</text:p>
          </table:table-cell>
          <table:table-cell office:value-type="float" office:value="-31.47" calcext:value-type="float">
            <text:p>-31.47</text:p>
          </table:table-cell>
          <table:table-cell office:value-type="float" office:value="-7337460" calcext:value-type="float">
            <text:p>-7337460</text:p>
          </table:table-cell>
          <table:table-cell office:value-type="float" office:value="-8250000" calcext:value-type="float">
            <text:p>-8250000</text:p>
          </table:table-cell>
          <table:table-cell office:value-type="float" office:value="657" calcext:value-type="float">
            <text:p>657</text:p>
          </table:table-cell>
          <table:table-cell office:value-type="float" office:value="262" calcext:value-type="float">
            <text:p>262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table:formula="of:=ROUND([.$G16]+[.$H16]*[.K$3]+[.$I16]/[.K$3]^2+[.$J16]/SQRT([.K$3]);2)" office:value-type="float" office:value="881.65" calcext:value-type="float">
            <text:p>881.65</text:p>
          </table:table-cell>
          <table:table-cell table:formula="of:=ROUND([.$G16]+[.$H16]*[.L$3]+[.$I16]/[.L$3]^2+[.$J16]/SQRT([.L$3]);2)" office:value-type="float" office:value="910.53" calcext:value-type="float">
            <text:p>910.53</text:p>
          </table:table-cell>
          <table:table-cell table:formula="of:=ROUND([.$G16]+[.$H16]*[.M$3]+[.$I16]/[.M$3]^2+[.$J16]/SQRT([.M$3]);2)" office:value-type="float" office:value="938.52" calcext:value-type="float">
            <text:p>938.52</text:p>
          </table:table-cell>
          <table:table-cell table:formula="of:=ROUND([.$G16]+[.$H16]*[.N$3]+[.$I16]/[.N$3]^2+[.$J16]/SQRT([.N$3]);2)" office:value-type="float" office:value="965.83" calcext:value-type="float">
            <text:p>965.83</text:p>
          </table:table-cell>
          <table:table-cell table:formula="of:=ROUND([.K16]/[.$K16];3)" office:value-type="float" office:value="1" calcext:value-type="float">
            <text:p>1</text:p>
          </table:table-cell>
          <table:table-cell table:formula="of:=ROUND([.L16]/[.$K16];3)" office:value-type="float" office:value="1.033" calcext:value-type="float">
            <text:p>1.033</text:p>
          </table:table-cell>
          <table:table-cell table:formula="of:=ROUND([.M16]/[.$K16];3)" office:value-type="float" office:value="1.065" calcext:value-type="float">
            <text:p>1.065</text:p>
          </table:table-cell>
          <table:table-cell table:formula="of:=ROUND([.N16]/[.$K16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C¯0.5H12</text:p>
          </table:table-cell>
          <table:table-cell office:value-type="float" office:value="-29.13" calcext:value-type="float">
            <text:p>-29.13</text:p>
          </table:table-cell>
          <table:table-cell office:value-type="float" office:value="-7335970" calcext:value-type="float">
            <text:p>-7335970</text:p>
          </table:table-cell>
          <table:table-cell office:value-type="float" office:value="-8270000" calcext:value-type="float">
            <text:p>-8270000</text:p>
          </table:table-cell>
          <table:table-cell office:value-type="float" office:value="713" calcext:value-type="float">
            <text:p>713</text:p>
          </table:table-cell>
          <table:table-cell office:value-type="float" office:value="285" calcext:value-type="float">
            <text:p>285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table:formula="of:=ROUND([.$G17]+[.$H17]*[.K$3]+[.$I17]/[.K$3]^2+[.$J17]/SQRT([.K$3]);2)" office:value-type="float" office:value="905.37" calcext:value-type="float">
            <text:p>905.37</text:p>
          </table:table-cell>
          <table:table-cell table:formula="of:=ROUND([.$G17]+[.$H17]*[.L$3]+[.$I17]/[.L$3]^2+[.$J17]/SQRT([.L$3]);2)" office:value-type="float" office:value="934.72" calcext:value-type="float">
            <text:p>934.72</text:p>
          </table:table-cell>
          <table:table-cell table:formula="of:=ROUND([.$G17]+[.$H17]*[.M$3]+[.$I17]/[.M$3]^2+[.$J17]/SQRT([.M$3]);2)" office:value-type="float" office:value="963.42" calcext:value-type="float">
            <text:p>963.42</text:p>
          </table:table-cell>
          <table:table-cell table:formula="of:=ROUND([.$G17]+[.$H17]*[.N$3]+[.$I17]/[.N$3]^2+[.$J17]/SQRT([.N$3]);2)" office:value-type="float" office:value="991.62" calcext:value-type="float">
            <text:p>991.62</text:p>
          </table:table-cell>
          <table:table-cell table:formula="of:=ROUND([.K17]/[.$K17];3)" office:value-type="float" office:value="1" calcext:value-type="float">
            <text:p>1</text:p>
          </table:table-cell>
          <table:table-cell table:formula="of:=ROUND([.L17]/[.$K17];3)" office:value-type="float" office:value="1.032" calcext:value-type="float">
            <text:p>1.032</text:p>
          </table:table-cell>
          <table:table-cell table:formula="of:=ROUND([.M17]/[.$K17];3)" office:value-type="float" office:value="1.064" calcext:value-type="float">
            <text:p>1.064</text:p>
          </table:table-cell>
          <table:table-cell table:formula="of:=ROUND([.N17]/[.$K17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ASH8</text:p>
          </table:table-cell>
          <table:table-cell office:value-type="float" office:value="-19.7" calcext:value-type="float">
            <text:p>-19.7</text:p>
          </table:table-cell>
          <table:table-cell office:value-type="float" office:value="-5705150" calcext:value-type="float">
            <text:p>-5705150</text:p>
          </table:table-cell>
          <table:table-cell office:value-type="float" office:value="-6360000" calcext:value-type="float">
            <text:p>-6360000</text:p>
          </table:table-cell>
          <table:table-cell office:value-type="float" office:value="546" calcext:value-type="float">
            <text:p>546</text:p>
          </table:table-cell>
          <table:table-cell office:value-type="float" office:value="216" calcext:value-type="float">
            <text:p>216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table:formula="of:=ROUND([.$G18]+[.$H18]*[.K$3]+[.$I18]/[.K$3]^2+[.$J18]/SQRT([.K$3]);2)" office:value-type="float" office:value="602.27" calcext:value-type="float">
            <text:p>602.27</text:p>
          </table:table-cell>
          <table:table-cell table:formula="of:=ROUND([.$G18]+[.$H18]*[.L$3]+[.$I18]/[.L$3]^2+[.$J18]/SQRT([.L$3]);2)" office:value-type="float" office:value="624.72" calcext:value-type="float">
            <text:p>624.72</text:p>
          </table:table-cell>
          <table:table-cell table:formula="of:=ROUND([.$G18]+[.$H18]*[.M$3]+[.$I18]/[.M$3]^2+[.$J18]/SQRT([.M$3]);2)" office:value-type="float" office:value="646.57" calcext:value-type="float">
            <text:p>646.57</text:p>
          </table:table-cell>
          <table:table-cell table:formula="of:=ROUND([.$G18]+[.$H18]*[.N$3]+[.$I18]/[.N$3]^2+[.$J18]/SQRT([.N$3]);2)" office:value-type="float" office:value="667.96" calcext:value-type="float">
            <text:p>667.96</text:p>
          </table:table-cell>
          <table:table-cell table:formula="of:=ROUND([.K18]/[.$K18];3)" office:value-type="float" office:value="1" calcext:value-type="float">
            <text:p>1</text:p>
          </table:table-cell>
          <table:table-cell table:formula="of:=ROUND([.L18]/[.$K18];3)" office:value-type="float" office:value="1.037" calcext:value-type="float">
            <text:p>1.037</text:p>
          </table:table-cell>
          <table:table-cell table:formula="of:=ROUND([.M18]/[.$K18];3)" office:value-type="float" office:value="1.074" calcext:value-type="float">
            <text:p>1.074</text:p>
          </table:table-cell>
          <table:table-cell table:formula="of:=ROUND([.N18]/[.$K18];3)" office:value-type="float" office:value="1.109" calcext:value-type="float">
            <text:p>1.1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" calcext:value-type="float">
            <text:p>-29.4</text:p>
          </table:table-cell>
          <table:table-cell office:value-type="float" office:value="-6430940" calcext:value-type="float">
            <text:p>-6430940</text:p>
          </table:table-cell>
          <table:table-cell office:value-type="float" office:value="-7395000" calcext:value-type="float">
            <text:p>-7395000</text:p>
          </table:table-cell>
          <table:table-cell office:value-type="float" office:value="737" calcext:value-type="float">
            <text:p>737</text:p>
          </table:table-cell>
          <table:table-cell office:value-type="float" office:value="286" calcext:value-type="float">
            <text:p>286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table:formula="of:=ROUND([.$G19]+[.$H19]*[.K$3]+[.$I19]/[.K$3]^2+[.$J19]/SQRT([.K$3]);2)" office:value-type="float" office:value="955.9" calcext:value-type="float">
            <text:p>955.9</text:p>
          </table:table-cell>
          <table:table-cell table:formula="of:=ROUND([.$G19]+[.$H19]*[.L$3]+[.$I19]/[.L$3]^2+[.$J19]/SQRT([.L$3]);2)" office:value-type="float" office:value="984" calcext:value-type="float">
            <text:p>984</text:p>
          </table:table-cell>
          <table:table-cell table:formula="of:=ROUND([.$G19]+[.$H19]*[.M$3]+[.$I19]/[.M$3]^2+[.$J19]/SQRT([.M$3]);2)" office:value-type="float" office:value="1012.41" calcext:value-type="float">
            <text:p>1012.41</text:p>
          </table:table-cell>
          <table:table-cell table:formula="of:=ROUND([.$G19]+[.$H19]*[.N$3]+[.$I19]/[.N$3]^2+[.$J19]/SQRT([.N$3]);2)" office:value-type="float" office:value="1040.99" calcext:value-type="float">
            <text:p>1040.99</text:p>
          </table:table-cell>
          <table:table-cell table:formula="of:=ROUND([.K19]/[.$K19];3)" office:value-type="float" office:value="1" calcext:value-type="float">
            <text:p>1</text:p>
          </table:table-cell>
          <table:table-cell table:formula="of:=ROUND([.L19]/[.$K19];3)" office:value-type="float" office:value="1.029" calcext:value-type="float">
            <text:p>1.029</text:p>
          </table:table-cell>
          <table:table-cell table:formula="of:=ROUND([.M19]/[.$K19];3)" office:value-type="float" office:value="1.059" calcext:value-type="float">
            <text:p>1.059</text:p>
          </table:table-cell>
          <table:table-cell table:formula="of:=ROUND([.N19]/[.$K19];3)" office:value-type="float" office:value="1.089" calcext:value-type="float">
            <text:p>1.0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" calcext:value-type="float">
            <text:p>-17.6</text:p>
          </table:table-cell>
          <table:table-cell office:value-type="float" office:value="-3917380" calcext:value-type="float">
            <text:p>-3917380</text:p>
          </table:table-cell>
          <table:table-cell office:value-type="float" office:value="-4526000" calcext:value-type="float">
            <text:p>-4526000</text:p>
          </table:table-cell>
          <table:table-cell office:value-type="float" office:value="476" calcext:value-type="float">
            <text:p>476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table:formula="of:=ROUND([.$G20]+[.$H20]*[.K$3]+[.$I20]/[.K$3]^2+[.$J20]/SQRT([.K$3]);2)" office:value-type="float" office:value="583.95" calcext:value-type="float">
            <text:p>583.95</text:p>
          </table:table-cell>
          <table:table-cell table:formula="of:=ROUND([.$G20]+[.$H20]*[.L$3]+[.$I20]/[.L$3]^2+[.$J20]/SQRT([.L$3]);2)" office:value-type="float" office:value="601.9" calcext:value-type="float">
            <text:p>601.9</text:p>
          </table:table-cell>
          <table:table-cell table:formula="of:=ROUND([.$G20]+[.$H20]*[.M$3]+[.$I20]/[.M$3]^2+[.$J20]/SQRT([.M$3]);2)" office:value-type="float" office:value="620.35" calcext:value-type="float">
            <text:p>620.35</text:p>
          </table:table-cell>
          <table:table-cell table:formula="of:=ROUND([.$G20]+[.$H20]*[.N$3]+[.$I20]/[.N$3]^2+[.$J20]/SQRT([.N$3]);2)" office:value-type="float" office:value="639.15" calcext:value-type="float">
            <text:p>639.15</text:p>
          </table:table-cell>
          <table:table-cell table:formula="of:=ROUND([.K20]/[.$K20];3)" office:value-type="float" office:value="1" calcext:value-type="float">
            <text:p>1</text:p>
          </table:table-cell>
          <table:table-cell table:formula="of:=ROUND([.L20]/[.$K20];3)" office:value-type="float" office:value="1.031" calcext:value-type="float">
            <text:p>1.031</text:p>
          </table:table-cell>
          <table:table-cell table:formula="of:=ROUND([.M20]/[.$K20];3)" office:value-type="float" office:value="1.062" calcext:value-type="float">
            <text:p>1.062</text:p>
          </table:table-cell>
          <table:table-cell table:formula="of:=ROUND([.N20]/[.$K20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S¯H12</text:p>
          </table:table-cell>
          <table:table-cell office:value-type="float" office:value="-33.2" calcext:value-type="float">
            <text:p>-33.2</text:p>
          </table:table-cell>
          <table:table-cell office:value-type="float" office:value="-6882550" calcext:value-type="float">
            <text:p>-6882550</text:p>
          </table:table-cell>
          <table:table-cell office:value-type="float" office:value="-7843000" calcext:value-type="float">
            <text:p>-7843000</text:p>
          </table:table-cell>
          <table:table-cell office:value-type="float" office:value="858" calcext:value-type="float">
            <text:p>858</text:p>
          </table:table-cell>
          <table:table-cell office:value-type="float" office:value="322" calcext:value-type="float">
            <text:p>322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21]+[.$H21]*[.K$3]+[.$I21]/[.K$3]^2+[.$J21]/SQRT([.K$3]);2)" office:value-type="float" office:value="967.64" calcext:value-type="float">
            <text:p>967.64</text:p>
          </table:table-cell>
          <table:table-cell table:formula="of:=ROUND([.$G21]+[.$H21]*[.L$3]+[.$I21]/[.L$3]^2+[.$J21]/SQRT([.L$3]);2)" office:value-type="float" office:value="995.11" calcext:value-type="float">
            <text:p>995.11</text:p>
          </table:table-cell>
          <table:table-cell table:formula="of:=ROUND([.$G21]+[.$H21]*[.M$3]+[.$I21]/[.M$3]^2+[.$J21]/SQRT([.M$3]);2)" office:value-type="float" office:value="1023.28" calcext:value-type="float">
            <text:p>1023.28</text:p>
          </table:table-cell>
          <table:table-cell table:formula="of:=ROUND([.$G21]+[.$H21]*[.N$3]+[.$I21]/[.N$3]^2+[.$J21]/SQRT([.N$3]);2)" office:value-type="float" office:value="1051.97" calcext:value-type="float">
            <text:p>1051.97</text:p>
          </table:table-cell>
          <table:table-cell table:formula="of:=ROUND([.K21]/[.$K21];3)" office:value-type="float" office:value="1" calcext:value-type="float">
            <text:p>1</text:p>
          </table:table-cell>
          <table:table-cell table:formula="of:=ROUND([.L21]/[.$K21];3)" office:value-type="float" office:value="1.028" calcext:value-type="float">
            <text:p>1.028</text:p>
          </table:table-cell>
          <table:table-cell table:formula="of:=ROUND([.M21]/[.$K21];3)" office:value-type="float" office:value="1.058" calcext:value-type="float">
            <text:p>1.058</text:p>
          </table:table-cell>
          <table:table-cell table:formula="of:=ROUND([.N21]/[.$K21];3)" office:value-type="float" office:value="1.087" calcext:value-type="float">
            <text:p>1.0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C¯H12</text:p>
          </table:table-cell>
          <table:table-cell office:value-type="float" office:value="-35.5" calcext:value-type="float">
            <text:p>-35.5</text:p>
          </table:table-cell>
          <table:table-cell office:value-type="float" office:value="-6679200" calcext:value-type="float">
            <text:p>-6679200</text:p>
          </table:table-cell>
          <table:table-cell office:value-type="float" office:value="-7637000" calcext:value-type="float">
            <text:p>-7637000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office:value-type="float" office:value="0" calcext:value-type="float">
            <text:p>0</text:p>
          </table:table-cell>
          <table:table-cell table:formula="of:=ROUND([.$G22]+[.$H22]*[.K$3]+[.$I22]/[.K$3]^2+[.$J22]/SQRT([.K$3]);2)" office:value-type="float" office:value="950.51" calcext:value-type="float">
            <text:p>950.51</text:p>
          </table:table-cell>
          <table:table-cell table:formula="of:=ROUND([.$G22]+[.$H22]*[.L$3]+[.$I22]/[.L$3]^2+[.$J22]/SQRT([.L$3]);2)" office:value-type="float" office:value="980.4" calcext:value-type="float">
            <text:p>980.4</text:p>
          </table:table-cell>
          <table:table-cell table:formula="of:=ROUND([.$G22]+[.$H22]*[.M$3]+[.$I22]/[.M$3]^2+[.$J22]/SQRT([.M$3]);2)" office:value-type="float" office:value="1010.08" calcext:value-type="float">
            <text:p>1010.08</text:p>
          </table:table-cell>
          <table:table-cell table:formula="of:=ROUND([.$G22]+[.$H22]*[.N$3]+[.$I22]/[.N$3]^2+[.$J22]/SQRT([.N$3]);2)" office:value-type="float" office:value="1039.62" calcext:value-type="float">
            <text:p>1039.62</text:p>
          </table:table-cell>
          <table:table-cell table:formula="of:=ROUND([.K22]/[.$K22];3)" office:value-type="float" office:value="1" calcext:value-type="float">
            <text:p>1</text:p>
          </table:table-cell>
          <table:table-cell table:formula="of:=ROUND([.L22]/[.$K22];3)" office:value-type="float" office:value="1.031" calcext:value-type="float">
            <text:p>1.031</text:p>
          </table:table-cell>
          <table:table-cell table:formula="of:=ROUND([.M22]/[.$K22];3)" office:value-type="float" office:value="1.063" calcext:value-type="float">
            <text:p>1.063</text:p>
          </table:table-cell>
          <table:table-cell table:formula="of:=ROUND([.N22]/[.$K22];3)" office:value-type="float" office:value="1.094" calcext:value-type="float">
            <text:p>1.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C¯0.5H12</text:p>
          </table:table-cell>
          <table:table-cell office:value-type="float" office:value="-33.1" calcext:value-type="float">
            <text:p>-33.1</text:p>
          </table:table-cell>
          <table:table-cell office:value-type="float" office:value="-6440190" calcext:value-type="float">
            <text:p>-6440190</text:p>
          </table:table-cell>
          <table:table-cell office:value-type="float" office:value="-7363000" calcext:value-type="float">
            <text:p>-7363000</text:p>
          </table:table-cell>
          <table:table-cell office:value-type="float" office:value="749" calcext:value-type="float">
            <text:p>749</text:p>
          </table:table-cell>
          <table:table-cell office:value-type="float" office:value="296" calcext:value-type="float">
            <text:p>296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table:formula="of:=ROUND([.$G23]+[.$H23]*[.K$3]+[.$I23]/[.K$3]^2+[.$J23]/SQRT([.K$3]);2)" office:value-type="float" office:value="931.82" calcext:value-type="float">
            <text:p>931.82</text:p>
          </table:table-cell>
          <table:table-cell table:formula="of:=ROUND([.$G23]+[.$H23]*[.L$3]+[.$I23]/[.L$3]^2+[.$J23]/SQRT([.L$3]);2)" office:value-type="float" office:value="959.43" calcext:value-type="float">
            <text:p>959.43</text:p>
          </table:table-cell>
          <table:table-cell table:formula="of:=ROUND([.$G23]+[.$H23]*[.M$3]+[.$I23]/[.M$3]^2+[.$J23]/SQRT([.M$3]);2)" office:value-type="float" office:value="987.1" calcext:value-type="float">
            <text:p>987.1</text:p>
          </table:table-cell>
          <table:table-cell table:formula="of:=ROUND([.$G23]+[.$H23]*[.N$3]+[.$I23]/[.N$3]^2+[.$J23]/SQRT([.N$3]);2)" office:value-type="float" office:value="1014.79" calcext:value-type="float">
            <text:p>1014.79</text:p>
          </table:table-cell>
          <table:table-cell table:formula="of:=ROUND([.K23]/[.$K23];3)" office:value-type="float" office:value="1" calcext:value-type="float">
            <text:p>1</text:p>
          </table:table-cell>
          <table:table-cell table:formula="of:=ROUND([.L23]/[.$K23];3)" office:value-type="float" office:value="1.03" calcext:value-type="float">
            <text:p>1.03</text:p>
          </table:table-cell>
          <table:table-cell table:formula="of:=ROUND([.M23]/[.$K23];3)" office:value-type="float" office:value="1.059" calcext:value-type="float">
            <text:p>1.059</text:p>
          </table:table-cell>
          <table:table-cell table:formula="of:=ROUND([.N23]/[.$K23];3)" office:value-type="float" office:value="1.089" calcext:value-type="float">
            <text:p>1.0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FSH8</text:p>
          </table:table-cell>
          <table:table-cell office:value-type="float" office:value="-23.7" calcext:value-type="float">
            <text:p>-23.7</text:p>
          </table:table-cell>
          <table:table-cell office:value-type="float" office:value="-4809530" calcext:value-type="float">
            <text:p>-4809530</text:p>
          </table:table-cell>
          <table:table-cell office:value-type="float" office:value="-5453000" calcext:value-type="float">
            <text:p>-5453000</text:p>
          </table:table-cell>
          <table:table-cell office:value-type="float" office:value="583" calcext:value-type="float">
            <text:p>583</text:p>
          </table:table-cell>
          <table:table-cell office:value-type="float" office:value="227" calcext:value-type="float">
            <text:p>227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table:formula="of:=ROUND([.$G24]+[.$H24]*[.K$3]+[.$I24]/[.K$3]^2+[.$J24]/SQRT([.K$3]);2)" office:value-type="float" office:value="628.68" calcext:value-type="float">
            <text:p>628.68</text:p>
          </table:table-cell>
          <table:table-cell table:formula="of:=ROUND([.$G24]+[.$H24]*[.L$3]+[.$I24]/[.L$3]^2+[.$J24]/SQRT([.L$3]);2)" office:value-type="float" office:value="649.4" calcext:value-type="float">
            <text:p>649.4</text:p>
          </table:table-cell>
          <table:table-cell table:formula="of:=ROUND([.$G24]+[.$H24]*[.M$3]+[.$I24]/[.M$3]^2+[.$J24]/SQRT([.M$3]);2)" office:value-type="float" office:value="670.22" calcext:value-type="float">
            <text:p>670.22</text:p>
          </table:table-cell>
          <table:table-cell table:formula="of:=ROUND([.$G24]+[.$H24]*[.N$3]+[.$I24]/[.N$3]^2+[.$J24]/SQRT([.N$3]);2)" office:value-type="float" office:value="691.1" calcext:value-type="float">
            <text:p>691.1</text:p>
          </table:table-cell>
          <table:table-cell table:formula="of:=ROUND([.K24]/[.$K24];3)" office:value-type="float" office:value="1" calcext:value-type="float">
            <text:p>1</text:p>
          </table:table-cell>
          <table:table-cell table:formula="of:=ROUND([.L24]/[.$K24];3)" office:value-type="float" office:value="1.033" calcext:value-type="float">
            <text:p>1.033</text:p>
          </table:table-cell>
          <table:table-cell table:formula="of:=ROUND([.M24]/[.$K24];3)" office:value-type="float" office:value="1.066" calcext:value-type="float">
            <text:p>1.066</text:p>
          </table:table-cell>
          <table:table-cell table:formula="of:=ROUND([.N24]/[.$K24];3)" office:value-type="float" office:value="1.099" calcext:value-type="float">
            <text:p>1.0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AH10</text:p>
          </table:table-cell>
          <table:table-cell office:value-type="float" office:value="-56.02" calcext:value-type="float">
            <text:p>-56.02</text:p>
          </table:table-cell>
          <table:table-cell office:value-type="float" office:value="-6394560" calcext:value-type="float">
            <text:p>-6394560</text:p>
          </table:table-cell>
          <table:table-cell office:value-type="float" office:value="-7196000" calcext:value-type="float">
            <text:p>-7196000</text:p>
          </table:table-cell>
          <table:table-cell office:value-type="float" office:value="549" calcext:value-type="float">
            <text:p>549</text:p>
          </table:table-cell>
          <table:table-cell office:value-type="float" office:value="220" calcext:value-type="float">
            <text:p>220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table:formula="of:=ROUND([.$G25]+[.$H25]*[.K$3]+[.$I25]/[.K$3]^2+[.$J25]/SQRT([.K$3]);2)" office:value-type="float" office:value="969.82" calcext:value-type="float">
            <text:p>969.82</text:p>
          </table:table-cell>
          <table:table-cell table:formula="of:=ROUND([.$G25]+[.$H25]*[.L$3]+[.$I25]/[.L$3]^2+[.$J25]/SQRT([.L$3]);2)" office:value-type="float" office:value="1067.36" calcext:value-type="float">
            <text:p>1067.36</text:p>
          </table:table-cell>
          <table:table-cell table:formula="of:=ROUND([.$G25]+[.$H25]*[.M$3]+[.$I25]/[.M$3]^2+[.$J25]/SQRT([.M$3]);2)" office:value-type="float" office:value="1166.36" calcext:value-type="float">
            <text:p>1166.36</text:p>
          </table:table-cell>
          <table:table-cell table:formula="of:=ROUND([.$G25]+[.$H25]*[.N$3]+[.$I25]/[.N$3]^2+[.$J25]/SQRT([.N$3]);2)" office:value-type="float" office:value="1266.46" calcext:value-type="float">
            <text:p>1266.46</text:p>
          </table:table-cell>
          <table:table-cell table:formula="of:=ROUND([.K25]/[.$K25];3)" office:value-type="float" office:value="1" calcext:value-type="float">
            <text:p>1</text:p>
          </table:table-cell>
          <table:table-cell table:formula="of:=ROUND([.L25]/[.$K25];3)" office:value-type="float" office:value="1.101" calcext:value-type="float">
            <text:p>1.101</text:p>
          </table:table-cell>
          <table:table-cell table:formula="of:=ROUND([.M25]/[.$K25];3)" office:value-type="float" office:value="1.203" calcext:value-type="float">
            <text:p>1.203</text:p>
          </table:table-cell>
          <table:table-cell table:formula="of:=ROUND([.N25]/[.$K25];3)" office:value-type="float" office:value="1.306" calcext:value-type="float">
            <text:p>1.3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AcH9</text:p>
          </table:table-cell>
          <table:table-cell office:value-type="float" office:value="-51.14" calcext:value-type="float">
            <text:p>-51.14</text:p>
          </table:table-cell>
          <table:table-cell office:value-type="float" office:value="-6580150" calcext:value-type="float">
            <text:p>-6580150</text:p>
          </table:table-cell>
          <table:table-cell office:value-type="float" office:value="-7374000" calcext:value-type="float">
            <text:p>-7374000</text:p>
          </table:table-cell>
          <table:table-cell office:value-type="float" office:value="551" calcext:value-type="float">
            <text:p>551</text:p>
          </table:table-cell>
          <table:table-cell office:value-type="float" office:value="220" calcext:value-type="float">
            <text:p>220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table:formula="of:=ROUND([.$G26]+[.$H26]*[.K$3]+[.$I26]/[.K$3]^2+[.$J26]/SQRT([.K$3]);2)" office:value-type="float" office:value="967.18" calcext:value-type="float">
            <text:p>967.18</text:p>
          </table:table-cell>
          <table:table-cell table:formula="of:=ROUND([.$G26]+[.$H26]*[.L$3]+[.$I26]/[.L$3]^2+[.$J26]/SQRT([.L$3]);2)" office:value-type="float" office:value="1064.52" calcext:value-type="float">
            <text:p>1064.52</text:p>
          </table:table-cell>
          <table:table-cell table:formula="of:=ROUND([.$G26]+[.$H26]*[.M$3]+[.$I26]/[.M$3]^2+[.$J26]/SQRT([.M$3]);2)" office:value-type="float" office:value="1163.51" calcext:value-type="float">
            <text:p>1163.51</text:p>
          </table:table-cell>
          <table:table-cell table:formula="of:=ROUND([.$G26]+[.$H26]*[.N$3]+[.$I26]/[.N$3]^2+[.$J26]/SQRT([.N$3]);2)" office:value-type="float" office:value="1263.74" calcext:value-type="float">
            <text:p>1263.74</text:p>
          </table:table-cell>
          <table:table-cell table:formula="of:=ROUND([.K26]/[.$K26];3)" office:value-type="float" office:value="1" calcext:value-type="float">
            <text:p>1</text:p>
          </table:table-cell>
          <table:table-cell table:formula="of:=ROUND([.L26]/[.$K26];3)" office:value-type="float" office:value="1.101" calcext:value-type="float">
            <text:p>1.101</text:p>
          </table:table-cell>
          <table:table-cell table:formula="of:=ROUND([.M26]/[.$K26];3)" office:value-type="float" office:value="1.203" calcext:value-type="float">
            <text:p>1.203</text:p>
          </table:table-cell>
          <table:table-cell table:formula="of:=ROUND([.N26]/[.$K26];3)" office:value-type="float" office:value="1.307" calcext:value-type="float">
            <text:p>1.3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FH10</text:p>
          </table:table-cell>
          <table:table-cell office:value-type="float" office:value="-60" calcext:value-type="float">
            <text:p>-60</text:p>
          </table:table-cell>
          <table:table-cell office:value-type="float" office:value="-5498840" calcext:value-type="float">
            <text:p>-5498840</text:p>
          </table:table-cell>
          <table:table-cell office:value-type="float" office:value="-6289000" calcext:value-type="float">
            <text:p>-6289000</text:p>
          </table:table-cell>
          <table:table-cell office:value-type="float" office:value="586" calcext:value-type="float">
            <text:p>586</text:p>
          </table:table-cell>
          <table:table-cell office:value-type="float" office:value="232" calcext:value-type="float">
            <text:p>232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table:formula="of:=ROUND([.$G27]+[.$H27]*[.K$3]+[.$I27]/[.K$3]^2+[.$J27]/SQRT([.K$3]);2)" office:value-type="float" office:value="993.55" calcext:value-type="float">
            <text:p>993.55</text:p>
          </table:table-cell>
          <table:table-cell table:formula="of:=ROUND([.$G27]+[.$H27]*[.L$3]+[.$I27]/[.L$3]^2+[.$J27]/SQRT([.L$3]);2)" office:value-type="float" office:value="1089.19" calcext:value-type="float">
            <text:p>1089.19</text:p>
          </table:table-cell>
          <table:table-cell table:formula="of:=ROUND([.$G27]+[.$H27]*[.M$3]+[.$I27]/[.M$3]^2+[.$J27]/SQRT([.M$3]);2)" office:value-type="float" office:value="1187" calcext:value-type="float">
            <text:p>1187</text:p>
          </table:table-cell>
          <table:table-cell table:formula="of:=ROUND([.$G27]+[.$H27]*[.N$3]+[.$I27]/[.N$3]^2+[.$J27]/SQRT([.N$3]);2)" office:value-type="float" office:value="1286.42" calcext:value-type="float">
            <text:p>1286.42</text:p>
          </table:table-cell>
          <table:table-cell table:formula="of:=ROUND([.K27]/[.$K27];3)" office:value-type="float" office:value="1" calcext:value-type="float">
            <text:p>1</text:p>
          </table:table-cell>
          <table:table-cell table:formula="of:=ROUND([.L27]/[.$K27];3)" office:value-type="float" office:value="1.096" calcext:value-type="float">
            <text:p>1.096</text:p>
          </table:table-cell>
          <table:table-cell table:formula="of:=ROUND([.M27]/[.$K27];3)" office:value-type="float" office:value="1.195" calcext:value-type="float">
            <text:p>1.195</text:p>
          </table:table-cell>
          <table:table-cell table:formula="of:=ROUND([.N27]/[.$K27];3)" office:value-type="float" office:value="1.295" calcext:value-type="float">
            <text:p>1.2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.67SH2.1(jen.)</text:p>
          </table:table-cell>
          <table:table-cell office:value-type="float" office:value="-13.17" calcext:value-type="float">
            <text:p>-13.17</text:p>
          </table:table-cell>
          <table:table-cell office:value-type="float" office:value="-2480810" calcext:value-type="float">
            <text:p>-2480810</text:p>
          </table:table-cell>
          <table:table-cell office:value-type="float" office:value="-2723000" calcext:value-type="float">
            <text:p>-272300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office:value-type="float" office:value="0" calcext:value-type="float">
            <text:p>0</text:p>
          </table:table-cell>
          <table:table-cell table:formula="of:=ROUND([.$G28]+[.$H28]*[.K$3]+[.$I28]/[.K$3]^2+[.$J28]/SQRT([.K$3]);2)" office:value-type="float" office:value="211.24" calcext:value-type="float">
            <text:p>211.24</text:p>
          </table:table-cell>
          <table:table-cell table:formula="of:=ROUND([.$G28]+[.$H28]*[.L$3]+[.$I28]/[.L$3]^2+[.$J28]/SQRT([.L$3]);2)" office:value-type="float" office:value="219.38" calcext:value-type="float">
            <text:p>219.38</text:p>
          </table:table-cell>
          <table:table-cell table:formula="of:=ROUND([.$G28]+[.$H28]*[.M$3]+[.$I28]/[.M$3]^2+[.$J28]/SQRT([.M$3]);2)" office:value-type="float" office:value="226.45" calcext:value-type="float">
            <text:p>226.45</text:p>
          </table:table-cell>
          <table:table-cell table:formula="of:=ROUND([.$G28]+[.$H28]*[.N$3]+[.$I28]/[.N$3]^2+[.$J28]/SQRT([.N$3]);2)" office:value-type="float" office:value="232.73" calcext:value-type="float">
            <text:p>232.73</text:p>
          </table:table-cell>
          <table:table-cell table:formula="of:=ROUND([.K28]/[.$K28];3)" office:value-type="float" office:value="1" calcext:value-type="float">
            <text:p>1</text:p>
          </table:table-cell>
          <table:table-cell table:formula="of:=ROUND([.L28]/[.$K28];3)" office:value-type="float" office:value="1.039" calcext:value-type="float">
            <text:p>1.039</text:p>
          </table:table-cell>
          <table:table-cell table:formula="of:=ROUND([.M28]/[.$K28];3)" office:value-type="float" office:value="1.072" calcext:value-type="float">
            <text:p>1.072</text:p>
          </table:table-cell>
          <table:table-cell table:formula="of:=ROUND([.N28]/[.$K28];3)" office:value-type="float" office:value="1.102" calcext:value-type="float">
            <text:p>1.1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0.83SH1.3(tob.)</text:p>
          </table:table-cell>
          <table:table-cell office:value-type="float" office:value="-8" calcext:value-type="float">
            <text:p>-8</text:p>
          </table:table-cell>
          <table:table-cell office:value-type="float" office:value="-1744360" calcext:value-type="float">
            <text:p>-1744360</text:p>
          </table:table-cell>
          <table:table-cell office:value-type="float" office:value="-1916000" calcext:value-type="float">
            <text:p>-19160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29]+[.$H29]*[.K$3]+[.$I29]/[.K$3]^2+[.$J29]/SQRT([.K$3]);2)" office:value-type="float" office:value="132.7" calcext:value-type="float">
            <text:p>132.7</text:p>
          </table:table-cell>
          <table:table-cell table:formula="of:=ROUND([.$G29]+[.$H29]*[.L$3]+[.$I29]/[.L$3]^2+[.$J29]/SQRT([.L$3]);2)" office:value-type="float" office:value="136.7" calcext:value-type="float">
            <text:p>136.7</text:p>
          </table:table-cell>
          <table:table-cell table:formula="of:=ROUND([.$G29]+[.$H29]*[.M$3]+[.$I29]/[.M$3]^2+[.$J29]/SQRT([.M$3]);2)" office:value-type="float" office:value="140.7" calcext:value-type="float">
            <text:p>140.7</text:p>
          </table:table-cell>
          <table:table-cell table:formula="of:=ROUND([.$G29]+[.$H29]*[.N$3]+[.$I29]/[.N$3]^2+[.$J29]/SQRT([.N$3]);2)" office:value-type="float" office:value="144.7" calcext:value-type="float">
            <text:p>144.7</text:p>
          </table:table-cell>
          <table:table-cell table:formula="of:=ROUND([.K29]/[.$K29];3)" office:value-type="float" office:value="1" calcext:value-type="float">
            <text:p>1</text:p>
          </table:table-cell>
          <table:table-cell table:formula="of:=ROUND([.L29]/[.$K29];3)" office:value-type="float" office:value="1.03" calcext:value-type="float">
            <text:p>1.03</text:p>
          </table:table-cell>
          <table:table-cell table:formula="of:=ROUND([.M29]/[.$K29];3)" office:value-type="float" office:value="1.06" calcext:value-type="float">
            <text:p>1.06</text:p>
          </table:table-cell>
          <table:table-cell table:formula="of:=ROUND([.N29]/[.$K29];3)" office:value-type="float" office:value="1.09" calcext:value-type="float">
            <text:p>1.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-5.2" calcext:value-type="float">
            <text:p>-5.2</text:p>
          </table:table-cell>
          <table:table-cell office:value-type="float" office:value="-897010" calcext:value-type="float">
            <text:p>-897010</text:p>
          </table:table-cell>
          <table:table-cell office:value-type="float" office:value="-985000" calcext:value-type="float">
            <text:p>-98500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formula="of:=ROUND([.$G30]+[.$H30]*[.K$3]+[.$I30]/[.K$3]^2+[.$J30]/SQRT([.K$3]);2)" office:value-type="float" office:value="87.78" calcext:value-type="float">
            <text:p>87.78</text:p>
          </table:table-cell>
          <table:table-cell table:formula="of:=ROUND([.$G30]+[.$H30]*[.L$3]+[.$I30]/[.L$3]^2+[.$J30]/SQRT([.L$3]);2)" office:value-type="float" office:value="90.88" calcext:value-type="float">
            <text:p>90.88</text:p>
          </table:table-cell>
          <table:table-cell table:formula="of:=ROUND([.$G30]+[.$H30]*[.M$3]+[.$I30]/[.M$3]^2+[.$J30]/SQRT([.M$3]);2)" office:value-type="float" office:value="93.59" calcext:value-type="float">
            <text:p>93.59</text:p>
          </table:table-cell>
          <table:table-cell table:formula="of:=ROUND([.$G30]+[.$H30]*[.N$3]+[.$I30]/[.N$3]^2+[.$J30]/SQRT([.N$3]);2)" office:value-type="float" office:value="95.96" calcext:value-type="float">
            <text:p>95.96</text:p>
          </table:table-cell>
          <table:table-cell table:formula="of:=ROUND([.K30]/[.$K30];3)" office:value-type="float" office:value="1" calcext:value-type="float">
            <text:p>1</text:p>
          </table:table-cell>
          <table:table-cell table:formula="of:=ROUND([.L30]/[.$K30];3)" office:value-type="float" office:value="1.035" calcext:value-type="float">
            <text:p>1.035</text:p>
          </table:table-cell>
          <table:table-cell table:formula="of:=ROUND([.M30]/[.$K30];3)" office:value-type="float" office:value="1.066" calcext:value-type="float">
            <text:p>1.066</text:p>
          </table:table-cell>
          <table:table-cell table:formula="of:=ROUND([.N30]/[.$K30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O2,am</text:p>
          </table:table-cell>
          <table:table-cell office:value-type="float" office:value="1.476" calcext:value-type="float">
            <text:p>1.476</text:p>
          </table:table-cell>
          <table:table-cell office:value-type="float" office:value="-848900" calcext:value-type="float">
            <text:p>-848900</text:p>
          </table:table-cell>
          <table:table-cell office:value-type="float" office:value="-903000" calcext:value-type="float">
            <text:p>-90300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table:formula="of:=ROUND([.$G31]+[.$H31]*[.K$3]+[.$I31]/[.K$3]^2+[.$J31]/SQRT([.K$3]);2)" office:value-type="float" office:value="44.43" calcext:value-type="float">
            <text:p>44.43</text:p>
          </table:table-cell>
          <table:table-cell table:formula="of:=ROUND([.$G31]+[.$H31]*[.L$3]+[.$I31]/[.L$3]^2+[.$J31]/SQRT([.L$3]);2)" office:value-type="float" office:value="47.17" calcext:value-type="float">
            <text:p>47.17</text:p>
          </table:table-cell>
          <table:table-cell table:formula="of:=ROUND([.$G31]+[.$H31]*[.M$3]+[.$I31]/[.M$3]^2+[.$J31]/SQRT([.M$3]);2)" office:value-type="float" office:value="49.51" calcext:value-type="float">
            <text:p>49.51</text:p>
          </table:table-cell>
          <table:table-cell table:formula="of:=ROUND([.$G31]+[.$H31]*[.N$3]+[.$I31]/[.N$3]^2+[.$J31]/SQRT([.N$3]);2)" office:value-type="float" office:value="51.57" calcext:value-type="float">
            <text:p>51.57</text:p>
          </table:table-cell>
          <table:table-cell table:formula="of:=ROUND([.K31]/[.$K31];3)" office:value-type="float" office:value="1" calcext:value-type="float">
            <text:p>1</text:p>
          </table:table-cell>
          <table:table-cell table:formula="of:=ROUND([.L31]/[.$K31];3)" office:value-type="float" office:value="1.062" calcext:value-type="float">
            <text:p>1.062</text:p>
          </table:table-cell>
          <table:table-cell table:formula="of:=ROUND([.M31]/[.$K31];3)" office:value-type="float" office:value="1.114" calcext:value-type="float">
            <text:p>1.114</text:p>
          </table:table-cell>
          <table:table-cell table:formula="of:=ROUND([.N31]/[.$K31];3)" office:value-type="float" office:value="1.161" calcext:value-type="float">
            <text:p>1.1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14" calcext:value-type="float">
            <text:p>-14</text:p>
          </table:table-cell>
          <table:table-cell office:value-type="float" office:value="-237180" calcext:value-type="float">
            <text:p>-237180</text:p>
          </table:table-cell>
          <table:table-cell office:value-type="float" office:value="-286000" calcext:value-type="float">
            <text:p>-28600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[.$G32]+[.$H32]*[.K$3]+[.$I32]/[.K$3]^2+[.$J32]/SQRT([.K$3]);2)" office:value-type="float" office:value="75" calcext:value-type="float">
            <text:p>75</text:p>
          </table:table-cell>
          <table:table-cell table:formula="of:=ROUND([.$G32]+[.$H32]*[.L$3]+[.$I32]/[.L$3]^2+[.$J32]/SQRT([.L$3]);2)" office:value-type="float" office:value="75" calcext:value-type="float">
            <text:p>75</text:p>
          </table:table-cell>
          <table:table-cell table:formula="of:=ROUND([.$G32]+[.$H32]*[.M$3]+[.$I32]/[.M$3]^2+[.$J32]/SQRT([.M$3]);2)" office:value-type="float" office:value="75" calcext:value-type="float">
            <text:p>75</text:p>
          </table:table-cell>
          <table:table-cell table:formula="of:=ROUND([.$G32]+[.$H32]*[.N$3]+[.$I32]/[.N$3]^2+[.$J32]/SQRT([.N$3]);2)" office:value-type="float" office:value="75" calcext:value-type="float">
            <text:p>75</text:p>
          </table:table-cell>
          <table:table-cell table:formula="of:=ROUND([.K32]/[.$K32];3)" office:value-type="float" office:value="1" calcext:value-type="float">
            <text:p>1</text:p>
          </table:table-cell>
          <table:table-cell table:formula="of:=ROUND([.L32]/[.$K32];3)" office:value-type="float" office:value="1" calcext:value-type="float">
            <text:p>1</text:p>
          </table:table-cell>
          <table:table-cell table:formula="of:=ROUND([.M32]/[.$K32];3)" office:value-type="float" office:value="1" calcext:value-type="float">
            <text:p>1</text:p>
          </table:table-cell>
          <table:table-cell table:formula="of:=ROUND([.N32]/[.$K32];3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" calcext:value-type="float">
            <text:p>-4.58</text:p>
          </table:table-cell>
          <table:table-cell office:value-type="float" office:value="-1797760" calcext:value-type="float">
            <text:p>-1797760</text:p>
          </table:table-cell>
          <table:table-cell office:value-type="float" office:value="-2023000" calcext:value-type="float">
            <text:p>-2023000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3]+[.$H33]*[.K$3]+[.$I33]/[.K$3]^2+[.$J33]/SQRT([.K$3]);2)" office:value-type="float" office:value="185.81" calcext:value-type="float">
            <text:p>185.81</text:p>
          </table:table-cell>
          <table:table-cell table:formula="of:=ROUND([.$G33]+[.$H33]*[.L$3]+[.$I33]/[.L$3]^2+[.$J33]/SQRT([.L$3]);2)" office:value-type="float" office:value="193.76" calcext:value-type="float">
            <text:p>193.76</text:p>
          </table:table-cell>
          <table:table-cell table:formula="of:=ROUND([.$G33]+[.$H33]*[.M$3]+[.$I33]/[.M$3]^2+[.$J33]/SQRT([.M$3]);2)" office:value-type="float" office:value="201.71" calcext:value-type="float">
            <text:p>201.71</text:p>
          </table:table-cell>
          <table:table-cell table:formula="of:=ROUND([.$G33]+[.$H33]*[.N$3]+[.$I33]/[.N$3]^2+[.$J33]/SQRT([.N$3]);2)" office:value-type="float" office:value="209.66" calcext:value-type="float">
            <text:p>209.66</text:p>
          </table:table-cell>
          <table:table-cell table:formula="of:=ROUND([.K33]/[.$K33];3)" office:value-type="float" office:value="1" calcext:value-type="float">
            <text:p>1</text:p>
          </table:table-cell>
          <table:table-cell table:formula="of:=ROUND([.L33]/[.$K33];3)" office:value-type="float" office:value="1.043" calcext:value-type="float">
            <text:p>1.043</text:p>
          </table:table-cell>
          <table:table-cell table:formula="of:=ROUND([.M33]/[.$K33];3)" office:value-type="float" office:value="1.086" calcext:value-type="float">
            <text:p>1.086</text:p>
          </table:table-cell>
          <table:table-cell table:formula="of:=ROUND([.N33]/[.$K33];3)" office:value-type="float" office:value="1.128" calcext:value-type="float">
            <text:p>1.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6" calcext:value-type="float">
            <text:p>-4.36</text:p>
          </table:table-cell>
          <table:table-cell office:value-type="float" office:value="-1322120" calcext:value-type="float">
            <text:p>-1322120</text:p>
          </table:table-cell>
          <table:table-cell office:value-type="float" office:value="-1435000" calcext:value-type="float">
            <text:p>-1435000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4]+[.$H34]*[.K$3]+[.$I34]/[.K$3]^2+[.$J34]/SQRT([.K$3]);2)" office:value-type="float" office:value="99.52" calcext:value-type="float">
            <text:p>99.52</text:p>
          </table:table-cell>
          <table:table-cell table:formula="of:=ROUND([.$G34]+[.$H34]*[.L$3]+[.$I34]/[.L$3]^2+[.$J34]/SQRT([.L$3]);2)" office:value-type="float" office:value="101.99" calcext:value-type="float">
            <text:p>101.99</text:p>
          </table:table-cell>
          <table:table-cell table:formula="of:=ROUND([.$G34]+[.$H34]*[.M$3]+[.$I34]/[.M$3]^2+[.$J34]/SQRT([.M$3]);2)" office:value-type="float" office:value="104.47" calcext:value-type="float">
            <text:p>104.47</text:p>
          </table:table-cell>
          <table:table-cell table:formula="of:=ROUND([.$G34]+[.$H34]*[.N$3]+[.$I34]/[.N$3]^2+[.$J34]/SQRT([.N$3]);2)" office:value-type="float" office:value="106.94" calcext:value-type="float">
            <text:p>106.94</text:p>
          </table:table-cell>
          <table:table-cell table:formula="of:=ROUND([.K34]/[.$K34];3)" office:value-type="float" office:value="1" calcext:value-type="float">
            <text:p>1</text:p>
          </table:table-cell>
          <table:table-cell table:formula="of:=ROUND([.L34]/[.$K34];3)" office:value-type="float" office:value="1.025" calcext:value-type="float">
            <text:p>1.025</text:p>
          </table:table-cell>
          <table:table-cell table:formula="of:=ROUND([.M34]/[.$K34];3)" office:value-type="float" office:value="1.05" calcext:value-type="float">
            <text:p>1.05</text:p>
          </table:table-cell>
          <table:table-cell table:formula="of:=ROUND([.N34]/[.$K34];3)" office:value-type="float" office:value="1.075" calcext:value-type="float">
            <text:p>1.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-8.48" calcext:value-type="float">
            <text:p>-8.48</text:p>
          </table:table-cell>
          <table:table-cell office:value-type="float" office:value="-1129180" calcext:value-type="float">
            <text:p>-1129180</text:p>
          </table:table-cell>
          <table:table-cell office:value-type="float" office:value="-1207000" calcext:value-type="float">
            <text:p>-120700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table:formula="of:=ROUND([.$G35]+[.$H35]*[.K$3]+[.$I35]/[.K$3]^2+[.$J35]/SQRT([.K$3]);2)" office:value-type="float" office:value="82.42" calcext:value-type="float">
            <text:p>82.42</text:p>
          </table:table-cell>
          <table:table-cell table:formula="of:=ROUND([.$G35]+[.$H35]*[.L$3]+[.$I35]/[.L$3]^2+[.$J35]/SQRT([.L$3]);2)" office:value-type="float" office:value="87.31" calcext:value-type="float">
            <text:p>87.31</text:p>
          </table:table-cell>
          <table:table-cell table:formula="of:=ROUND([.$G35]+[.$H35]*[.M$3]+[.$I35]/[.M$3]^2+[.$J35]/SQRT([.M$3]);2)" office:value-type="float" office:value="91.29" calcext:value-type="float">
            <text:p>91.29</text:p>
          </table:table-cell>
          <table:table-cell table:formula="of:=ROUND([.$G35]+[.$H35]*[.N$3]+[.$I35]/[.N$3]^2+[.$J35]/SQRT([.N$3]);2)" office:value-type="float" office:value="94.61" calcext:value-type="float">
            <text:p>94.61</text:p>
          </table:table-cell>
          <table:table-cell table:formula="of:=ROUND([.K35]/[.$K35];3)" office:value-type="float" office:value="1" calcext:value-type="float">
            <text:p>1</text:p>
          </table:table-cell>
          <table:table-cell table:formula="of:=ROUND([.L35]/[.$K35];3)" office:value-type="float" office:value="1.059" calcext:value-type="float">
            <text:p>1.059</text:p>
          </table:table-cell>
          <table:table-cell table:formula="of:=ROUND([.M35]/[.$K35];3)" office:value-type="float" office:value="1.108" calcext:value-type="float">
            <text:p>1.108</text:p>
          </table:table-cell>
          <table:table-cell table:formula="of:=ROUND([.N35]/[.$K35];3)" office:value-type="float" office:value="1.148" calcext:value-type="float">
            <text:p>1.1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11.16" calcext:value-type="float">
            <text:p>-11.16</text:p>
          </table:table-cell>
          <table:table-cell office:value-type="float" office:value="-832230" calcext:value-type="float">
            <text:p>-832230</text:p>
          </table:table-cell>
          <table:table-cell office:value-type="float" office:value="-923000" calcext:value-type="float">
            <text:p>-92300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office:value-type="float" office:value="0" calcext:value-type="float">
            <text:p>0</text:p>
          </table:table-cell>
          <table:table-cell table:formula="of:=ROUND([.$G36]+[.$H36]*[.K$3]+[.$I36]/[.K$3]^2+[.$J36]/SQRT([.K$3]);2)" office:value-type="float" office:value="77.27" calcext:value-type="float">
            <text:p>77.27</text:p>
          </table:table-cell>
          <table:table-cell table:formula="of:=ROUND([.$G36]+[.$H36]*[.L$3]+[.$I36]/[.L$3]^2+[.$J36]/SQRT([.L$3]);2)" office:value-type="float" office:value="81.98" calcext:value-type="float">
            <text:p>81.98</text:p>
          </table:table-cell>
          <table:table-cell table:formula="of:=ROUND([.$G36]+[.$H36]*[.M$3]+[.$I36]/[.M$3]^2+[.$J36]/SQRT([.M$3]);2)" office:value-type="float" office:value="85.8" calcext:value-type="float">
            <text:p>85.8</text:p>
          </table:table-cell>
          <table:table-cell table:formula="of:=ROUND([.$G36]+[.$H36]*[.N$3]+[.$I36]/[.N$3]^2+[.$J36]/SQRT([.N$3]);2)" office:value-type="float" office:value="88.96" calcext:value-type="float">
            <text:p>88.96</text:p>
          </table:table-cell>
          <table:table-cell table:formula="of:=ROUND([.K36]/[.$K36];3)" office:value-type="float" office:value="1" calcext:value-type="float">
            <text:p>1</text:p>
          </table:table-cell>
          <table:table-cell table:formula="of:=ROUND([.L36]/[.$K36];3)" office:value-type="float" office:value="1.061" calcext:value-type="float">
            <text:p>1.061</text:p>
          </table:table-cell>
          <table:table-cell table:formula="of:=ROUND([.M36]/[.$K36];3)" office:value-type="float" office:value="1.11" calcext:value-type="float">
            <text:p>1.11</text:p>
          </table:table-cell>
          <table:table-cell table:formula="of:=ROUND([.N36]/[.$K36];3)" office:value-type="float" office:value="1.151" calcext:value-type="float">
            <text:p>1.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(OH)3(am)</text:p>
          </table:table-cell>
          <table:table-cell office:value-type="float" office:value="0.24" calcext:value-type="float">
            <text:p>0.24</text:p>
          </table:table-cell>
          <table:table-cell office:value-type="float" office:value="-1143210" calcext:value-type="float">
            <text:p>-1143210</text:p>
          </table:table-cell>
          <table:table-cell office:value-type="float" office:value="-1281000" calcext:value-type="float">
            <text:p>-128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7]+[.$H37]*[.K$3]+[.$I37]/[.K$3]^2+[.$J37]/SQRT([.K$3]);2)" office:value-type="float" office:value="92.95" calcext:value-type="float">
            <text:p>92.95</text:p>
          </table:table-cell>
          <table:table-cell table:formula="of:=ROUND([.$G37]+[.$H37]*[.L$3]+[.$I37]/[.L$3]^2+[.$J37]/SQRT([.L$3]);2)" office:value-type="float" office:value="97.72" calcext:value-type="float">
            <text:p>97.72</text:p>
          </table:table-cell>
          <table:table-cell table:formula="of:=ROUND([.$G37]+[.$H37]*[.M$3]+[.$I37]/[.M$3]^2+[.$J37]/SQRT([.M$3]);2)" office:value-type="float" office:value="102.5" calcext:value-type="float">
            <text:p>102.5</text:p>
          </table:table-cell>
          <table:table-cell table:formula="of:=ROUND([.$G37]+[.$H37]*[.N$3]+[.$I37]/[.N$3]^2+[.$J37]/SQRT([.N$3]);2)" office:value-type="float" office:value="107.27" calcext:value-type="float">
            <text:p>107.27</text:p>
          </table:table-cell>
          <table:table-cell table:formula="of:=ROUND([.K37]/[.$K37];3)" office:value-type="float" office:value="1" calcext:value-type="float">
            <text:p>1</text:p>
          </table:table-cell>
          <table:table-cell table:formula="of:=ROUND([.L37]/[.$K37];3)" office:value-type="float" office:value="1.051" calcext:value-type="float">
            <text:p>1.051</text:p>
          </table:table-cell>
          <table:table-cell table:formula="of:=ROUND([.M37]/[.$K37];3)" office:value-type="float" office:value="1.103" calcext:value-type="float">
            <text:p>1.103</text:p>
          </table:table-cell>
          <table:table-cell table:formula="of:=ROUND([.N37]/[.$K37];3)" office:value-type="float" office:value="1.154" calcext:value-type="float">
            <text:p>1.1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1.64" calcext:value-type="float">
            <text:p>1.64</text:p>
          </table:table-cell>
          <table:table-cell office:value-type="float" office:value="-1568260" calcext:value-type="float">
            <text:p>-1568260</text:p>
          </table:table-cell>
          <table:table-cell office:value-type="float" office:value="-1662000" calcext:value-type="float">
            <text:p>-166200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0.012" calcext:value-type="float">
            <text:p>0.012</text:p>
          </table:table-cell>
          <table:table-cell office:value-type="float" office:value="-3510000" calcext:value-type="float">
            <text:p>-3510000</text:p>
          </table:table-cell>
          <table:table-cell office:value-type="float" office:value="0" calcext:value-type="float">
            <text:p>0</text:p>
          </table:table-cell>
          <table:table-cell table:formula="of:=ROUND([.$G38]+[.$H38]*[.K$3]+[.$I38]/[.K$3]^2+[.$J38]/SQRT([.K$3]);2)" office:value-type="float" office:value="79.09" calcext:value-type="float">
            <text:p>79.09</text:p>
          </table:table-cell>
          <table:table-cell table:formula="of:=ROUND([.$G38]+[.$H38]*[.L$3]+[.$I38]/[.L$3]^2+[.$J38]/SQRT([.L$3]);2)" office:value-type="float" office:value="85.27" calcext:value-type="float">
            <text:p>85.27</text:p>
          </table:table-cell>
          <table:table-cell table:formula="of:=ROUND([.$G38]+[.$H38]*[.M$3]+[.$I38]/[.M$3]^2+[.$J38]/SQRT([.M$3]);2)" office:value-type="float" office:value="90.22" calcext:value-type="float">
            <text:p>90.22</text:p>
          </table:table-cell>
          <table:table-cell table:formula="of:=ROUND([.$G38]+[.$H38]*[.N$3]+[.$I38]/[.N$3]^2+[.$J38]/SQRT([.N$3]);2)" office:value-type="float" office:value="94.27" calcext:value-type="float">
            <text:p>94.27</text:p>
          </table:table-cell>
          <table:table-cell table:formula="of:=ROUND([.K38]/[.$K38];3)" office:value-type="float" office:value="1" calcext:value-type="float">
            <text:p>1</text:p>
          </table:table-cell>
          <table:table-cell table:formula="of:=ROUND([.L38]/[.$K38];3)" office:value-type="float" office:value="1.078" calcext:value-type="float">
            <text:p>1.078</text:p>
          </table:table-cell>
          <table:table-cell table:formula="of:=ROUND([.M38]/[.$K38];3)" office:value-type="float" office:value="1.141" calcext:value-type="float">
            <text:p>1.141</text:p>
          </table:table-cell>
          <table:table-cell table:formula="of:=ROUND([.N38]/[.$K38];3)" office:value-type="float" office:value="1.192" calcext:value-type="float">
            <text:p>1.1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(OH)3(mic)</text:p>
          </table:table-cell>
          <table:table-cell office:value-type="float" office:value="-4.6" calcext:value-type="float">
            <text:p>-4.6</text:p>
          </table:table-cell>
          <table:table-cell office:value-type="float" office:value="-711610" calcext:value-type="float">
            <text:p>-711610</text:p>
          </table:table-cell>
          <table:table-cell office:value-type="float" office:value="-844000" calcext:value-type="float">
            <text:p>-84400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9]+[.$H39]*[.K$3]+[.$I39]/[.K$3]^2+[.$J39]/SQRT([.K$3]);2)" office:value-type="float" office:value="43.5" calcext:value-type="float">
            <text:p>43.5</text:p>
          </table:table-cell>
          <table:table-cell table:formula="of:=ROUND([.$G39]+[.$H39]*[.L$3]+[.$I39]/[.L$3]^2+[.$J39]/SQRT([.L$3]);2)" office:value-type="float" office:value="44.8" calcext:value-type="float">
            <text:p>44.8</text:p>
          </table:table-cell>
          <table:table-cell table:formula="of:=ROUND([.$G39]+[.$H39]*[.M$3]+[.$I39]/[.M$3]^2+[.$J39]/SQRT([.M$3]);2)" office:value-type="float" office:value="46.1" calcext:value-type="float">
            <text:p>46.1</text:p>
          </table:table-cell>
          <table:table-cell table:formula="of:=ROUND([.$G39]+[.$H39]*[.N$3]+[.$I39]/[.N$3]^2+[.$J39]/SQRT([.N$3]);2)" office:value-type="float" office:value="47.4" calcext:value-type="float">
            <text:p>47.4</text:p>
          </table:table-cell>
          <table:table-cell table:formula="of:=ROUND([.K39]/[.$K39];3)" office:value-type="float" office:value="1" calcext:value-type="float">
            <text:p>1</text:p>
          </table:table-cell>
          <table:table-cell table:formula="of:=ROUND([.L39]/[.$K39];3)" office:value-type="float" office:value="1.03" calcext:value-type="float">
            <text:p>1.03</text:p>
          </table:table-cell>
          <table:table-cell table:formula="of:=ROUND([.M39]/[.$K39];3)" office:value-type="float" office:value="1.06" calcext:value-type="float">
            <text:p>1.06</text:p>
          </table:table-cell>
          <table:table-cell table:formula="of:=ROUND([.N39]/[.$K39];3)" office:value-type="float" office:value="1.09" calcext:value-type="float">
            <text:p>1.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-14.08" calcext:value-type="float">
            <text:p>-14.08</text:p>
          </table:table-cell>
          <table:table-cell office:value-type="float" office:value="-739530" calcext:value-type="float">
            <text:p>-739530</text:p>
          </table:table-cell>
          <table:table-cell office:value-type="float" office:value="-821000" calcext:value-type="float">
            <text:p>-82100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0.078" calcext:value-type="float">
            <text:p>0.078</text:p>
          </table:table-cell>
          <table:table-cell office:value-type="float" office:value="-1490000" calcext:value-type="float">
            <text:p>-1490000</text:p>
          </table:table-cell>
          <table:table-cell office:value-type="float" office:value="0" calcext:value-type="float">
            <text:p>0</text:p>
          </table:table-cell>
          <table:table-cell table:formula="of:=ROUND([.$G40]+[.$H40]*[.K$3]+[.$I40]/[.K$3]^2+[.$J40]/SQRT([.K$3]);2)" office:value-type="float" office:value="104.49" calcext:value-type="float">
            <text:p>104.49</text:p>
          </table:table-cell>
          <table:table-cell table:formula="of:=ROUND([.$G40]+[.$H40]*[.L$3]+[.$I40]/[.L$3]^2+[.$J40]/SQRT([.L$3]);2)" office:value-type="float" office:value="108.94" calcext:value-type="float">
            <text:p>108.94</text:p>
          </table:table-cell>
          <table:table-cell table:formula="of:=ROUND([.$G40]+[.$H40]*[.M$3]+[.$I40]/[.M$3]^2+[.$J40]/SQRT([.M$3]);2)" office:value-type="float" office:value="112.86" calcext:value-type="float">
            <text:p>112.86</text:p>
          </table:table-cell>
          <table:table-cell table:formula="of:=ROUND([.$G40]+[.$H40]*[.N$3]+[.$I40]/[.N$3]^2+[.$J40]/SQRT([.N$3]);2)" office:value-type="float" office:value="116.4" calcext:value-type="float">
            <text:p>116.4</text:p>
          </table:table-cell>
          <table:table-cell table:formula="of:=ROUND([.K40]/[.$K40];3)" office:value-type="float" office:value="1" calcext:value-type="float">
            <text:p>1</text:p>
          </table:table-cell>
          <table:table-cell table:formula="of:=ROUND([.L40]/[.$K40];3)" office:value-type="float" office:value="1.043" calcext:value-type="float">
            <text:p>1.043</text:p>
          </table:table-cell>
          <table:table-cell table:formula="of:=ROUND([.M40]/[.$K40];3)" office:value-type="float" office:value="1.08" calcext:value-type="float">
            <text:p>1.08</text:p>
          </table:table-cell>
          <table:table-cell table:formula="of:=ROUND([.N40]/[.$K40];3)" office:value-type="float" office:value="1.114" calcext:value-type="float">
            <text:p>1.1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S</text:p>
          </table:table-cell>
          <table:table-cell/>
          <table:table-cell office:value-type="float" office:value="-2784330" calcext:value-type="float">
            <text:p>-2784330</text:p>
          </table:table-cell>
          <table:table-cell office:value-type="float" office:value="-2931000" calcext:value-type="float">
            <text:p>-2931000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office:value-type="float" office:value="0" calcext:value-type="float">
            <text:p>0</text:p>
          </table:table-cell>
          <table:table-cell table:formula="of:=ROUND([.$G41]+[.$H41]*[.K$3]+[.$I41]/[.K$3]^2+[.$J41]/SQRT([.K$3]);2)" office:value-type="float" office:value="171.92" calcext:value-type="float">
            <text:p>171.92</text:p>
          </table:table-cell>
          <table:table-cell table:formula="of:=ROUND([.$G41]+[.$H41]*[.L$3]+[.$I41]/[.L$3]^2+[.$J41]/SQRT([.L$3]);2)" office:value-type="float" office:value="179.93" calcext:value-type="float">
            <text:p>179.93</text:p>
          </table:table-cell>
          <table:table-cell table:formula="of:=ROUND([.$G41]+[.$H41]*[.M$3]+[.$I41]/[.M$3]^2+[.$J41]/SQRT([.M$3]);2)" office:value-type="float" office:value="186.47" calcext:value-type="float">
            <text:p>186.47</text:p>
          </table:table-cell>
          <table:table-cell table:formula="of:=ROUND([.$G41]+[.$H41]*[.N$3]+[.$I41]/[.N$3]^2+[.$J41]/SQRT([.N$3]);2)" office:value-type="float" office:value="191.91" calcext:value-type="float">
            <text:p>191.91</text:p>
          </table:table-cell>
          <table:table-cell table:formula="of:=ROUND([.K41]/[.$K41];3)" office:value-type="float" office:value="1" calcext:value-type="float">
            <text:p>1</text:p>
          </table:table-cell>
          <table:table-cell table:formula="of:=ROUND([.L41]/[.$K41];3)" office:value-type="float" office:value="1.047" calcext:value-type="float">
            <text:p>1.047</text:p>
          </table:table-cell>
          <table:table-cell table:formula="of:=ROUND([.M41]/[.$K41];3)" office:value-type="float" office:value="1.085" calcext:value-type="float">
            <text:p>1.085</text:p>
          </table:table-cell>
          <table:table-cell table:formula="of:=ROUND([.N41]/[.$K41];3)" office:value-type="float" office:value="1.116" calcext:value-type="float">
            <text:p>1.1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S</text:p>
          </table:table-cell>
          <table:table-cell/>
          <table:table-cell office:value-type="float" office:value="-2193210" calcext:value-type="float">
            <text:p>-2193210</text:p>
          </table:table-cell>
          <table:table-cell office:value-type="float" office:value="-2308000" calcext:value-type="float">
            <text:p>-230800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office:value-type="float" office:value="0" calcext:value-type="float">
            <text:p>0</text:p>
          </table:table-cell>
          <table:table-cell table:formula="of:=ROUND([.$G42]+[.$H42]*[.K$3]+[.$I42]/[.K$3]^2+[.$J42]/SQRT([.K$3]);2)" office:value-type="float" office:value="128.95" calcext:value-type="float">
            <text:p>128.95</text:p>
          </table:table-cell>
          <table:table-cell table:formula="of:=ROUND([.$G42]+[.$H42]*[.L$3]+[.$I42]/[.L$3]^2+[.$J42]/SQRT([.L$3]);2)" office:value-type="float" office:value="134.94" calcext:value-type="float">
            <text:p>134.94</text:p>
          </table:table-cell>
          <table:table-cell table:formula="of:=ROUND([.$G42]+[.$H42]*[.M$3]+[.$I42]/[.M$3]^2+[.$J42]/SQRT([.M$3]);2)" office:value-type="float" office:value="139.88" calcext:value-type="float">
            <text:p>139.88</text:p>
          </table:table-cell>
          <table:table-cell table:formula="of:=ROUND([.$G42]+[.$H42]*[.N$3]+[.$I42]/[.N$3]^2+[.$J42]/SQRT([.N$3]);2)" office:value-type="float" office:value="144.05" calcext:value-type="float">
            <text:p>144.05</text:p>
          </table:table-cell>
          <table:table-cell table:formula="of:=ROUND([.K42]/[.$K42];3)" office:value-type="float" office:value="1" calcext:value-type="float">
            <text:p>1</text:p>
          </table:table-cell>
          <table:table-cell table:formula="of:=ROUND([.L42]/[.$K42];3)" office:value-type="float" office:value="1.046" calcext:value-type="float">
            <text:p>1.046</text:p>
          </table:table-cell>
          <table:table-cell table:formula="of:=ROUND([.M42]/[.$K42];3)" office:value-type="float" office:value="1.085" calcext:value-type="float">
            <text:p>1.085</text:p>
          </table:table-cell>
          <table:table-cell table:formula="of:=ROUND([.N42]/[.$K42];3)" office:value-type="float" office:value="1.117" calcext:value-type="float">
            <text:p>1.1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</text:p>
          </table:table-cell>
          <table:table-cell/>
          <table:table-cell office:value-type="float" office:value="-3382350" calcext:value-type="float">
            <text:p>-3382350</text:p>
          </table:table-cell>
          <table:table-cell office:value-type="float" office:value="-3561000" calcext:value-type="float">
            <text:p>-3561000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office:value-type="float" office:value="0" calcext:value-type="float">
            <text:p>0</text:p>
          </table:table-cell>
          <table:table-cell table:formula="of:=ROUND([.$G43]+[.$H43]*[.K$3]+[.$I43]/[.K$3]^2+[.$J43]/SQRT([.K$3]);2)" office:value-type="float" office:value="209.74" calcext:value-type="float">
            <text:p>209.74</text:p>
          </table:table-cell>
          <table:table-cell table:formula="of:=ROUND([.$G43]+[.$H43]*[.L$3]+[.$I43]/[.L$3]^2+[.$J43]/SQRT([.L$3]);2)" office:value-type="float" office:value="218.68" calcext:value-type="float">
            <text:p>218.68</text:p>
          </table:table-cell>
          <table:table-cell table:formula="of:=ROUND([.$G43]+[.$H43]*[.M$3]+[.$I43]/[.M$3]^2+[.$J43]/SQRT([.M$3]);2)" office:value-type="float" office:value="225.87" calcext:value-type="float">
            <text:p>225.87</text:p>
          </table:table-cell>
          <table:table-cell table:formula="of:=ROUND([.$G43]+[.$H43]*[.N$3]+[.$I43]/[.N$3]^2+[.$J43]/SQRT([.N$3]);2)" office:value-type="float" office:value="231.75" calcext:value-type="float">
            <text:p>231.75</text:p>
          </table:table-cell>
          <table:table-cell table:formula="of:=ROUND([.K43]/[.$K43];3)" office:value-type="float" office:value="1" calcext:value-type="float">
            <text:p>1</text:p>
          </table:table-cell>
          <table:table-cell table:formula="of:=ROUND([.L43]/[.$K43];3)" office:value-type="float" office:value="1.043" calcext:value-type="float">
            <text:p>1.043</text:p>
          </table:table-cell>
          <table:table-cell table:formula="of:=ROUND([.M43]/[.$K43];3)" office:value-type="float" office:value="1.077" calcext:value-type="float">
            <text:p>1.077</text:p>
          </table:table-cell>
          <table:table-cell table:formula="of:=ROUND([.N43]/[.$K43];3)" office:value-type="float" office:value="1.105" calcext:value-type="float">
            <text:p>1.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F</text:p>
          </table:table-cell>
          <table:table-cell/>
          <table:table-cell office:value-type="float" office:value="-4786500" calcext:value-type="float">
            <text:p>-4786500</text:p>
          </table:table-cell>
          <table:table-cell office:value-type="float" office:value="-5080000" calcext:value-type="float">
            <text:p>-5080000</text:p>
          </table:table-cell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44]+[.$H44]*[.K$3]+[.$I44]/[.K$3]^2+[.$J44]/SQRT([.K$3]);2)" office:value-type="float" office:value="395.76" calcext:value-type="float">
            <text:p>395.76</text:p>
          </table:table-cell>
          <table:table-cell table:formula="of:=ROUND([.$G44]+[.$H44]*[.L$3]+[.$I44]/[.L$3]^2+[.$J44]/SQRT([.L$3]);2)" office:value-type="float" office:value="397.59" calcext:value-type="float">
            <text:p>397.59</text:p>
          </table:table-cell>
          <table:table-cell table:formula="of:=ROUND([.$G44]+[.$H44]*[.M$3]+[.$I44]/[.M$3]^2+[.$J44]/SQRT([.M$3]);2)" office:value-type="float" office:value="399.41" calcext:value-type="float">
            <text:p>399.41</text:p>
          </table:table-cell>
          <table:table-cell table:formula="of:=ROUND([.$G44]+[.$H44]*[.N$3]+[.$I44]/[.N$3]^2+[.$J44]/SQRT([.N$3]);2)" office:value-type="float" office:value="401.24" calcext:value-type="float">
            <text:p>401.24</text:p>
          </table:table-cell>
          <table:table-cell table:formula="of:=ROUND([.K44]/[.$K44];3)" office:value-type="float" office:value="1" calcext:value-type="float">
            <text:p>1</text:p>
          </table:table-cell>
          <table:table-cell table:formula="of:=ROUND([.L44]/[.$K44];3)" office:value-type="float" office:value="1.005" calcext:value-type="float">
            <text:p>1.005</text:p>
          </table:table-cell>
          <table:table-cell table:formula="of:=ROUND([.M44]/[.$K44];3)" office:value-type="float" office:value="1.009" calcext:value-type="float">
            <text:p>1.009</text:p>
          </table:table-cell>
          <table:table-cell table:formula="of:=ROUND([.N44]/[.$K44];3)" office:value-type="float" office:value="1.014" calcext:value-type="float">
            <text:p>1.01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Al-)ettringite</text:p>
          </table:table-cell>
          <table:table-cell office:value-type="float" office:value="-44.9" calcext:value-type="float">
            <text:p>-44.9</text:p>
          </table:table-cell>
          <table:table-cell office:value-type="float" office:value="-15205.94" calcext:value-type="float">
            <text:p>-15205.94</text:p>
          </table:table-cell>
          <table:table-cell office:value-type="float" office:value="-17535" calcext:value-type="float">
            <text:p>-17535</text:p>
          </table:table-cell>
          <table:table-cell office:value-type="float" office:value="1900" calcext:value-type="float">
            <text:p>1900</text:p>
          </table:table-cell>
          <table:table-cell office:value-type="float" office:value="707" calcext:value-type="float">
            <text:p>707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" calcext:value-type="float">
            <text:p>-46.5</text:p>
          </table:table-cell>
          <table:table-cell office:value-type="float" office:value="-14565.64" calcext:value-type="float">
            <text:p>-14565.64</text:p>
          </table:table-cell>
          <table:table-cell office:value-type="float" office:value="-16792" calcext:value-type="float">
            <text:p>-16792</text:p>
          </table:table-cell>
          <table:table-cell office:value-type="float" office:value="1858" calcext:value-type="float">
            <text:p>1858</text:p>
          </table:table-cell>
          <table:table-cell office:value-type="float" office:value="650" calcext:value-type="float">
            <text:p>650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" calcext:value-type="float">
            <text:p>-44</text:p>
          </table:table-cell>
          <table:table-cell office:value-type="float" office:value="-14282.36" calcext:value-type="float">
            <text:p>-14282.36</text:p>
          </table:table-cell>
          <table:table-cell office:value-type="float" office:value="-16600" calcext:value-type="float">
            <text:p>-16600</text:p>
          </table:table-cell>
          <table:table-cell office:value-type="float" office:value="1937" calcext:value-type="float">
            <text:p>1937</text:p>
          </table:table-cell>
          <table:table-cell office:value-type="float" office:value="717" calcext:value-type="float">
            <text:p>717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AH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5010.09" calcext:value-type="float">
            <text:p>-5010.09</text:p>
          </table:table-cell>
          <table:table-cell office:value-type="float" office:value="-5540" calcext:value-type="float">
            <text:p>-554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S0.8H4.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5368.01" calcext:value-type="float">
            <text:p>-5368.01</text:p>
          </table:table-cell>
          <table:table-cell office:value-type="float" office:value="-5855" calcext:value-type="float">
            <text:p>-5855</text:p>
          </table:table-cell>
          <table:table-cell office:value-type="float" office:value="369" calcext:value-type="float">
            <text:p>369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FH6</text:p>
          </table:table-cell>
          <table:table-cell office:value-type="float" office:value="-25.16" calcext:value-type="float">
            <text:p>-25.16</text:p>
          </table:table-cell>
          <table:table-cell office:value-type="float" office:value="-4116.29" calcext:value-type="float">
            <text:p>-4116.29</text:p>
          </table:table-cell>
          <table:table-cell office:value-type="float" office:value="-4640" calcext:value-type="float">
            <text:p>-4640</text:p>
          </table:table-cell>
          <table:table-cell office:value-type="float" office:value="439" calcext:value-type="float">
            <text:p>439</text:p>
          </table:table-cell>
          <table:table-cell office:value-type="float" office:value="155" calcext:value-type="float">
            <text:p>155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" calcext:value-type="float">
            <text:p>-25.4</text:p>
          </table:table-cell>
          <table:table-cell office:value-type="float" office:value="-7326.56" calcext:value-type="float">
            <text:p>-7326.56</text:p>
          </table:table-cell>
          <table:table-cell office:value-type="float" office:value="-8302" calcext:value-type="float">
            <text:p>-8302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" calcext:value-type="float">
            <text:p>-13.56</text:p>
          </table:table-cell>
          <table:table-cell office:value-type="float" office:value="-4812.76" calcext:value-type="float">
            <text:p>-4812.76</text:p>
          </table:table-cell>
          <table:table-cell office:value-type="float" office:value="-5433" calcext:value-type="float">
            <text:p>-5433</text:p>
          </table:table-cell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AS¯H12</text:p>
          </table:table-cell>
          <table:table-cell office:value-type="float" office:value="-29.26" calcext:value-type="float">
            <text:p>-29.26</text:p>
          </table:table-cell>
          <table:table-cell office:value-type="float" office:value="-7778.5" calcext:value-type="float">
            <text:p>-7778.5</text:p>
          </table:table-cell>
          <table:table-cell office:value-type="float" office:value="-8750" calcext:value-type="float">
            <text:p>-8750</text:p>
          </table:table-cell>
          <table:table-cell office:value-type="float" office:value="821" calcext:value-type="float">
            <text:p>821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AC¯H11</text:p>
          </table:table-cell>
          <table:table-cell office:value-type="float" office:value="-31.47" calcext:value-type="float">
            <text:p>-31.47</text:p>
          </table:table-cell>
          <table:table-cell office:value-type="float" office:value="-7337.46" calcext:value-type="float">
            <text:p>-7337.46</text:p>
          </table:table-cell>
          <table:table-cell office:value-type="float" office:value="-8250" calcext:value-type="float">
            <text:p>-8250</text:p>
          </table:table-cell>
          <table:table-cell office:value-type="float" office:value="657" calcext:value-type="float">
            <text:p>657</text:p>
          </table:table-cell>
          <table:table-cell office:value-type="float" office:value="262" calcext:value-type="float">
            <text:p>262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C¯0.5H12</text:p>
          </table:table-cell>
          <table:table-cell office:value-type="float" office:value="-29.13" calcext:value-type="float">
            <text:p>-29.13</text:p>
          </table:table-cell>
          <table:table-cell office:value-type="float" office:value="-7335.97" calcext:value-type="float">
            <text:p>-7335.97</text:p>
          </table:table-cell>
          <table:table-cell office:value-type="float" office:value="-8270" calcext:value-type="float">
            <text:p>-8270</text:p>
          </table:table-cell>
          <table:table-cell office:value-type="float" office:value="713" calcext:value-type="float">
            <text:p>713</text:p>
          </table:table-cell>
          <table:table-cell office:value-type="float" office:value="285" calcext:value-type="float">
            <text:p>285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ASH8</text:p>
          </table:table-cell>
          <table:table-cell office:value-type="float" office:value="-19.7" calcext:value-type="float">
            <text:p>-19.7</text:p>
          </table:table-cell>
          <table:table-cell office:value-type="float" office:value="-5705.15" calcext:value-type="float">
            <text:p>-5705.15</text:p>
          </table:table-cell>
          <table:table-cell office:value-type="float" office:value="-6360" calcext:value-type="float">
            <text:p>-6360</text:p>
          </table:table-cell>
          <table:table-cell office:value-type="float" office:value="546" calcext:value-type="float">
            <text:p>546</text:p>
          </table:table-cell>
          <table:table-cell office:value-type="float" office:value="216" calcext:value-type="float">
            <text:p>216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" calcext:value-type="float">
            <text:p>-29.4</text:p>
          </table:table-cell>
          <table:table-cell office:value-type="float" office:value="-6430.94" calcext:value-type="float">
            <text:p>-6430.94</text:p>
          </table:table-cell>
          <table:table-cell office:value-type="float" office:value="-7395" calcext:value-type="float">
            <text:p>-7395</text:p>
          </table:table-cell>
          <table:table-cell office:value-type="float" office:value="737" calcext:value-type="float">
            <text:p>737</text:p>
          </table:table-cell>
          <table:table-cell office:value-type="float" office:value="286" calcext:value-type="float">
            <text:p>286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" calcext:value-type="float">
            <text:p>-17.6</text:p>
          </table:table-cell>
          <table:table-cell office:value-type="float" office:value="-3917.38" calcext:value-type="float">
            <text:p>-3917.38</text:p>
          </table:table-cell>
          <table:table-cell office:value-type="float" office:value="-4526" calcext:value-type="float">
            <text:p>-4526</text:p>
          </table:table-cell>
          <table:table-cell office:value-type="float" office:value="476" calcext:value-type="float">
            <text:p>476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FS¯H12</text:p>
          </table:table-cell>
          <table:table-cell office:value-type="float" office:value="-33.2" calcext:value-type="float">
            <text:p>-33.2</text:p>
          </table:table-cell>
          <table:table-cell office:value-type="float" office:value="-6882.55" calcext:value-type="float">
            <text:p>-6882.55</text:p>
          </table:table-cell>
          <table:table-cell office:value-type="float" office:value="-7843" calcext:value-type="float">
            <text:p>-7843</text:p>
          </table:table-cell>
          <table:table-cell office:value-type="float" office:value="858" calcext:value-type="float">
            <text:p>858</text:p>
          </table:table-cell>
          <table:table-cell office:value-type="float" office:value="322" calcext:value-type="float">
            <text:p>322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FC¯H12</text:p>
          </table:table-cell>
          <table:table-cell office:value-type="float" office:value="-35.5" calcext:value-type="float">
            <text:p>-35.5</text:p>
          </table:table-cell>
          <table:table-cell office:value-type="float" office:value="-6679.2" calcext:value-type="float">
            <text:p>-6679.2</text:p>
          </table:table-cell>
          <table:table-cell office:value-type="float" office:value="-7637" calcext:value-type="float">
            <text:p>-7637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FC¯0.5H12</text:p>
          </table:table-cell>
          <table:table-cell office:value-type="float" office:value="-33.1" calcext:value-type="float">
            <text:p>-33.1</text:p>
          </table:table-cell>
          <table:table-cell office:value-type="float" office:value="-6440.19" calcext:value-type="float">
            <text:p>-6440.19</text:p>
          </table:table-cell>
          <table:table-cell office:value-type="float" office:value="-7363" calcext:value-type="float">
            <text:p>-7363</text:p>
          </table:table-cell>
          <table:table-cell office:value-type="float" office:value="749" calcext:value-type="float">
            <text:p>749</text:p>
          </table:table-cell>
          <table:table-cell office:value-type="float" office:value="296" calcext:value-type="float">
            <text:p>296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FSH8</text:p>
          </table:table-cell>
          <table:table-cell office:value-type="float" office:value="-23.7" calcext:value-type="float">
            <text:p>-23.7</text:p>
          </table:table-cell>
          <table:table-cell office:value-type="float" office:value="-4809.53" calcext:value-type="float">
            <text:p>-4809.53</text:p>
          </table:table-cell>
          <table:table-cell office:value-type="float" office:value="-5453" calcext:value-type="float">
            <text:p>-5453</text:p>
          </table:table-cell>
          <table:table-cell office:value-type="float" office:value="583" calcext:value-type="float">
            <text:p>583</text:p>
          </table:table-cell>
          <table:table-cell office:value-type="float" office:value="227" calcext:value-type="float">
            <text:p>227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AH10</text:p>
          </table:table-cell>
          <table:table-cell office:value-type="float" office:value="-56.02" calcext:value-type="float">
            <text:p>-56.02</text:p>
          </table:table-cell>
          <table:table-cell office:value-type="float" office:value="-6394.56" calcext:value-type="float">
            <text:p>-6394.56</text:p>
          </table:table-cell>
          <table:table-cell office:value-type="float" office:value="-7196" calcext:value-type="float">
            <text:p>-7196</text:p>
          </table:table-cell>
          <table:table-cell office:value-type="float" office:value="549" calcext:value-type="float">
            <text:p>549</text:p>
          </table:table-cell>
          <table:table-cell office:value-type="float" office:value="220" calcext:value-type="float">
            <text:p>220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AcH9</text:p>
          </table:table-cell>
          <table:table-cell office:value-type="float" office:value="-51.14" calcext:value-type="float">
            <text:p>-51.14</text:p>
          </table:table-cell>
          <table:table-cell office:value-type="float" office:value="-6580.15" calcext:value-type="float">
            <text:p>-6580.15</text:p>
          </table:table-cell>
          <table:table-cell office:value-type="float" office:value="-7374" calcext:value-type="float">
            <text:p>-7374</text:p>
          </table:table-cell>
          <table:table-cell office:value-type="float" office:value="551" calcext:value-type="float">
            <text:p>551</text:p>
          </table:table-cell>
          <table:table-cell office:value-type="float" office:value="220" calcext:value-type="float">
            <text:p>220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FH10</text:p>
          </table:table-cell>
          <table:table-cell office:value-type="float" office:value="-60" calcext:value-type="float">
            <text:p>-60</text:p>
          </table:table-cell>
          <table:table-cell office:value-type="float" office:value="-5498.84" calcext:value-type="float">
            <text:p>-5498.84</text:p>
          </table:table-cell>
          <table:table-cell office:value-type="float" office:value="-6289" calcext:value-type="float">
            <text:p>-6289</text:p>
          </table:table-cell>
          <table:table-cell office:value-type="float" office:value="586" calcext:value-type="float">
            <text:p>586</text:p>
          </table:table-cell>
          <table:table-cell office:value-type="float" office:value="232" calcext:value-type="float">
            <text:p>232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.67SH2.1(jen.)</text:p>
          </table:table-cell>
          <table:table-cell office:value-type="float" office:value="-13.17" calcext:value-type="float">
            <text:p>-13.17</text:p>
          </table:table-cell>
          <table:table-cell office:value-type="float" office:value="-2480.81" calcext:value-type="float">
            <text:p>-2480.81</text:p>
          </table:table-cell>
          <table:table-cell office:value-type="float" office:value="-2723" calcext:value-type="float">
            <text:p>-2723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.83SH1.3(tob.)</text:p>
          </table:table-cell>
          <table:table-cell office:value-type="float" office:value="-8" calcext:value-type="float">
            <text:p>-8</text:p>
          </table:table-cell>
          <table:table-cell office:value-type="float" office:value="-1744.36" calcext:value-type="float">
            <text:p>-1744.36</text:p>
          </table:table-cell>
          <table:table-cell office:value-type="float" office:value="-1916" calcext:value-type="float">
            <text:p>-1916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-5.2" calcext:value-type="float">
            <text:p>-5.2</text:p>
          </table:table-cell>
          <table:table-cell office:value-type="float" office:value="-897.01" calcext:value-type="float">
            <text:p>-897.01</text:p>
          </table:table-cell>
          <table:table-cell office:value-type="float" office:value="-985" calcext:value-type="float">
            <text:p>-985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O2,am</text:p>
          </table:table-cell>
          <table:table-cell office:value-type="float" office:value="1.476" calcext:value-type="float">
            <text:p>1.476</text:p>
          </table:table-cell>
          <table:table-cell office:value-type="float" office:value="-848.9" calcext:value-type="float">
            <text:p>-848.9</text:p>
          </table:table-cell>
          <table:table-cell office:value-type="float" office:value="-903" calcext:value-type="float">
            <text:p>-90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14" calcext:value-type="float">
            <text:p>-14</text:p>
          </table:table-cell>
          <table:table-cell office:value-type="float" office:value="-237.18" calcext:value-type="float">
            <text:p>-237.18</text:p>
          </table:table-cell>
          <table:table-cell office:value-type="float" office:value="-286" calcext:value-type="float">
            <text:p>-28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" calcext:value-type="float">
            <text:p>-4.58</text:p>
          </table:table-cell>
          <table:table-cell office:value-type="float" office:value="-1797.76" calcext:value-type="float">
            <text:p>-1797.76</text:p>
          </table:table-cell>
          <table:table-cell office:value-type="float" office:value="-2023" calcext:value-type="float">
            <text:p>-2023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6" calcext:value-type="float">
            <text:p>-4.36</text:p>
          </table:table-cell>
          <table:table-cell office:value-type="float" office:value="-1322.12" calcext:value-type="float">
            <text:p>-1322.12</text:p>
          </table:table-cell>
          <table:table-cell office:value-type="float" office:value="-1435" calcext:value-type="float">
            <text:p>-1435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-8.48" calcext:value-type="float">
            <text:p>-8.48</text:p>
          </table:table-cell>
          <table:table-cell office:value-type="float" office:value="-1129.18" calcext:value-type="float">
            <text:p>-1129.18</text:p>
          </table:table-cell>
          <table:table-cell office:value-type="float" office:value="-1207" calcext:value-type="float">
            <text:p>-1207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11.16" calcext:value-type="float">
            <text:p>-11.16</text:p>
          </table:table-cell>
          <table:table-cell office:value-type="float" office:value="-832.23" calcext:value-type="float">
            <text:p>-832.23</text:p>
          </table:table-cell>
          <table:table-cell office:value-type="float" office:value="-923" calcext:value-type="float">
            <text:p>-923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(OH)3(am)</text:p>
          </table:table-cell>
          <table:table-cell office:value-type="float" office:value="0.24" calcext:value-type="float">
            <text:p>0.24</text:p>
          </table:table-cell>
          <table:table-cell office:value-type="float" office:value="-1143.21" calcext:value-type="float">
            <text:p>-1143.21</text:p>
          </table:table-cell>
          <table:table-cell office:value-type="float" office:value="-1281" calcext:value-type="float">
            <text:p>-128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1.64" calcext:value-type="float">
            <text:p>1.64</text:p>
          </table:table-cell>
          <table:table-cell office:value-type="float" office:value="-1568.26" calcext:value-type="float">
            <text:p>-1568.26</text:p>
          </table:table-cell>
          <table:table-cell office:value-type="float" office:value="-1662" calcext:value-type="float">
            <text:p>-166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0.012" calcext:value-type="float">
            <text:p>0.012</text:p>
          </table:table-cell>
          <table:table-cell office:value-type="float" office:value="-3510000" calcext:value-type="float">
            <text:p>-35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(OH)3(mic)</text:p>
          </table:table-cell>
          <table:table-cell office:value-type="float" office:value="-4.6" calcext:value-type="float">
            <text:p>-4.6</text:p>
          </table:table-cell>
          <table:table-cell office:value-type="float" office:value="-711.61" calcext:value-type="float">
            <text:p>-711.61</text:p>
          </table:table-cell>
          <table:table-cell office:value-type="float" office:value="-844" calcext:value-type="float">
            <text:p>-84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-14.08" calcext:value-type="float">
            <text:p>-14.08</text:p>
          </table:table-cell>
          <table:table-cell office:value-type="float" office:value="-739.53" calcext:value-type="float">
            <text:p>-739.53</text:p>
          </table:table-cell>
          <table:table-cell office:value-type="float" office:value="-821" calcext:value-type="float">
            <text:p>-82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0.078" calcext:value-type="float">
            <text:p>0.078</text:p>
          </table:table-cell>
          <table:table-cell office:value-type="float" office:value="-1490000" calcext:value-type="float">
            <text:p>-14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S</text:p>
          </table:table-cell>
          <table:table-cell/>
          <table:table-cell office:value-type="float" office:value="-2784.33" calcext:value-type="float">
            <text:p>-2784.33</text:p>
          </table:table-cell>
          <table:table-cell office:value-type="float" office:value="-2931" calcext:value-type="float">
            <text:p>-2931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S</text:p>
          </table:table-cell>
          <table:table-cell/>
          <table:table-cell office:value-type="float" office:value="-2193.21" calcext:value-type="float">
            <text:p>-2193.21</text:p>
          </table:table-cell>
          <table:table-cell office:value-type="float" office:value="-2308" calcext:value-type="float">
            <text:p>-2308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A</text:p>
          </table:table-cell>
          <table:table-cell/>
          <table:table-cell office:value-type="float" office:value="-3382.35" calcext:value-type="float">
            <text:p>-3382.35</text:p>
          </table:table-cell>
          <table:table-cell office:value-type="float" office:value="-3561" calcext:value-type="float">
            <text:p>-3561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F</text:p>
          </table:table-cell>
          <table:table-cell/>
          <table:table-cell office:value-type="float" office:value="-4786.5" calcext:value-type="float">
            <text:p>-4786.5</text:p>
          </table:table-cell>
          <table:table-cell office:value-type="float" office:value="-5080" calcext:value-type="float">
            <text:p>-5080</text:p>
          </table:table-cell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_twq_csh_min2.dtb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number-columns-repeated="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2" table:number-columns-repeated="4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2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86" calcext:value-type="float">
            <text:p>186</text:p>
          </table:table-cell>
          <table:table-cell office:value-type="float" office:value="-1600" calcext:value-type="float">
            <text:p>-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-QUARTZ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81" calcext:value-type="float">
            <text:p>81</text:p>
          </table:table-cell>
          <table:table-cell office:value-type="float" office:value="-698" calcext:value-type="float">
            <text:p>-698</text:p>
          </table:table-cell>
          <table:table-cell office:value-type="float" office:value="-181000" calcext:value-type="float">
            <text:p>-18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M-SILIC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1397" calcext:value-type="float">
            <text:p>-9113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30000" calcext:value-type="float">
            <text:p>-11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(CaO)(SiO2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34800" calcext:value-type="float">
            <text:p>-16348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200" calcext:value-type="float">
            <text:p>200</text:p>
          </table:table-cell>
          <table:table-cell office:value-type="float" office:value="-1826" calcext:value-type="float">
            <text:p>-1826</text:p>
          </table:table-cell>
          <table:table-cell office:value-type="float" office:value="-157900" calcext:value-type="float">
            <text:p>-15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" calcext:value-type="float">
            <text:p>-10097165</text:p>
          </table:table-cell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995" calcext:value-type="float">
            <text:p>995</text:p>
          </table:table-cell>
          <table:table-cell office:value-type="float" office:value="-5676" calcext:value-type="float">
            <text:p>-5676</text:p>
          </table:table-cell>
          <table:table-cell office:value-type="float" office:value="15171360" calcext:value-type="float">
            <text:p>15171360</text:p>
          </table:table-cell>
          <table:table-cell office:value-type="float" office:value="1711912000" calcext:value-type="float">
            <text:p>1711912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882337" calcext:value-type="float">
            <text:p>-4882337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675" calcext:value-type="float">
            <text:p>675</text:p>
          </table:table-cell>
          <table:table-cell office:value-type="float" office:value="-5443" calcext:value-type="float">
            <text:p>-5443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929317" calcext:value-type="float">
            <text:p>-16929317</text:p>
          </table:table-cell>
          <table:table-cell office:value-type="float" office:value="853" calcext:value-type="float">
            <text:p>85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795" calcext:value-type="float">
            <text:p>1795</text:p>
          </table:table-cell>
          <table:table-cell office:value-type="float" office:value="-11414" calcext:value-type="float">
            <text:p>-11414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981917000" calcext:value-type="float">
            <text:p>3981917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665442" calcext:value-type="float">
            <text:p>-10665442</text:p>
          </table:table-cell>
          <table:table-cell office:value-type="float" office:value="477" calcext:value-type="float">
            <text:p>4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413" calcext:value-type="float">
            <text:p>1413</text:p>
          </table:table-cell>
          <table:table-cell office:value-type="float" office:value="-11034" calcext:value-type="float">
            <text:p>-11034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2213231000" calcext:value-type="float">
            <text:p>2213231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180670" calcext:value-type="float">
            <text:p>-12180670</text:p>
          </table:table-cell>
          <table:table-cell office:value-type="float" office:value="808" calcext:value-type="float">
            <text:p>8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945" calcext:value-type="float">
            <text:p>1945</text:p>
          </table:table-cell>
          <table:table-cell office:value-type="float" office:value="-17250" calcext:value-type="float">
            <text:p>-17250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2666371000" calcext:value-type="float">
            <text:p>2666371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20)SI(30)O(105)H(50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603441" calcext:value-type="float">
            <text:p>-8603441</text:p>
          </table:table-cell>
          <table:table-cell office:value-type="float" office:value="618" calcext:value-type="float">
            <text:p>61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6499" calcext:value-type="float">
            <text:p>6499</text:p>
          </table:table-cell>
          <table:table-cell office:value-type="float" office:value="-50884" calcext:value-type="float">
            <text:p>-50884</text:p>
          </table:table-cell>
          <table:table-cell office:value-type="float" office:value="-75856800" calcext:value-type="float">
            <text:p>-75856800</text:p>
          </table:table-cell>
          <table:table-cell office:value-type="float" office:value="11307050000" calcext:value-type="float">
            <text:p>11307050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513000" calcext:value-type="float">
            <text:p>-194513000</text:p>
          </table:table-cell>
          <table:table-cell office:value-type="float" office:value="10785" calcext:value-type="float">
            <text:p>1078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29984" calcext:value-type="float">
            <text:p>29984</text:p>
          </table:table-cell>
          <table:table-cell office:value-type="float" office:value="-260618" calcext:value-type="float">
            <text:p>-260618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2847972000" calcext:value-type="float">
            <text:p>42847972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434000" calcext:value-type="float">
            <text:p>-238434000</text:p>
          </table:table-cell>
          <table:table-cell office:value-type="float" office:value="12914" calcext:value-type="float">
            <text:p>1291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37929" calcext:value-type="float">
            <text:p>37929</text:p>
          </table:table-cell>
          <table:table-cell office:value-type="float" office:value="-334717" calcext:value-type="float">
            <text:p>-334717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3820908000" calcext:value-type="float">
            <text:p>43820908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1979000" calcext:value-type="float">
            <text:p>-281979000</text:p>
          </table:table-cell>
          <table:table-cell office:value-type="float" office:value="15442" calcext:value-type="float">
            <text:p>1544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5874" calcext:value-type="float">
            <text:p>45874</text:p>
          </table:table-cell>
          <table:table-cell office:value-type="float" office:value="-408816" calcext:value-type="float">
            <text:p>-408816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4793844000" calcext:value-type="float">
            <text:p>44793844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2"/>
          <table:table-cell table:formula="of:=[.M11]*2/10" office:value-type="float" office:value="1299.8" calcext:value-type="float">
            <text:p>1299.8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pdb55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31500" calcext:value-type="float">
            <text:p>-16315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9" calcext:value-type="float">
            <text:p>149</text:p>
          </table:table-cell>
          <table:table-cell office:value-type="float" office:value="-690" calcext:value-type="float">
            <text:p>-690</text:p>
          </table:table-cell>
          <table:table-cell office:value-type="float" office:value="-3659348" calcext:value-type="float">
            <text:p>-3659348</text:p>
          </table:table-cell>
          <table:table-cell office:value-type="float" office:value="484349440" calcext:value-type="float">
            <text:p>48434944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pdb55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0" calcext:value-type="float">
            <text:p>80</text:p>
          </table:table-cell>
          <table:table-cell office:value-type="float" office:value="-240" calcext:value-type="float">
            <text:p>-240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1</text:p>
          </table:table-cell>
          <table:table-cell office:value-type="float" office:value="848" calcext:value-type="float">
            <text:p>84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Gyrolite <text:s text:c="6"/></text:p>
          </table:table-cell>
          <table:table-cell office:value-type="string" calcext:value-type="string">
            <text:p>(CaO)2(SiO2)3(H2O)5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Xonotlite <text:s text:c="5"/>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Foshagite <text:s text:c="5"/></text:p>
          </table:table-cell>
          <table:table-cell office:value-type="string" calcext:value-type="string">
            <text:p>(CaO)4(SiO2)3(H2O)3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Jennite <text:s text:c="7"/></text:p>
          </table:table-cell>
          <table:table-cell office:value-type="string" calcext:value-type="string">
            <text:p>(CaO)9(SiO2)6(H2O)11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fwillite <text:s text:c="5"/>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Hillebrandite <text:s/></text:p>
          </table:table-cell>
          <table:table-cell office:value-type="string" calcext:value-type="string">
            <text:p>(CaO)2(SiO2)(H2O)7/6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1.6 <text:s text:c="6"/></text:p>
          </table:table-cell>
          <table:table-cell office:value-type="string" calcext:value-type="string">
            <text:p>(CaO)8/5(SiO2)(H2O)13/10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1.2 <text:s text:c="6"/></text:p>
          </table:table-cell>
          <table:table-cell office:value-type="string" calcext:value-type="string">
            <text:p>(CaO)6/5(SiO2)(H2O)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0.8 <text:s text:c="6"/></text:p>
          </table:table-cell>
          <table:table-cell office:value-type="string" calcext:value-type="string">
            <text:p>(CaO)4/5(SiO2)(H2O)3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ruscottite <text:s text:c="3"/>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Okenite <text:s text:c="7"/></text:p>
          </table:table-cell>
          <table:table-cell office:value-type="string" calcext:value-type="string">
            <text:p>(CaO)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Jaffeite <text:s text:c="6"/></text:p>
          </table:table-cell>
          <table:table-cell office:value-type="string" calcext:value-type="string">
            <text:p>(CaO)6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</table:table>
      <table:table table:name="Sheet6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!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string" calcext:value-type="string">
            <text:p>theriak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ST</text:p>
          </table:table-cell>
          <table:table-cell office:value-type="float" office:value="-4550060" calcext:value-type="float">
            <text:p>-4550060</text:p>
          </table:table-cell>
          <table:table-cell office:value-type="float" office:value="-4917990" calcext:value-type="float">
            <text:p>-4917990</text:p>
          </table:table-cell>
          <table:table-cell office:value-type="float" office:value="309.32" calcext:value-type="float">
            <text:p>309.32</text:p>
          </table:table-cell>
          <table:table-cell office:value-type="float" office:value="137.34" calcext:value-type="float">
            <text:p>137.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25.94" calcext:value-type="float">
            <text:p>325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ST</text:p>
          </table:table-cell>
          <table:table-cell office:value-type="float" office:value="-9465120" calcext:value-type="float">
            <text:p>-9465120</text:p>
          </table:table-cell>
          <table:table-cell office:value-type="float" office:value="-10022150" calcext:value-type="float">
            <text:p>-10022150</text:p>
          </table:table-cell>
          <table:table-cell office:value-type="float" office:value="573.74" calcext:value-type="float">
            <text:p>573.74</text:p>
          </table:table-cell>
          <table:table-cell office:value-type="float" office:value="256.9" calcext:value-type="float">
            <text:p>256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28.64" calcext:value-type="float">
            <text:p>62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office:value-type="float" office:value="62.94" calcext:value-type="float">
            <text:p>62.94</text:p>
          </table:table-cell>
          <table:table-cell office:value-type="string" calcext:value-type="string">
            <text:p>ST</text:p>
          </table:table-cell>
          <table:table-cell office:value-type="float" office:value="-11090120" calcext:value-type="float">
            <text:p>-11090120</text:p>
          </table:table-cell>
          <table:table-cell office:value-type="float" office:value="-12175150" calcext:value-type="float">
            <text:p>-12175150</text:p>
          </table:table-cell>
          <table:table-cell office:value-type="float" office:value="874.57" calcext:value-type="float">
            <text:p>874.57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73.53" calcext:value-type="float">
            <text:p>973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office:value-type="float" office:value="65.58" calcext:value-type="float">
            <text:p>65.58</text:p>
          </table:table-cell>
          <table:table-cell office:value-type="string" calcext:value-type="string">
            <text:p>ST</text:p>
          </table:table-cell>
          <table:table-cell office:value-type="float" office:value="-9889250" calcext:value-type="float">
            <text:p>-9889250</text:p>
          </table:table-cell>
          <table:table-cell office:value-type="float" office:value="-10680920" calcext:value-type="float">
            <text:p>-10680920</text:p>
          </table:table-cell>
          <table:table-cell office:value-type="float" office:value="692.55" calcext:value-type="float">
            <text:p>692.55</text:p>
          </table:table-cell>
          <table:table-cell office:value-type="float" office:value="286.19" calcext:value-type="float">
            <text:p>286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764.91" calcext:value-type="float">
            <text:p>76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string" calcext:value-type="string">
            <text:p>theriak</text:p>
          </table:table-cell>
          <table:table-cell office:value-type="float" office:value="65.96" calcext:value-type="float">
            <text:p>65.96</text:p>
          </table:table-cell>
          <table:table-cell office:value-type="string" calcext:value-type="string">
            <text:p>ST</text:p>
          </table:table-cell>
          <table:table-cell office:value-type="float" office:value="-5643830" calcext:value-type="float">
            <text:p>-5643830</text:p>
          </table:table-cell>
          <table:table-cell office:value-type="float" office:value="-6032430" calcext:value-type="float">
            <text:p>-6032430</text:p>
          </table:table-cell>
          <table:table-cell office:value-type="float" office:value="295.07" calcext:value-type="float">
            <text:p>295.07</text:p>
          </table:table-cell>
          <table:table-cell office:value-type="float" office:value="160.66" calcext:value-type="float">
            <text:p>160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09.38" calcext:value-type="float">
            <text:p>309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string" calcext:value-type="string">
            <text:p>theriak</text:p>
          </table:table-cell>
          <table:table-cell office:value-type="float" office:value="147.33" calcext:value-type="float">
            <text:p>147.33</text:p>
          </table:table-cell>
          <table:table-cell office:value-type="string" calcext:value-type="string">
            <text:p>ST</text:p>
          </table:table-cell>
          <table:table-cell office:value-type="float" office:value="-13886770" calcext:value-type="float">
            <text:p>-13886770</text:p>
          </table:table-cell>
          <table:table-cell office:value-type="float" office:value="-15189040" calcext:value-type="float">
            <text:p>-15189040</text:p>
          </table:table-cell>
          <table:table-cell office:value-type="float" office:value="839.25" calcext:value-type="float">
            <text:p>839.25</text:p>
          </table:table-cell>
          <table:table-cell office:value-type="float" office:value="456.4" calcext:value-type="float">
            <text:p>456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33.21" calcext:value-type="float">
            <text:p>93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office:value-type="float" office:value="49.42" calcext:value-type="float">
            <text:p>49.42</text:p>
          </table:table-cell>
          <table:table-cell office:value-type="string" calcext:value-type="string">
            <text:p>ST</text:p>
          </table:table-cell>
          <table:table-cell office:value-type="float" office:value="-4469060" calcext:value-type="float">
            <text:p>-4469060</text:p>
          </table:table-cell>
          <table:table-cell office:value-type="float" office:value="-4853820" calcext:value-type="float">
            <text:p>-4853820</text:p>
          </table:table-cell>
          <table:table-cell office:value-type="float" office:value="289.7" calcext:value-type="float">
            <text:p>289.7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03.55" calcext:value-type="float">
            <text:p>30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string" calcext:value-type="string">
            <text:p>theriak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ST</text:p>
          </table:table-cell>
          <table:table-cell office:value-type="float" office:value="-2481950" calcext:value-type="float">
            <text:p>-2481950</text:p>
          </table:table-cell>
          <table:table-cell office:value-type="float" office:value="-2662480" calcext:value-type="float">
            <text:p>-2662480</text:p>
          </table:table-cell>
          <table:table-cell office:value-type="float" office:value="179.71" calcext:value-type="float">
            <text:p>179.71</text:p>
          </table:table-cell>
          <table:table-cell office:value-type="float" office:value="72.58" calcext:value-type="float">
            <text:p>72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7.46" calcext:value-type="float">
            <text:p>17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string" calcext:value-type="string">
            <text:p>theria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</text:p>
          </table:table-cell>
          <table:table-cell office:value-type="float" office:value="-2550860" calcext:value-type="float">
            <text:p>-2550860</text:p>
          </table:table-cell>
          <table:table-cell office:value-type="float" office:value="-2819790" calcext:value-type="float">
            <text:p>-2819790</text:p>
          </table:table-cell>
          <table:table-cell office:value-type="float" office:value="154.42" calcext:value-type="float">
            <text:p>154.42</text:p>
          </table:table-cell>
          <table:table-cell office:value-type="float" office:value="84.68" calcext:value-type="float">
            <text:p>84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0.1" calcext:value-type="float">
            <text:p>19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string" calcext:value-type="string">
            <text:p>theriak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ST</text:p>
          </table:table-cell>
          <table:table-cell office:value-type="float" office:value="-2161230" calcext:value-type="float">
            <text:p>-2161230</text:p>
          </table:table-cell>
          <table:table-cell office:value-type="float" office:value="-2384340" calcext:value-type="float">
            <text:p>-2384340</text:p>
          </table:table-cell>
          <table:table-cell office:value-type="float" office:value="129.14" calcext:value-type="float">
            <text:p>129.14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62.13" calcext:value-type="float">
            <text:p>16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string" calcext:value-type="string">
            <text:p>theriak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ST</text:p>
          </table:table-cell>
          <table:table-cell office:value-type="float" office:value="-1769030" calcext:value-type="float">
            <text:p>-1769030</text:p>
          </table:table-cell>
          <table:table-cell office:value-type="float" office:value="-1945130" calcext:value-type="float">
            <text:p>-1945130</text:p>
          </table:table-cell>
          <table:table-cell office:value-type="float" office:value="107.85" calcext:value-type="float">
            <text:p>107.85</text:p>
          </table:table-cell>
          <table:table-cell office:value-type="float" office:value="59.29" calcext:value-type="float">
            <text:p>59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38.38" calcext:value-type="float">
            <text:p>13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ST</text:p>
          </table:table-cell>
          <table:table-cell office:value-type="float" office:value="-15280400" calcext:value-type="float">
            <text:p>-15280400</text:p>
          </table:table-cell>
          <table:table-cell office:value-type="float" office:value="-16854620" calcext:value-type="float">
            <text:p>-16854620</text:p>
          </table:table-cell>
          <table:table-cell office:value-type="float" office:value="927.68" calcext:value-type="float">
            <text:p>927.68</text:p>
          </table:table-cell>
          <table:table-cell office:value-type="float" office:value="478.73" calcext:value-type="float">
            <text:p>478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034.1" calcext:value-type="float">
            <text:p>103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string" calcext:value-type="string">
            <text:p>theriak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ST</text:p>
          </table:table-cell>
          <table:table-cell office:value-type="float" office:value="-2881720" calcext:value-type="float">
            <text:p>-2881720</text:p>
          </table:table-cell>
          <table:table-cell office:value-type="float" office:value="-3135700" calcext:value-type="float">
            <text:p>-3135700</text:p>
          </table:table-cell>
          <table:table-cell office:value-type="float" office:value="208.52" calcext:value-type="float">
            <text:p>208.52</text:p>
          </table:table-cell>
          <table:table-cell office:value-type="float" office:value="94.77" calcext:value-type="float">
            <text:p>94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10.07" calcext:value-type="float">
            <text:p>21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eriak</text:p>
          </table:table-cell>
          <table:table-cell office:value-type="float" office:value="35.54" calcext:value-type="float">
            <text:p>35.54</text:p>
          </table:table-cell>
          <table:table-cell office:value-type="string" calcext:value-type="string">
            <text:p>ST</text:p>
          </table:table-cell>
          <table:table-cell office:value-type="float" office:value="-2449120" calcext:value-type="float">
            <text:p>-2449120</text:p>
          </table:table-cell>
          <table:table-cell office:value-type="float" office:value="-2634920" calcext:value-type="float">
            <text:p>-2634920</text:p>
          </table:table-cell>
          <table:table-cell office:value-type="float" office:value="122.38" calcext:value-type="float">
            <text:p>122.38</text:p>
          </table:table-cell>
          <table:table-cell office:value-type="float" office:value="71.12" calcext:value-type="float">
            <text:p>71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1.88" calcext:value-type="float">
            <text:p>11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string" calcext:value-type="string">
            <text:p>theriak</text:p>
          </table:table-cell>
          <table:table-cell office:value-type="float" office:value="114.06" calcext:value-type="float">
            <text:p>114.06</text:p>
          </table:table-cell>
          <table:table-cell office:value-type="string" calcext:value-type="string">
            <text:p>ST</text:p>
          </table:table-cell>
          <table:table-cell office:value-type="float" office:value="-6469940" calcext:value-type="float">
            <text:p>-6469940</text:p>
          </table:table-cell>
          <table:table-cell office:value-type="float" office:value="-6972770" calcext:value-type="float">
            <text:p>-6972770</text:p>
          </table:table-cell>
          <table:table-cell office:value-type="float" office:value="326.19" calcext:value-type="float">
            <text:p>326.19</text:p>
          </table:table-cell>
          <table:table-cell office:value-type="float" office:value="174.38" calcext:value-type="float">
            <text:p>174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44.9" calcext:value-type="float">
            <text:p>34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.46" calcext:value-type="float">
            <text:p>41.46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string" calcext:value-type="string">
            <text:p>_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9"/>
        </table:table-row>
      </table:table>
      <table:table table:name="logk_cemdata07_phreeqc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4(g)</text:p>
          </table:table-cell>
          <table:table-cell office:value-type="float" office:value="-2.8565" calcext:value-type="float">
            <text:p>-2.8565</text:p>
          </table:table-cell>
          <table:table-cell office:value-type="float" office:value="-2.606" calcext:value-type="float">
            <text:p>-2.606</text:p>
          </table:table-cell>
          <table:table-cell office:value-type="float" office:value="-2.864" calcext:value-type="float">
            <text:p>-2.864</text:p>
          </table:table-cell>
          <table:table-cell office:value-type="float" office:value="-3" calcext:value-type="float">
            <text:p>-3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027" calcext:value-type="float">
            <text:p>-3.027</text:p>
          </table:table-cell>
          <table:table-cell office:value-type="float" office:value="-89.63393582234" calcext:value-type="float">
            <text:p>-89.63393582234</text:p>
          </table:table-cell>
          <table:table-cell office:value-type="float" office:value="0" calcext:value-type="float">
            <text:p>0</text:p>
          </table:table-cell>
          <table:table-cell office:value-type="float" office:value="4440.29675525994" calcext:value-type="float">
            <text:p>4440.29675525994</text:p>
          </table:table-cell>
          <table:table-cell office:value-type="float" office:value="29.0478933816" calcext:value-type="float">
            <text:p>29.047893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(g)</text:p>
          </table:table-cell>
          <table:table-cell office:value-type="float" office:value="-7.81956" calcext:value-type="float">
            <text:p>-7.81956</text:p>
          </table:table-cell>
          <table:table-cell office:value-type="float" office:value="-7.674" calcext:value-type="float">
            <text:p>-7.674</text:p>
          </table:table-cell>
          <table:table-cell office:value-type="float" office:value="-7.814" calcext:value-type="float">
            <text:p>-7.814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169" calcext:value-type="float">
            <text:p>-8.169</text:p>
          </table:table-cell>
          <table:table-cell office:value-type="float" office:value="-8.368" calcext:value-type="float">
            <text:p>-8.368</text:p>
          </table:table-cell>
          <table:table-cell office:value-type="float" office:value="41.87683954485" calcext:value-type="float">
            <text:p>41.87683954485</text:p>
          </table:table-cell>
          <table:table-cell office:value-type="float" office:value="0" calcext:value-type="float">
            <text:p>0</text:p>
          </table:table-cell>
          <table:table-cell office:value-type="float" office:value="-1740.14204852581" calcext:value-type="float">
            <text:p>-1740.14204852581</text:p>
          </table:table-cell>
          <table:table-cell office:value-type="float" office:value="-17.7229926959" calcext:value-type="float">
            <text:p>-17.722992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(g)</text:p>
          </table:table-cell>
          <table:table-cell office:value-type="float" office:value="-3.10597" calcext:value-type="float">
            <text:p>-3.10597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106" calcext:value-type="float">
            <text:p>-3.106</text:p>
          </table:table-cell>
          <table:table-cell office:value-type="float" office:value="-3.138" calcext:value-type="float">
            <text:p>-3.138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079" calcext:value-type="float">
            <text:p>-3.079</text:p>
          </table:table-cell>
          <table:table-cell office:value-type="float" office:value="-52.09936672097" calcext:value-type="float">
            <text:p>-52.09936672097</text:p>
          </table:table-cell>
          <table:table-cell office:value-type="float" office:value="0" calcext:value-type="float">
            <text:p>0</text:p>
          </table:table-cell>
          <table:table-cell office:value-type="float" office:value="2359.5273665489" calcext:value-type="float">
            <text:p>2359.5273665489</text:p>
          </table:table-cell>
          <table:table-cell office:value-type="float" office:value="16.6015796481" calcext:value-type="float">
            <text:p>16.601579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(g)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" calcext:value-type="float">
            <text:p>-2.879</text:p>
          </table:table-cell>
          <table:table-cell office:value-type="float" office:value="-3.012" calcext:value-type="float">
            <text:p>-3.012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06" calcext:value-type="float">
            <text:p>-3.06</text:p>
          </table:table-cell>
          <table:table-cell office:value-type="float" office:value="-76.6743706369" calcext:value-type="float">
            <text:p>-76.6743706369</text:p>
          </table:table-cell>
          <table:table-cell office:value-type="float" office:value="0" calcext:value-type="float">
            <text:p>0</text:p>
          </table:table-cell>
          <table:table-cell office:value-type="float" office:value="3828.93234444672" calcext:value-type="float">
            <text:p>3828.93234444672</text:p>
          </table:table-cell>
          <table:table-cell office:value-type="float" office:value="24.6329609322" calcext:value-type="float">
            <text:p>24.632960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(g)</text:p>
          </table:table-cell>
          <table:table-cell office:value-type="float" office:value="-8.00993" calcext:value-type="float">
            <text:p>-8.00993</text:p>
          </table:table-cell>
          <table:table-cell office:value-type="float" office:value="-8.058" calcext:value-type="float">
            <text:p>-8.058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22" calcext:value-type="float">
            <text:p>-7.922</text:p>
          </table:table-cell>
          <table:table-cell office:value-type="float" office:value="-7.926" calcext:value-type="float">
            <text:p>-7.926</text:p>
          </table:table-cell>
          <table:table-cell office:value-type="float" office:value="-7.961" calcext:value-type="float">
            <text:p>-7.961</text:p>
          </table:table-cell>
          <table:table-cell office:value-type="float" office:value="37.63799849734" calcext:value-type="float">
            <text:p>37.63799849734</text:p>
          </table:table-cell>
          <table:table-cell office:value-type="float" office:value="0" calcext:value-type="float">
            <text:p>0</text:p>
          </table:table-cell>
          <table:table-cell office:value-type="float" office:value="-2225.98872774971" calcext:value-type="float">
            <text:p>-2225.98872774971</text:p>
          </table:table-cell>
          <table:table-cell office:value-type="float" office:value="-15.4105293036" calcext:value-type="float">
            <text:p>-15.410529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(g)</text:p>
          </table:table-cell>
          <table:table-cell office:value-type="float" office:value="-3.18743" calcext:value-type="float">
            <text:p>-3.18743</text:p>
          </table:table-cell>
          <table:table-cell office:value-type="float" office:value="-2.978" calcext:value-type="float">
            <text:p>-2.978</text:p>
          </table:table-cell>
          <table:table-cell office:value-type="float" office:value="-3.187" calcext:value-type="float">
            <text:p>-3.187</text:p>
          </table:table-cell>
          <table:table-cell office:value-type="float" office:value="-3.293" calcext:value-type="float">
            <text:p>-3.293</text:p>
          </table:table-cell>
          <table:table-cell office:value-type="float" office:value="-3.325" calcext:value-type="float">
            <text:p>-3.325</text:p>
          </table:table-cell>
          <table:table-cell office:value-type="float" office:value="-3.301" calcext:value-type="float">
            <text:p>-3.301</text:p>
          </table:table-cell>
          <table:table-cell office:value-type="float" office:value="-76.72711536033" calcext:value-type="float">
            <text:p>-76.72711536033</text:p>
          </table:table-cell>
          <table:table-cell office:value-type="float" office:value="0" calcext:value-type="float">
            <text:p>0</text:p>
          </table:table-cell>
          <table:table-cell office:value-type="float" office:value="3734.51086475577" calcext:value-type="float">
            <text:p>3734.51086475577</text:p>
          </table:table-cell>
          <table:table-cell office:value-type="float" office:value="24.6580977111" calcext:value-type="float">
            <text:p>24.658097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2am</text:p>
          </table:table-cell>
          <table:table-cell office:value-type="float" office:value="1.475988" calcext:value-type="float">
            <text:p>1.475988</text:p>
          </table:table-cell>
          <table:table-cell office:value-type="float" office:value="1.659" calcext:value-type="float">
            <text:p>1.659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194" calcext:value-type="float">
            <text:p>1.194</text:p>
          </table:table-cell>
          <table:table-cell office:value-type="float" office:value="1.083" calcext:value-type="float">
            <text:p>1.083</text:p>
          </table:table-cell>
          <table:table-cell office:value-type="float" office:value="-2.14181238156" calcext:value-type="float">
            <text:p>-2.14181238156</text:p>
          </table:table-cell>
          <table:table-cell office:value-type="float" office:value="0" calcext:value-type="float">
            <text:p>0</text:p>
          </table:table-cell>
          <table:table-cell office:value-type="float" office:value="664.05554528339" calcext:value-type="float">
            <text:p>664.05554528339</text:p>
          </table:table-cell>
          <table:table-cell office:value-type="float" office:value="0.5620295123" calcext:value-type="float">
            <text:p>0.562029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1</text:p>
          </table:table-cell>
          <table:table-cell office:value-type="float" office:value="-19.1991" calcext:value-type="float">
            <text:p>-19.1991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2" calcext:value-type="float">
            <text:p>-19.2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8.19" calcext:value-type="float">
            <text:p>-18.19</text:p>
          </table:table-cell>
          <table:table-cell office:value-type="float" office:value="240.84653128714" calcext:value-type="float">
            <text:p>240.84653128714</text:p>
          </table:table-cell>
          <table:table-cell office:value-type="float" office:value="0" calcext:value-type="float">
            <text:p>0</text:p>
          </table:table-cell>
          <table:table-cell office:value-type="float" office:value="-13954.2172660849" calcext:value-type="float">
            <text:p>-13954.2172660849</text:p>
          </table:table-cell>
          <table:table-cell office:value-type="float" office:value="-86.1775378224" calcext:value-type="float">
            <text:p>-86.177537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jen</text:p>
          </table:table-cell>
          <table:table-cell office:value-type="float" office:value="-13.1659" calcext:value-type="float">
            <text:p>-13.165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3.47" calcext:value-type="float">
            <text:p>-13.47</text:p>
          </table:table-cell>
          <table:table-cell office:value-type="float" office:value="211.28870953694" calcext:value-type="float">
            <text:p>211.28870953694</text:p>
          </table:table-cell>
          <table:table-cell office:value-type="float" office:value="0" calcext:value-type="float">
            <text:p>0</text:p>
          </table:table-cell>
          <table:table-cell office:value-type="float" office:value="-10574.5126100904" calcext:value-type="float">
            <text:p>-10574.5126100904</text:p>
          </table:table-cell>
          <table:table-cell office:value-type="float" office:value="-76.3734723995" calcext:value-type="float">
            <text:p>-76.37347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2</text:p>
          </table:table-cell>
          <table:table-cell office:value-type="float" office:value="-8.0014" calcext:value-type="float">
            <text:p>-8.0014</text:p>
          </table:table-cell>
          <table:table-cell office:value-type="float" office:value="-8.42" calcext:value-type="float">
            <text:p>-8.4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747" calcext:value-type="float">
            <text:p>-7.747</text:p>
          </table:table-cell>
          <table:table-cell office:value-type="float" office:value="-7.617" calcext:value-type="float">
            <text:p>-7.617</text:p>
          </table:table-cell>
          <table:table-cell office:value-type="float" office:value="-7.58" calcext:value-type="float">
            <text:p>-7.58</text:p>
          </table:table-cell>
          <table:table-cell office:value-type="float" office:value="100.3534418925" calcext:value-type="float">
            <text:p>100.3534418925</text:p>
          </table:table-cell>
          <table:table-cell office:value-type="float" office:value="0" calcext:value-type="float">
            <text:p>0</text:p>
          </table:table-cell>
          <table:table-cell office:value-type="float" office:value="-5814.81586527851" calcext:value-type="float">
            <text:p>-5814.81586527851</text:p>
          </table:table-cell>
          <table:table-cell office:value-type="float" office:value="-35.9075880599" calcext:value-type="float">
            <text:p>-35.907588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22" calcext:value-type="float">
            <text:p>-13.562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4.48530223981" calcext:value-type="float">
            <text:p>154.48530223981</text:p>
          </table:table-cell>
          <table:table-cell office:value-type="float" office:value="0" calcext:value-type="float">
            <text:p>0</text:p>
          </table:table-cell>
          <table:table-cell office:value-type="float" office:value="-8994.12914254083" calcext:value-type="float">
            <text:p>-8994.12914254083</text:p>
          </table:table-cell>
          <table:table-cell office:value-type="float" office:value="-55.7212631893" calcext:value-type="float">
            <text:p>-55.721263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02" calcext:value-type="float">
            <text:p>-17.60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5.83" calcext:value-type="float">
            <text:p>-15.83</text:p>
          </table:table-cell>
          <table:table-cell office:value-type="float" office:value="-15.46" calcext:value-type="float">
            <text:p>-15.46</text:p>
          </table:table-cell>
          <table:table-cell office:value-type="float" office:value="299.40318587869" calcext:value-type="float">
            <text:p>299.40318587869</text:p>
          </table:table-cell>
          <table:table-cell office:value-type="float" office:value="0" calcext:value-type="float">
            <text:p>0</text:p>
          </table:table-cell>
          <table:table-cell office:value-type="float" office:value="-18138.6488692969" calcext:value-type="float">
            <text:p>-18138.6488692969</text:p>
          </table:table-cell>
          <table:table-cell office:value-type="float" office:value="-103.5235991057" calcext:value-type="float">
            <text:p>-103.523599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OH</text:p>
          </table:table-cell>
          <table:table-cell office:value-type="float" office:value="-20.8411" calcext:value-type="float">
            <text:p>-20.8411</text:p>
          </table:table-cell>
          <table:table-cell office:value-type="float" office:value="-20.96" calcext:value-type="float">
            <text:p>-20.9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2.07" calcext:value-type="float">
            <text:p>-22.07</text:p>
          </table:table-cell>
          <table:table-cell office:value-type="float" office:value="291.27318390754" calcext:value-type="float">
            <text:p>291.27318390754</text:p>
          </table:table-cell>
          <table:table-cell office:value-type="float" office:value="0" calcext:value-type="float">
            <text:p>0</text:p>
          </table:table-cell>
          <table:table-cell office:value-type="float" office:value="-13720.1681237677" calcext:value-type="float">
            <text:p>-13720.1681237677</text:p>
          </table:table-cell>
          <table:table-cell office:value-type="float" office:value="-107.5364633634" calcext:value-type="float">
            <text:p>-107.5364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Fe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4.65" calcext:value-type="float">
            <text:p>-24.65</text:p>
          </table:table-cell>
          <table:table-cell office:value-type="float" office:value="437.20835028023" calcext:value-type="float">
            <text:p>437.20835028023</text:p>
          </table:table-cell>
          <table:table-cell office:value-type="float" office:value="0" calcext:value-type="float">
            <text:p>0</text:p>
          </table:table-cell>
          <table:table-cell office:value-type="float" office:value="-23213.522719745" calcext:value-type="float">
            <text:p>-23213.522719745</text:p>
          </table:table-cell>
          <table:table-cell office:value-type="float" office:value="-155.3909971844" calcext:value-type="float">
            <text:p>-155.390997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033" calcext:value-type="float">
            <text:p>-25.4033</text:p>
          </table:table-cell>
          <table:table-cell office:value-type="float" office:value="-26.3" calcext:value-type="float">
            <text:p>-26.3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407.04628084006" calcext:value-type="float">
            <text:p>407.04628084006</text:p>
          </table:table-cell>
          <table:table-cell office:value-type="float" office:value="0" calcext:value-type="float">
            <text:p>0</text:p>
          </table:table-cell>
          <table:table-cell office:value-type="float" office:value="-21037.5138461733" calcext:value-type="float">
            <text:p>-21037.5138461733</text:p>
          </table:table-cell>
          <table:table-cell office:value-type="float" office:value="-146.2503502912" calcext:value-type="float">
            <text:p>-146.250350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028" calcext:value-type="float">
            <text:p>-29.4028</text:p>
          </table:table-cell>
          <table:table-cell office:value-type="float" office:value="-31.28" calcext:value-type="float">
            <text:p>-31.28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97" calcext:value-type="float">
            <text:p>-27.97</text:p>
          </table:table-cell>
          <table:table-cell office:value-type="float" office:value="552.15552475835" calcext:value-type="float">
            <text:p>552.15552475835</text:p>
          </table:table-cell>
          <table:table-cell office:value-type="float" office:value="0" calcext:value-type="float">
            <text:p>0</text:p>
          </table:table-cell>
          <table:table-cell office:value-type="float" office:value="-30178.0162062442" calcext:value-type="float">
            <text:p>-30178.0162062442</text:p>
          </table:table-cell>
          <table:table-cell office:value-type="float" office:value="-194.1184748109" calcext:value-type="float">
            <text:p>-194.118474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tringite</text:p>
          </table:table-cell>
          <table:table-cell office:value-type="float" office:value="-44.9085" calcext:value-type="float">
            <text:p>-44.9085</text:p>
          </table:table-cell>
          <table:table-cell office:value-type="float" office:value="-48.37" calcext:value-type="float">
            <text:p>-48.3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0.73" calcext:value-type="float">
            <text:p>-40.73</text:p>
          </table:table-cell>
          <table:table-cell office:value-type="float" office:value="-39.69" calcext:value-type="float">
            <text:p>-39.69</text:p>
          </table:table-cell>
          <table:table-cell office:value-type="float" office:value="529.27779378424" calcext:value-type="float">
            <text:p>529.27779378424</text:p>
          </table:table-cell>
          <table:table-cell office:value-type="float" office:value="0" calcext:value-type="float">
            <text:p>0</text:p>
          </table:table-cell>
          <table:table-cell office:value-type="float" office:value="-34439.996763802" calcext:value-type="float">
            <text:p>-34439.996763802</text:p>
          </table:table-cell>
          <table:table-cell office:value-type="float" office:value="-185.3386429266" calcext:value-type="float">
            <text:p>-185.338642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085" calcext:value-type="float">
            <text:p>-46.5085</text:p>
          </table:table-cell>
          <table:table-cell office:value-type="float" office:value="-49.37" calcext:value-type="float">
            <text:p>-49.37</text:p>
          </table:table-cell>
          <table:table-cell office:value-type="float" office:value="-46.48" calcext:value-type="float">
            <text:p>-46.48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2.74" calcext:value-type="float">
            <text:p>-42.74</text:p>
          </table:table-cell>
          <table:table-cell office:value-type="float" office:value="526.28378030499" calcext:value-type="float">
            <text:p>526.28378030499</text:p>
          </table:table-cell>
          <table:table-cell office:value-type="float" office:value="0" calcext:value-type="float">
            <text:p>0</text:p>
          </table:table-cell>
          <table:table-cell office:value-type="float" office:value="-32615.5077037025" calcext:value-type="float">
            <text:p>-32615.5077037025</text:p>
          </table:table-cell>
          <table:table-cell office:value-type="float" office:value="-187.262989641" calcext:value-type="float">
            <text:p>-187.2629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.0084" calcext:value-type="float">
            <text:p>-44.0084</text:p>
          </table:table-cell>
          <table:table-cell office:value-type="float" office:value="-48" calcext:value-type="float">
            <text:p>-48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39.36" calcext:value-type="float">
            <text:p>-39.36</text:p>
          </table:table-cell>
          <table:table-cell office:value-type="float" office:value="-38.27" calcext:value-type="float">
            <text:p>-38.27</text:p>
          </table:table-cell>
          <table:table-cell office:value-type="float" office:value="674.0373061922" calcext:value-type="float">
            <text:p>674.0373061922</text:p>
          </table:table-cell>
          <table:table-cell office:value-type="float" office:value="0" calcext:value-type="float">
            <text:p>0</text:p>
          </table:table-cell>
          <table:table-cell office:value-type="float" office:value="-42106.0490625539" calcext:value-type="float">
            <text:p>-42106.0490625539</text:p>
          </table:table-cell>
          <table:table-cell office:value-type="float" office:value="-233.0864957767" calcext:value-type="float">
            <text:p>-233.086495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sulfoaluminate</text:p>
          </table:table-cell>
          <table:table-cell office:value-type="float" office:value="-29.2628" calcext:value-type="float">
            <text:p>-29.2628</text:p>
          </table:table-cell>
          <table:table-cell office:value-type="float" office:value="-30.1" calcext:value-type="float">
            <text:p>-30.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9" calcext:value-type="float">
            <text:p>-29.39</text:p>
          </table:table-cell>
          <table:table-cell office:value-type="float" office:value="404.92625454716" calcext:value-type="float">
            <text:p>404.92625454716</text:p>
          </table:table-cell>
          <table:table-cell office:value-type="float" office:value="0" calcext:value-type="float">
            <text:p>0</text:p>
          </table:table-cell>
          <table:table-cell office:value-type="float" office:value="-21017.6077269849" calcext:value-type="float">
            <text:p>-21017.6077269849</text:p>
          </table:table-cell>
          <table:table-cell office:value-type="float" office:value="-146.9719803091" calcext:value-type="float">
            <text:p>-146.971980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sulfate</text:p>
          </table:table-cell>
          <table:table-cell office:value-type="float" office:value="-33.2028" calcext:value-type="float">
            <text:p>-33.2028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1.85" calcext:value-type="float">
            <text:p>-31.85</text:p>
          </table:table-cell>
          <table:table-cell office:value-type="float" office:value="549.68566248846" calcext:value-type="float">
            <text:p>549.68566248846</text:p>
          </table:table-cell>
          <table:table-cell office:value-type="float" office:value="0" calcext:value-type="float">
            <text:p>0</text:p>
          </table:table-cell>
          <table:table-cell office:value-type="float" office:value="-30126.3443920035" calcext:value-type="float">
            <text:p>-30126.3443920035</text:p>
          </table:table-cell>
          <table:table-cell office:value-type="float" office:value="-194.7198331591" calcext:value-type="float">
            <text:p>-194.719833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lingite</text:p>
          </table:table-cell>
          <table:table-cell office:value-type="float" office:value="-19.7042" calcext:value-type="float">
            <text:p>-19.704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8.79" calcext:value-type="float">
            <text:p>-18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8.95692659946" calcext:value-type="float">
            <text:p>148.95692659946</text:p>
          </table:table-cell>
          <table:table-cell office:value-type="float" office:value="0" calcext:value-type="float">
            <text:p>0</text:p>
          </table:table-cell>
          <table:table-cell office:value-type="float" office:value="-9589.95690828914" calcext:value-type="float">
            <text:p>-9589.95690828914</text:p>
          </table:table-cell>
          <table:table-cell office:value-type="float" office:value="-55.1593539487" calcext:value-type="float">
            <text:p>-55.159353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stratlingite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-25.52" calcext:value-type="float">
            <text:p>-25.52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1.61" calcext:value-type="float">
            <text:p>-21.61</text:p>
          </table:table-cell>
          <table:table-cell office:value-type="float" office:value="-21.1" calcext:value-type="float">
            <text:p>-21.1</text:p>
          </table:table-cell>
          <table:table-cell office:value-type="float" office:value="293.87516007432" calcext:value-type="float">
            <text:p>293.87516007432</text:p>
          </table:table-cell>
          <table:table-cell office:value-type="float" office:value="0" calcext:value-type="float">
            <text:p>0</text:p>
          </table:table-cell>
          <table:table-cell office:value-type="float" office:value="-18722.4785442451" calcext:value-type="float">
            <text:p>-18722.4785442451</text:p>
          </table:table-cell>
          <table:table-cell office:value-type="float" office:value="-102.9618101367" calcext:value-type="float">
            <text:p>-102.96181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carboaluminate</text:p>
          </table:table-cell>
          <table:table-cell office:value-type="float" office:value="-29.1327" calcext:value-type="float">
            <text:p>-29.1327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2" calcext:value-type="float">
            <text:p>-29.12</text:p>
          </table:table-cell>
          <table:table-cell office:value-type="float" office:value="411.51063104013" calcext:value-type="float">
            <text:p>411.51063104013</text:p>
          </table:table-cell>
          <table:table-cell office:value-type="float" office:value="0" calcext:value-type="float">
            <text:p>0</text:p>
          </table:table-cell>
          <table:table-cell office:value-type="float" office:value="-21526.3811810466" calcext:value-type="float">
            <text:p>-21526.3811810466</text:p>
          </table:table-cell>
          <table:table-cell office:value-type="float" office:value="-148.8963270235" calcext:value-type="float">
            <text:p>-148.896327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hemicarbonate</text:p>
          </table:table-cell>
          <table:table-cell office:value-type="float" office:value="-33.1027" calcext:value-type="float">
            <text:p>-33.1027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" calcext:value-type="float">
            <text:p>-31.6</text:p>
          </table:table-cell>
          <table:table-cell office:value-type="float" office:value="556.27003898143" calcext:value-type="float">
            <text:p>556.27003898143</text:p>
          </table:table-cell>
          <table:table-cell office:value-type="float" office:value="0" calcext:value-type="float">
            <text:p>0</text:p>
          </table:table-cell>
          <table:table-cell office:value-type="float" office:value="-30644.5198441074" calcext:value-type="float">
            <text:p>-30644.5198441074</text:p>
          </table:table-cell>
          <table:table-cell office:value-type="float" office:value="-196.6441798735" calcext:value-type="float">
            <text:p>-196.644179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carboaluminate</text:p>
          </table:table-cell>
          <table:table-cell office:value-type="float" office:value="-31.4726" calcext:value-type="float">
            <text:p>-31.4726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95" calcext:value-type="float">
            <text:p>-30.95</text:p>
          </table:table-cell>
          <table:table-cell office:value-type="float" office:value="419.54622572991" calcext:value-type="float">
            <text:p>419.54622572991</text:p>
          </table:table-cell>
          <table:table-cell office:value-type="float" office:value="0" calcext:value-type="float">
            <text:p>0</text:p>
          </table:table-cell>
          <table:table-cell office:value-type="float" office:value="-22668.1650466343" calcext:value-type="float">
            <text:p>-22668.1650466343</text:p>
          </table:table-cell>
          <table:table-cell office:value-type="float" office:value="-151.5423037557" calcext:value-type="float">
            <text:p>-151.542303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carbonate</text:p>
          </table:table-cell>
          <table:table-cell office:value-type="float" office:value="-35.5" calcext:value-type="float">
            <text:p>-35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4.1" calcext:value-type="float">
            <text:p>-34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6" calcext:value-type="float">
            <text:p>-33.16</text:p>
          </table:table-cell>
          <table:table-cell office:value-type="float" office:value="554.47107047792" calcext:value-type="float">
            <text:p>554.47107047792</text:p>
          </table:table-cell>
          <table:table-cell office:value-type="float" office:value="0" calcext:value-type="float">
            <text:p>0</text:p>
          </table:table-cell>
          <table:table-cell office:value-type="float" office:value="-31715.1343270326" calcext:value-type="float">
            <text:p>-31715.1343270326</text:p>
          </table:table-cell>
          <table:table-cell office:value-type="float" office:value="-195.43556986521" calcext:value-type="float">
            <text:p>-195.43556986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OH</text:p>
          </table:table-cell>
          <table:table-cell office:value-type="float" office:value="-56.0214" calcext:value-type="float">
            <text:p>-56.021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4.85" calcext:value-type="float">
            <text:p>-54.85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87" calcext:value-type="float">
            <text:p>-53.87</text:p>
          </table:table-cell>
          <table:table-cell office:value-type="float" office:value="354.74992257809" calcext:value-type="float">
            <text:p>354.74992257809</text:p>
          </table:table-cell>
          <table:table-cell office:value-type="float" office:value="0" calcext:value-type="float">
            <text:p>0</text:p>
          </table:table-cell>
          <table:table-cell office:value-type="float" office:value="-22738.2412720428" calcext:value-type="float">
            <text:p>-22738.2412720428</text:p>
          </table:table-cell>
          <table:table-cell office:value-type="float" office:value="-135.1853566837" calcext:value-type="float">
            <text:p>-135.185356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Fe</text:p>
          </table:table-cell>
          <table:table-cell office:value-type="float" office:value="-60.002" calcext:value-type="float">
            <text:p>-60.002</text:p>
          </table:table-cell>
          <table:table-cell office:value-type="float" office:value="-62.82" calcext:value-type="float">
            <text:p>-62.82</text:p>
          </table:table-cell>
          <table:table-cell office:value-type="float" office:value="-59.99" calcext:value-type="float">
            <text:p>-59.99</text:p>
          </table:table-cell>
          <table:table-cell office:value-type="float" office:value="-58.12" calcext:value-type="float">
            <text:p>-58.12</text:p>
          </table:table-cell>
          <table:table-cell office:value-type="float" office:value="-56.97" calcext:value-type="float">
            <text:p>-56.97</text:p>
          </table:table-cell>
          <table:table-cell office:value-type="float" office:value="-56.34" calcext:value-type="float">
            <text:p>-56.34</text:p>
          </table:table-cell>
          <table:table-cell office:value-type="float" office:value="499.50943498605" calcext:value-type="float">
            <text:p>499.50943498605</text:p>
          </table:table-cell>
          <table:table-cell office:value-type="float" office:value="0" calcext:value-type="float">
            <text:p>0</text:p>
          </table:table-cell>
          <table:table-cell office:value-type="float" office:value="-31856.3799351037" calcext:value-type="float">
            <text:p>-31856.3799351037</text:p>
          </table:table-cell>
          <table:table-cell office:value-type="float" office:value="-182.9332095337" calcext:value-type="float">
            <text:p>-182.9332095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10</text:p>
          </table:table-cell>
          <table:table-cell office:value-type="float" office:value="-7.50282" calcext:value-type="float">
            <text:p>-7.50282</text:p>
          </table:table-cell>
          <table:table-cell office:value-type="float" office:value="-8.577" calcext:value-type="float">
            <text:p>-8.577</text:p>
          </table:table-cell>
          <table:table-cell office:value-type="float" office:value="-7.494" calcext:value-type="float">
            <text:p>-7.494</text:p>
          </table:table-cell>
          <table:table-cell office:value-type="float" office:value="-6.594" calcext:value-type="float">
            <text:p>-6.59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189" calcext:value-type="float">
            <text:p>-5.189</text:p>
          </table:table-cell>
          <table:table-cell office:value-type="float" office:value="19.3399579919" calcext:value-type="float">
            <text:p>19.3399579919</text:p>
          </table:table-cell>
          <table:table-cell office:value-type="float" office:value="0" calcext:value-type="float">
            <text:p>0</text:p>
          </table:table-cell>
          <table:table-cell office:value-type="float" office:value="-4170.78109558596" calcext:value-type="float">
            <text:p>-4170.78109558596</text:p>
          </table:table-cell>
          <table:table-cell office:value-type="float" office:value="-5.191286077" calcext:value-type="float">
            <text:p>-5.19128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Si</text:p>
          </table:table-cell>
          <table:table-cell office:value-type="float" office:value="-29.8707" calcext:value-type="float">
            <text:p>-29.870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2" calcext:value-type="float">
            <text:p>-29.72</text:p>
          </table:table-cell>
          <table:table-cell office:value-type="float" office:value="305.23780762563" calcext:value-type="float">
            <text:p>305.23780762563</text:p>
          </table:table-cell>
          <table:table-cell office:value-type="float" office:value="0" calcext:value-type="float">
            <text:p>0</text:p>
          </table:table-cell>
          <table:table-cell office:value-type="float" office:value="-16550.8841020176" calcext:value-type="float">
            <text:p>-16550.8841020176</text:p>
          </table:table-cell>
          <table:table-cell office:value-type="float" office:value="-112.992226842" calcext:value-type="float">
            <text:p>-112.99222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C</text:p>
          </table:table-cell>
          <table:table-cell office:value-type="float" office:value="-51.142" calcext:value-type="float">
            <text:p>-51.142</text:p>
          </table:table-cell>
          <table:table-cell office:value-type="float" office:value="-52.38" calcext:value-type="float">
            <text:p>-52.38</text:p>
          </table:table-cell>
          <table:table-cell office:value-type="float" office:value="-51.14" calcext:value-type="float">
            <text:p>-51.14</text:p>
          </table:table-cell>
          <table:table-cell office:value-type="float" office:value="-50.47" calcext:value-type="float">
            <text:p>-50.47</text:p>
          </table:table-cell>
          <table:table-cell office:value-type="float" office:value="-50.23" calcext:value-type="float">
            <text:p>-50.23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8.3715956048" calcext:value-type="float">
            <text:p>358.3715956048</text:p>
          </table:table-cell>
          <table:table-cell office:value-type="float" office:value="0" calcext:value-type="float">
            <text:p>0</text:p>
          </table:table-cell>
          <table:table-cell office:value-type="float" office:value="-21030.3291526693" calcext:value-type="float">
            <text:p>-21030.3291526693</text:p>
          </table:table-cell>
          <table:table-cell office:value-type="float" office:value="-136.9894317284" calcext:value-type="float">
            <text:p>-136.989431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genite</text:p>
          </table:table-cell>
          <table:table-cell office:value-type="float" office:value="-7.2003" calcext:value-type="float">
            <text:p>-7.2003</text:p>
          </table:table-cell>
          <table:table-cell office:value-type="float" office:value="-7.662" calcext:value-type="float">
            <text:p>-7.662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057" calcext:value-type="float">
            <text:p>-7.057</text:p>
          </table:table-cell>
          <table:table-cell office:value-type="float" office:value="-7.153" calcext:value-type="float">
            <text:p>-7.153</text:p>
          </table:table-cell>
          <table:table-cell office:value-type="float" office:value="-7.423" calcext:value-type="float">
            <text:p>-7.423</text:p>
          </table:table-cell>
          <table:table-cell office:value-type="float" office:value="256.44664476696" calcext:value-type="float">
            <text:p>256.44664476696</text:p>
          </table:table-cell>
          <table:table-cell office:value-type="float" office:value="0" calcext:value-type="float">
            <text:p>0</text:p>
          </table:table-cell>
          <table:table-cell office:value-type="float" office:value="-12598.8439330615" calcext:value-type="float">
            <text:p>-12598.8439330615</text:p>
          </table:table-cell>
          <table:table-cell office:value-type="float" office:value="-89.4698545074" calcext:value-type="float">
            <text:p>-89.4698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OH)3am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978" calcext:value-type="float">
            <text:p>0.8978</text:p>
          </table:table-cell>
          <table:table-cell office:value-type="float" office:value="-48.08001615409" calcext:value-type="float">
            <text:p>-48.08001615409</text:p>
          </table:table-cell>
          <table:table-cell office:value-type="float" office:value="0" calcext:value-type="float">
            <text:p>0</text:p>
          </table:table-cell>
          <table:table-cell office:value-type="float" office:value="1546.32359095493" calcext:value-type="float">
            <text:p>1546.32359095493</text:p>
          </table:table-cell>
          <table:table-cell office:value-type="float" office:value="17.4322960704" calcext:value-type="float">
            <text:p>17.432296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OH)3mic</text:p>
          </table:table-cell>
          <table:table-cell office:value-type="float" office:value="-4.60039" calcext:value-type="float">
            <text:p>-4.60039</text:p>
          </table:table-cell>
          <table:table-cell office:value-type="float" office:value="-5.526" calcext:value-type="float">
            <text:p>-5.526</text:p>
          </table:table-cell>
          <table:table-cell office:value-type="float" office:value="-4.598" calcext:value-type="float">
            <text:p>-4.598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134" calcext:value-type="float">
            <text:p>-3.134</text:p>
          </table:table-cell>
          <table:table-cell office:value-type="float" office:value="-2.545" calcext:value-type="float">
            <text:p>-2.545</text:p>
          </table:table-cell>
          <table:table-cell office:value-type="float" office:value="2.49263607431" calcext:value-type="float">
            <text:p>2.49263607431</text:p>
          </table:table-cell>
          <table:table-cell office:value-type="float" office:value="0" calcext:value-type="float">
            <text:p>0</text:p>
          </table:table-cell>
          <table:table-cell office:value-type="float" office:value="-2892.86085047996" calcext:value-type="float">
            <text:p>-2892.86085047996</text:p>
          </table:table-cell>
          <table:table-cell office:value-type="float" office:value="1.0555041728" calcext:value-type="float">
            <text:p>1.055504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84897" calcext:value-type="float">
            <text:p>1.84897</text:p>
          </table:table-cell>
          <table:table-cell office:value-type="float" office:value="2.229" calcext:value-type="float">
            <text:p>2.229</text:p>
          </table:table-cell>
          <table:table-cell office:value-type="float" office:value="1.848" calcext:value-type="float">
            <text:p>1.84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14" calcext:value-type="float">
            <text:p>1.114</text:p>
          </table:table-cell>
          <table:table-cell office:value-type="float" office:value="0.7639" calcext:value-type="float">
            <text:p>0.7639</text:p>
          </table:table-cell>
          <table:table-cell office:value-type="float" office:value="49.00173153277" calcext:value-type="float">
            <text:p>49.00173153277</text:p>
          </table:table-cell>
          <table:table-cell office:value-type="float" office:value="0" calcext:value-type="float">
            <text:p>0</text:p>
          </table:table-cell>
          <table:table-cell office:value-type="float" office:value="-958.45338123134" calcext:value-type="float">
            <text:p>-958.45338123134</text:p>
          </table:table-cell>
          <table:table-cell office:value-type="float" office:value="-17.7571498501" calcext:value-type="float">
            <text:p>-17.757149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22.79937" calcext:value-type="float">
            <text:p>22.79937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55" calcext:value-type="float">
            <text:p>19.55</text:p>
          </table:table-cell>
          <table:table-cell office:value-type="float" office:value="18.26" calcext:value-type="float">
            <text:p>18.26</text:p>
          </table:table-cell>
          <table:table-cell office:value-type="float" office:value="-11.29923807115" calcext:value-type="float">
            <text:p>-11.29923807115</text:p>
          </table:table-cell>
          <table:table-cell office:value-type="float" office:value="0" calcext:value-type="float">
            <text:p>0</text:p>
          </table:table-cell>
          <table:table-cell office:value-type="float" office:value="7303.68926279255" calcext:value-type="float">
            <text:p>7303.68926279255</text:p>
          </table:table-cell>
          <table:table-cell office:value-type="float" office:value="3.8839330279" calcext:value-type="float">
            <text:p>3.883933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5754" calcext:value-type="float">
            <text:p>-4.35754</text:p>
          </table:table-cell>
          <table:table-cell office:value-type="float" office:value="-4.15" calcext:value-type="float">
            <text:p>-4.15</text:p>
          </table:table-cell>
          <table:table-cell office:value-type="float" office:value="-4.359" calcext:value-type="float">
            <text:p>-4.359</text:p>
          </table:table-cell>
          <table:table-cell office:value-type="float" office:value="-4.671" calcext:value-type="float">
            <text:p>-4.671</text:p>
          </table:table-cell>
          <table:table-cell office:value-type="float" office:value="-5.053" calcext:value-type="float">
            <text:p>-5.053</text:p>
          </table:table-cell>
          <table:table-cell office:value-type="float" office:value="-5.483" calcext:value-type="float">
            <text:p>-5.483</text:p>
          </table:table-cell>
          <table:table-cell office:value-type="float" office:value="131.22651283827" calcext:value-type="float">
            <text:p>131.22651283827</text:p>
          </table:table-cell>
          <table:table-cell office:value-type="float" office:value="0" calcext:value-type="float">
            <text:p>0</text:p>
          </table:table-cell>
          <table:table-cell office:value-type="float" office:value="-5228.789434381" calcext:value-type="float">
            <text:p>-5228.789434381</text:p>
          </table:table-cell>
          <table:table-cell office:value-type="float" office:value="-47.707080754" calcext:value-type="float">
            <text:p>-47.70708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147" calcext:value-type="float">
            <text:p>-4.58147</text:p>
          </table:table-cell>
          <table:table-cell office:value-type="float" office:value="-4.631" calcext:value-type="float">
            <text:p>-4.631</text:p>
          </table:table-cell>
          <table:table-cell office:value-type="float" office:value="-4.581" calcext:value-type="float">
            <text:p>-4.581</text:p>
          </table:table-cell>
          <table:table-cell office:value-type="float" office:value="-4.652" calcext:value-type="float">
            <text:p>-4.652</text:p>
          </table:table-cell>
          <table:table-cell office:value-type="float" office:value="-4.809" calcext:value-type="float">
            <text:p>-4.809</text:p>
          </table:table-cell>
          <table:table-cell office:value-type="float" office:value="-5.029" calcext:value-type="float">
            <text:p>-5.029</text:p>
          </table:table-cell>
          <table:table-cell office:value-type="float" office:value="111.52942046684" calcext:value-type="float">
            <text:p>111.52942046684</text:p>
          </table:table-cell>
          <table:table-cell office:value-type="float" office:value="0" calcext:value-type="float">
            <text:p>0</text:p>
          </table:table-cell>
          <table:table-cell office:value-type="float" office:value="-5116.92285811085" calcext:value-type="float">
            <text:p>-5116.92285811085</text:p>
          </table:table-cell>
          <table:table-cell office:value-type="float" office:value="-39.9882855394" calcext:value-type="float">
            <text:p>-39.988285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1.118973" calcext:value-type="float">
            <text:p>1.118973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179" calcext:value-type="float">
            <text:p>-0.7179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684" calcext:value-type="float">
            <text:p>-3.684</text:p>
          </table:table-cell>
          <table:table-cell office:value-type="float" office:value="-11.36089784168" calcext:value-type="float">
            <text:p>-11.36089784168</text:p>
          </table:table-cell>
          <table:table-cell office:value-type="float" office:value="0" calcext:value-type="float">
            <text:p>0</text:p>
          </table:table-cell>
          <table:table-cell office:value-type="float" office:value="6572.14422725869" calcext:value-type="float">
            <text:p>6572.14422725869</text:p>
          </table:table-cell>
          <table:table-cell office:value-type="float" office:value="-3.8633665724" calcext:value-type="float">
            <text:p>-3.8633665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16.83953" calcext:value-type="float">
            <text:p>16.8395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84" calcext:value-type="float">
            <text:p>1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32005009039" calcext:value-type="float">
            <text:p>-21.32005009039</text:p>
          </table:table-cell>
          <table:table-cell office:value-type="float" office:value="0" calcext:value-type="float">
            <text:p>0</text:p>
          </table:table-cell>
          <table:table-cell office:value-type="float" office:value="6781.89650685512" calcext:value-type="float">
            <text:p>6781.89650685512</text:p>
          </table:table-cell>
          <table:table-cell office:value-type="float" office:value="6.227787326" calcext:value-type="float">
            <text:p>6.22778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umasite</text:p>
          </table:table-cell>
          <table:table-cell office:value-type="float" office:value="-49.4078983" calcext:value-type="float">
            <text:p>-49.4078983</text:p>
          </table:table-cell>
          <table:table-cell office:value-type="float" office:value="-52.78" calcext:value-type="float">
            <text:p>-52.78</text:p>
          </table:table-cell>
          <table:table-cell office:value-type="float" office:value="-49.36" calcext:value-type="float">
            <text:p>-49.36</text:p>
          </table:table-cell>
          <table:table-cell office:value-type="float" office:value="-47.07" calcext:value-type="float">
            <text:p>-47.07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4.8" calcext:value-type="float">
            <text:p>-44.8</text:p>
          </table:table-cell>
          <table:table-cell office:value-type="float" office:value="596.55829677308" calcext:value-type="float">
            <text:p>596.55829677308</text:p>
          </table:table-cell>
          <table:table-cell office:value-type="float" office:value="0" calcext:value-type="float">
            <text:p>0</text:p>
          </table:table-cell>
          <table:table-cell office:value-type="float" office:value="-37214.1868694853" calcext:value-type="float">
            <text:p>-37214.1868694853</text:p>
          </table:table-cell>
          <table:table-cell office:value-type="float" office:value="-210.5956935526" calcext:value-type="float">
            <text:p>-210.59569355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Blanc2010_T2.N36:Blanc2010_T2.O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ans Narrow" fo:font-family="'Liberation Sans Narrow'" style:font-style-name="Regular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4:24:28.520908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09T17:30:50.314687165</dc:date>
    <meta:editing-duration>PT2H44M29S</meta:editing-duration>
    <meta:editing-cycles>10</meta:editing-cycles>
    <meta:document-statistic meta:table-count="7" meta:cell-count="3726" meta:object-count="0"/>
  </office:meta>
</office:document-meta>
</file>